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0.0222in"/>
    </style:style>
    <style:style style:name="Table1.B" style:family="table-column">
      <style:table-column-properties style:column-width="6.4771in"/>
    </style:style>
    <style:style style:name="Table1.1" style:family="table-row">
      <style:table-row-properties style:min-row-height="0.5347in" fo:keep-together="auto"/>
    </style:style>
    <style:style style:name="Table1.A1" style:family="table-cell">
      <style:table-cell-properties style:vertical-align="" fo:padding="0.0694in" fo:border="none"/>
    </style:style>
    <style:style style:name="Table1.2" style:family="table-row">
      <style:table-row-properties style:min-row-height="0.3472in" fo:keep-together="auto"/>
    </style:style>
    <style:style style:name="Table1.6" style:family="table-row">
      <style:table-row-properties style:min-row-height="0.1597in" fo:keep-together="auto"/>
    </style:style>
    <style:style style:name="Table1.3177" style:family="table-row">
      <style:table-row-properties style:min-row-height="0.3576in" fo:keep-together="auto"/>
    </style:style>
    <style:style style:name="Table1.3235" style:family="table-row">
      <style:table-row-properties style:min-row-height="0.7222in" fo:keep-together="auto"/>
    </style:style>
    <style:style style:name="P1" style:family="paragraph" style:parent-style-name="Standard" style:master-page-name="Standard">
      <style:paragraph-properties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able:table table:name="Table1" table:style-name="Table1">
        <table:table-column table:style-name="Table1.A"/>
        <table:table-column table:style-name="Table1.B"/>
        <table:table-row table:style-name="Table1.1">
          <table:table-cell table:style-name="Table1.A1" office:value-type="string">
            <text:p text:style-name="Standard">&lt;!doctype html &gt;</text:p>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html xmlns="http://www.w3.org/1999/xhtml" lang="en"</text:p>
          </table:table-cell>
        </table:table-row>
        <table:table-row table:style-name="Table1.2">
          <table:table-cell table:style-name="Table1.A1" office:value-type="string">
            <text:p text:style-name="Standard"/>
          </table:table-cell>
          <table:table-cell table:style-name="Table1.A1" office:value-type="string">
            <text:p text:style-name="Standard">class=""&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lt;meta charset="utf-8"&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window._currentDevice = 'desktop';</text:p>
          </table:table-cell>
        </table:table-row>
        <table:table-row table:style-name="Table1.2">
          <table:table-cell table:style-name="Table1.A1" office:value-type="string">
            <text:p text:style-name="Standard"/>
          </table:table-cell>
          <table:table-cell table:style-name="Table1.A1" office:value-type="string">
            <text:p text:style-name="Standard">window.Parameters = window.Parameters || {</text:p>
          </table:table-cell>
        </table:table-row>
        <table:table-row table:style-name="Table1.2">
          <table:table-cell table:style-name="Table1.A1" office:value-type="string">
            <text:p text:style-name="Standard"/>
          </table:table-cell>
          <table:table-cell table:style-name="Table1.A1" office:value-type="string">
            <text:p text:style-name="Standard">HomeUrl: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AccountUUID: 'f0fae0ad517947f5844d402f0c46e681',</text:p>
          </table:table-cell>
        </table:table-row>
        <table:table-row table:style-name="Table1.2">
          <table:table-cell table:style-name="Table1.A1" office:value-type="string">
            <text:p text:style-name="Standard"/>
          </table:table-cell>
          <table:table-cell table:style-name="Table1.A1" office:value-type="string">
            <text:p text:style-name="Standard">SystemID: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SiteAlias: '3d72e0e8',</text:p>
          </table:table-cell>
        </table:table-row>
        <table:table-row table:style-name="Table1.2">
          <table:table-cell table:style-name="Table1.A1" office:value-type="string">
            <text:p text:style-name="Standard"/>
          </table:table-cell>
          <table:table-cell table:style-name="Table1.A1" office:value-type="string">
            <text:p text:style-name="Standard">SiteType: atob('RFVEQU9ORQ=='),</text:p>
          </table:table-cell>
        </table:table-row>
        <table:table-row table:style-name="Table1.2">
          <table:table-cell table:style-name="Table1.A1" office:value-type="string">
            <text:p text:style-name="Standard"/>
          </table:table-cell>
          <table:table-cell table:style-name="Table1.A1" office:value-type="string">
            <text:p text:style-name="Standard">PublicationDate: 'Mon Feb 24 17:08:21 UTC 2025',</text:p>
          </table:table-cell>
        </table:table-row>
        <text:soft-page-break/>
        <table:table-row table:style-name="Table1.2">
          <table:table-cell table:style-name="Table1.A1" office:value-type="string">
            <text:p text:style-name="Standard"/>
          </table:table-cell>
          <table:table-cell table:style-name="Table1.A1" office:value-type="string">
            <text:p text:style-name="Standard">ExternalUid: null,</text:p>
          </table:table-cell>
        </table:table-row>
        <table:table-row table:style-name="Table1.2">
          <table:table-cell table:style-name="Table1.A1" office:value-type="string">
            <text:p text:style-name="Standard"/>
          </table:table-cell>
          <table:table-cell table:style-name="Table1.A1" office:value-type="string">
            <text:p text:style-name="Standard">IsSiteMultilingual: false,</text:p>
          </table:table-cell>
        </table:table-row>
        <table:table-row table:style-name="Table1.2">
          <table:table-cell table:style-name="Table1.A1" office:value-type="string">
            <text:p text:style-name="Standard"/>
          </table:table-cell>
          <table:table-cell table:style-name="Table1.A1" office:value-type="string">
            <text:p text:style-name="Standard">InitialPostAlias: '',</text:p>
          </table:table-cell>
        </table:table-row>
        <table:table-row table:style-name="Table1.2">
          <table:table-cell table:style-name="Table1.A1" office:value-type="string">
            <text:p text:style-name="Standard"/>
          </table:table-cell>
          <table:table-cell table:style-name="Table1.A1" office:value-type="string">
            <text:p text:style-name="Standard">InitialPostPageUuid: '',</text:p>
          </table:table-cell>
        </table:table-row>
        <table:table-row table:style-name="Table1.2">
          <table:table-cell table:style-name="Table1.A1" office:value-type="string">
            <text:p text:style-name="Standard"/>
          </table:table-cell>
          <table:table-cell table:style-name="Table1.A1" office:value-type="string">
            <text:p text:style-name="Standard">InitialDynamicItem: '',</text:p>
          </table:table-cell>
        </table:table-row>
        <table:table-row table:style-name="Table1.2">
          <table:table-cell table:style-name="Table1.A1" office:value-type="string">
            <text:p text:style-name="Standard"/>
          </table:table-cell>
          <table:table-cell table:style-name="Table1.A1" office:value-type="string">
            <text:p text:style-name="Standard">DynamicPageInfo: {</text:p>
          </table:table-cell>
        </table:table-row>
        <table:table-row table:style-name="Table1.2">
          <table:table-cell table:style-name="Table1.A1" office:value-type="string">
            <text:p text:style-name="Standard"/>
          </table:table-cell>
          <table:table-cell table:style-name="Table1.A1" office:value-type="string">
            <text:p text:style-name="Standard">isDynamicPage: false,</text:p>
          </table:table-cell>
        </table:table-row>
        <table:table-row table:style-name="Table1.2">
          <table:table-cell table:style-name="Table1.A1" office:value-type="string">
            <text:p text:style-name="Standard"/>
          </table:table-cell>
          <table:table-cell table:style-name="Table1.A1" office:value-type="string">
            <text:p text:style-name="Standard">base64JsonRowData: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nitialPageAlias: 'Residential-Roofing-Contractor-Los-Angeles-CA',</text:p>
          </table:table-cell>
        </table:table-row>
        <table:table-row table:style-name="Table1.2">
          <table:table-cell table:style-name="Table1.A1" office:value-type="string">
            <text:p text:style-name="Standard"/>
          </table:table-cell>
          <table:table-cell table:style-name="Table1.A1" office:value-type="string">
            <text:p text:style-name="Standard">InitialPageUuid: 'b8ce377d8b0a430f96747c03b1df5323',</text:p>
          </table:table-cell>
        </table:table-row>
        <table:table-row table:style-name="Table1.2">
          <table:table-cell table:style-name="Table1.A1" office:value-type="string">
            <text:p text:style-name="Standard"/>
          </table:table-cell>
          <table:table-cell table:style-name="Table1.A1" office:value-type="string">
            <text:p text:style-name="Standard">InitialPageId: '1162611920',</text:p>
          </table:table-cell>
        </table:table-row>
        <table:table-row table:style-name="Table1.2">
          <table:table-cell table:style-name="Table1.A1" office:value-type="string">
            <text:p text:style-name="Standard"/>
          </table:table-cell>
          <table:table-cell table:style-name="Table1.A1" office:value-type="string">
            <text:p text:style-name="Standard">InitialEncodedPageAlias: 'UmVzaWRlbnRpYWwtUm9vZmluZy1Db250cmFjdG9yLUxvcy1BbmdlbGVzLUNB',</text:p>
          </table:table-cell>
        </table:table-row>
        <table:table-row table:style-name="Table1.2">
          <table:table-cell table:style-name="Table1.A1" office:value-type="string">
            <text:p text:style-name="Standard"/>
          </table:table-cell>
          <table:table-cell table:style-name="Table1.A1" office:value-type="string">
            <text:p text:style-name="Standard">InitialHeaderUuid: '5d3d1bb8368e4e0c98a4c1806115b79e',</text:p>
          </table:table-cell>
        </table:table-row>
        <table:table-row table:style-name="Table1.2">
          <table:table-cell table:style-name="Table1.A1" office:value-type="string">
            <text:p text:style-name="Standard"/>
          </table:table-cell>
          <table:table-cell table:style-name="Table1.A1" office:value-type="string">
            <text:p text:style-name="Standard">CurrentPageUrl: '',</text:p>
          </table:table-cell>
        </table:table-row>
        <table:table-row table:style-name="Table1.2">
          <table:table-cell table:style-name="Table1.A1" office:value-type="string">
            <text:p text:style-name="Standard"/>
          </table:table-cell>
          <table:table-cell table:style-name="Table1.A1" office:value-type="string">
            <text:p text:style-name="Standard">IsCurrentHomePage: false,</text:p>
          </table:table-cell>
        </table:table-row>
        <table:table-row table:style-name="Table1.2">
          <table:table-cell table:style-name="Table1.A1" office:value-type="string">
            <text:p text:style-name="Standard"/>
          </table:table-cell>
          <table:table-cell table:style-name="Table1.A1" office:value-type="string">
            <text:p text:style-name="Standard">AllowAjax: false,</text:p>
          </table:table-cell>
        </table:table-row>
        <table:table-row table:style-name="Table1.2">
          <table:table-cell table:style-name="Table1.A1" office:value-type="string">
            <text:p text:style-name="Standard"/>
          </table:table-cell>
          <table:table-cell table:style-name="Table1.A1" office:value-type="string">
            <text:p text:style-name="Standard">AfterAjaxCommand: null,</text:p>
          </table:table-cell>
        </table:table-row>
        <table:table-row table:style-name="Table1.2">
          <table:table-cell table:style-name="Table1.A1" office:value-type="string">
            <text:p text:style-name="Standard"/>
          </table:table-cell>
          <table:table-cell table:style-name="Table1.A1" office:value-type="string">
            <text:p text:style-name="Standard">HomeLinkText: 'Back To Home',</text:p>
          </table:table-cell>
        </table:table-row>
        <table:table-row table:style-name="Table1.2">
          <table:table-cell table:style-name="Table1.A1" office:value-type="string">
            <text:p text:style-name="Standard"/>
          </table:table-cell>
          <table:table-cell table:style-name="Table1.A1" office:value-type="string">
            <text:p text:style-name="Standard">UseGalleryModule: false,</text:p>
          </table:table-cell>
        </table:table-row>
        <table:table-row table:style-name="Table1.2">
          <table:table-cell table:style-name="Table1.A1" office:value-type="string">
            <text:p text:style-name="Standard"/>
          </table:table-cell>
          <table:table-cell table:style-name="Table1.A1" office:value-type="string">
            <text:p text:style-name="Standard">CurrentThemeName: 'Layout Theme',</text:p>
          </table:table-cell>
        </table:table-row>
        <table:table-row table:style-name="Table1.2">
          <table:table-cell table:style-name="Table1.A1" office:value-type="string">
            <text:p text:style-name="Standard"/>
          </table:table-cell>
          <table:table-cell table:style-name="Table1.A1" office:value-type="string">
            <text:p text:style-name="Standard">ThemeVersion: '52220',</text:p>
          </table:table-cell>
        </table:table-row>
        <table:table-row table:style-name="Table1.2">
          <table:table-cell table:style-name="Table1.A1" office:value-type="string">
            <text:p text:style-name="Standard"/>
          </table:table-cell>
          <table:table-cell table:style-name="Table1.A1" office:value-type="string">
            <text:p text:style-name="Standard">DefaultPageAlias: '',</text:p>
          </table:table-cell>
        </table:table-row>
        <table:table-row table:style-name="Table1.2">
          <table:table-cell table:style-name="Table1.A1" office:value-type="string">
            <text:p text:style-name="Standard"/>
          </table:table-cell>
          <table:table-cell table:style-name="Table1.A1" office:value-type="string">
            <text:p text:style-name="Standard">RemoveDID: true,</text:p>
          </table:table-cell>
        </table:table-row>
        <table:table-row table:style-name="Table1.2">
          <table:table-cell table:style-name="Table1.A1" office:value-type="string">
            <text:p text:style-name="Standard"/>
          </table:table-cell>
          <table:table-cell table:style-name="Table1.A1" office:value-type="string">
            <text:p text:style-name="Standard">WidgetStyleID: null,</text:p>
          </table:table-cell>
        </table:table-row>
        <table:table-row table:style-name="Table1.2">
          <table:table-cell table:style-name="Table1.A1" office:value-type="string">
            <text:p text:style-name="Standard"/>
          </table:table-cell>
          <table:table-cell table:style-name="Table1.A1" office:value-type="string">
            <text:p text:style-name="Standard">IsHeaderFixed: false,</text:p>
          </table:table-cell>
        </table:table-row>
        <table:table-row table:style-name="Table1.2">
          <table:table-cell table:style-name="Table1.A1" office:value-type="string">
            <text:p text:style-name="Standard"/>
          </table:table-cell>
          <table:table-cell table:style-name="Table1.A1" office:value-type="string">
            <text:p text:style-name="Standard">IsHeaderSkinny: false,</text:p>
          </table:table-cell>
        </table:table-row>
        <table:table-row table:style-name="Table1.2">
          <table:table-cell table:style-name="Table1.A1" office:value-type="string">
            <text:p text:style-name="Standard"/>
          </table:table-cell>
          <table:table-cell table:style-name="Table1.A1" office:value-type="string">
            <text:p text:style-name="Standard">IsBfs: true,</text:p>
          </table:table-cell>
        </table:table-row>
        <table:table-row table:style-name="Table1.2">
          <table:table-cell table:style-name="Table1.A1" office:value-type="string">
            <text:p text:style-name="Standard"/>
          </table:table-cell>
          <table:table-cell table:style-name="Table1.A1" office:value-type="string">
            <text:p text:style-name="Standard">StorePageAlias: 'null',</text:p>
          </table:table-cell>
        </table:table-row>
        <table:table-row table:style-name="Table1.2">
          <table:table-cell table:style-name="Table1.A1" office:value-type="string">
            <text:p text:style-name="Standard"/>
          </table:table-cell>
          <table:table-cell table:style-name="Table1.A1" office:value-type="string">
            <text:p text:style-name="Standard">StorePagesUrls: 'e30=',</text:p>
          </table:table-cell>
        </table:table-row>
        <table:table-row table:style-name="Table1.2">
          <table:table-cell table:style-name="Table1.A1" office:value-type="string">
            <text:p text:style-name="Standard"/>
          </table:table-cell>
          <table:table-cell table:style-name="Table1.A1" office:value-type="string">
            <text:p text:style-name="Standard">IsNewStore: 'false',</text:p>
          </table:table-cell>
        </table:table-row>
        <table:table-row table:style-name="Table1.2">
          <table:table-cell table:style-name="Table1.A1" office:value-type="string">
            <text:p text:style-name="Standard"/>
          </table:table-cell>
          <table:table-cell table:style-name="Table1.A1" office:value-type="string">
            <text:p text:style-name="Standard">StorePath: '',</text:p>
          </table:table-cell>
        </table:table-row>
        <table:table-row table:style-name="Table1.2">
          <table:table-cell table:style-name="Table1.A1" office:value-type="string">
            <text:p text:style-name="Standard"/>
          </table:table-cell>
          <table:table-cell table:style-name="Table1.A1" office:value-type="string">
            <text:p text:style-name="Standard">StoreId: 'null',</text:p>
          </table:table-cell>
        </table:table-row>
        <table:table-row table:style-name="Table1.2">
          <table:table-cell table:style-name="Table1.A1" office:value-type="string">
            <text:p text:style-name="Standard"/>
          </table:table-cell>
          <table:table-cell table:style-name="Table1.A1" office:value-type="string">
            <text:p text:style-name="Standard">StoreVersion: 0,</text:p>
          </table:table-cell>
        </table:table-row>
        <table:table-row table:style-name="Table1.2">
          <table:table-cell table:style-name="Table1.A1" office:value-type="string">
            <text:p text:style-name="Standard"/>
          </table:table-cell>
          <table:table-cell table:style-name="Table1.A1" office:value-type="string">
            <text:p text:style-name="Standard">StoreBaseUrl: '',</text:p>
          </table:table-cell>
        </table:table-row>
        <table:table-row table:style-name="Table1.2">
          <table:table-cell table:style-name="Table1.A1" office:value-type="string">
            <text:p text:style-name="Standard"/>
          </table:table-cell>
          <table:table-cell table:style-name="Table1.A1" office:value-type="string">
            <text:p text:style-name="Standard">StoreCleanUrl: true,</text:p>
          </table:table-cell>
        </table:table-row>
        <table:table-row table:style-name="Table1.2">
          <table:table-cell table:style-name="Table1.A1" office:value-type="string">
            <text:p text:style-name="Standard"/>
          </table:table-cell>
          <table:table-cell table:style-name="Table1.A1" office:value-type="string">
            <text:p text:style-name="Standard">StoreDisableScrolling: true,</text:p>
          </table:table-cell>
        </table:table-row>
        <table:table-row table:style-name="Table1.2">
          <table:table-cell table:style-name="Table1.A1" office:value-type="string">
            <text:p text:style-name="Standard"/>
          </table:table-cell>
          <table:table-cell table:style-name="Table1.A1" office:value-type="string">
            <text:p text:style-name="Standard">IsStoreSuspended: false,</text:p>
          </table:table-cell>
        </table:table-row>
        <table:table-row table:style-name="Table1.2">
          <table:table-cell table:style-name="Table1.A1" office:value-type="string">
            <text:p text:style-name="Standard"/>
          </table:table-cell>
          <table:table-cell table:style-name="Table1.A1" office:value-type="string">
            <text:p text:style-name="Standard">HasCustomDomain: true,</text:p>
          </table:table-cell>
        </table:table-row>
        <table:table-row table:style-name="Table1.2">
          <table:table-cell table:style-name="Table1.A1" office:value-type="string">
            <text:p text:style-name="Standard"/>
          </table:table-cell>
          <table:table-cell table:style-name="Table1.A1" office:value-type="string">
            <text:p text:style-name="Standard">SimpleSite: false,</text:p>
          </table:table-cell>
        </table:table-row>
        <table:table-row table:style-name="Table1.2">
          <table:table-cell table:style-name="Table1.A1" office:value-type="string">
            <text:p text:style-name="Standard"/>
          </table:table-cell>
          <table:table-cell table:style-name="Table1.A1" office:value-type="string">
            <text:p text:style-name="Standard">showCookieNotification: false,</text:p>
          </table:table-cell>
        </table:table-row>
        <table:table-row table:style-name="Table1.2">
          <table:table-cell table:style-name="Table1.A1" office:value-type="string">
            <text:p text:style-name="Standard"/>
          </table:table-cell>
          <table:table-cell table:style-name="Table1.A1" office:value-type="string">
            <text:p text:style-name="Standard">cookiesNotificationMarkup: 'null',</text:p>
          </table:table-cell>
        </table:table-row>
        <table:table-row table:style-name="Table1.2">
          <table:table-cell table:style-name="Table1.A1" office:value-type="string">
            <text:p text:style-name="Standard"/>
          </table:table-cell>
          <table:table-cell table:style-name="Table1.A1" office:value-type="string">
            <text:p text:style-name="Standard">translatedPageUrl: '',</text:p>
          </table:table-cell>
        </table:table-row>
        <table:table-row table:style-name="Table1.2">
          <table:table-cell table:style-name="Table1.A1" office:value-type="string">
            <text:p text:style-name="Standard"/>
          </table:table-cell>
          <table:table-cell table:style-name="Table1.A1" office:value-type="string">
            <text:p text:style-name="Standard">isFastMigrationSite: false,</text:p>
          </table:table-cell>
        </table:table-row>
        <table:table-row table:style-name="Table1.2">
          <table:table-cell table:style-name="Table1.A1" office:value-type="string">
            <text:p text:style-name="Standard"/>
          </table:table-cell>
          <table:table-cell table:style-name="Table1.A1" office:value-type="string">
            <text:p text:style-name="Standard">sidebarPosition: 'NA',</text:p>
          </table:table-cell>
        </table:table-row>
        <table:table-row table:style-name="Table1.2">
          <table:table-cell table:style-name="Table1.A1" office:value-type="string">
            <text:p text:style-name="Standard"/>
          </table:table-cell>
          <table:table-cell table:style-name="Table1.A1" office:value-type="string">
            <text:p text:style-name="Standard">currentLanguage: 'en',</text:p>
          </table:table-cell>
        </table:table-row>
        <table:table-row table:style-name="Table1.2">
          <table:table-cell table:style-name="Table1.A1" office:value-type="string">
            <text:p text:style-name="Standard"/>
          </table:table-cell>
          <table:table-cell table:style-name="Table1.A1" office:value-type="string">
            <text:p text:style-name="Standard">currentLocale: 'en',</text:p>
          </table:table-cell>
        </table:table-row>
        <table:table-row table:style-name="Table1.2">
          <table:table-cell table:style-name="Table1.A1" office:value-type="string">
            <text:p text:style-name="Standard"/>
          </table:table-cell>
          <table:table-cell table:style-name="Table1.A1" office:value-type="string">
            <text:p text:style-name="Standard">NavItems: '{}',</text:p>
          </table:table-cell>
        </table:table-row>
        <table:table-row table:style-name="Table1.2">
          <table:table-cell table:style-name="Table1.A1" office:value-type="string">
            <text:p text:style-name="Standard"/>
          </table:table-cell>
          <table:table-cell table:style-name="Table1.A1" office:value-type="string">
            <text:p text:style-name="Standard">errors: {</text:p>
          </table:table-cell>
        </table:table-row>
        <table:table-row table:style-name="Table1.2">
          <table:table-cell table:style-name="Table1.A1" office:value-type="string">
            <text:p text:style-name="Standard"/>
          </table:table-cell>
          <table:table-cell table:style-name="Table1.A1" office:value-type="string">
            <text:p text:style-name="Standard">general: 'There was an error connecting to the page.&lt;br/&gt; Make sure you are not offline.',</text:p>
          </table:table-cell>
        </table:table-row>
        <table:table-row table:style-name="Table1.2">
          <table:table-cell table:style-name="Table1.A1" office:value-type="string">
            <text:p text:style-name="Standard"/>
          </table:table-cell>
          <table:table-cell table:style-name="Table1.A1" office:value-type="string">
            <text:p text:style-name="Standard">password: 'Incorrect name/password combination',</text:p>
          </table:table-cell>
        </table:table-row>
        <table:table-row table:style-name="Table1.2">
          <table:table-cell table:style-name="Table1.A1" office:value-type="string">
            <text:p text:style-name="Standard"/>
          </table:table-cell>
          <table:table-cell table:style-name="Table1.A1" office:value-type="string">
            <text:p text:style-name="Standard">tryAgain: 'Try ag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NavigationAreaParams: {</text:p>
          </table:table-cell>
        </table:table-row>
        <table:table-row table:style-name="Table1.2">
          <table:table-cell table:style-name="Table1.A1" office:value-type="string">
            <text:p text:style-name="Standard"/>
          </table:table-cell>
          <table:table-cell table:style-name="Table1.A1" office:value-type="string">
            <text:p text:style-name="Standard">ShowBackToHomeOnInnerPages: true,</text:p>
          </table:table-cell>
        </table:table-row>
        <table:table-row table:style-name="Table1.2">
          <table:table-cell table:style-name="Table1.A1" office:value-type="string">
            <text:p text:style-name="Standard"/>
          </table:table-cell>
          <table:table-cell table:style-name="Table1.A1" office:value-type="string">
            <text:p text:style-name="Standard">NavbarSize: 4,</text:p>
          </table:table-cell>
        </table:table-row>
        <table:table-row table:style-name="Table1.2">
          <table:table-cell table:style-name="Table1.A1" office:value-type="string">
            <text:p text:style-name="Standard"/>
          </table:table-cell>
          <table:table-cell table:style-name="Table1.A1" office:value-type="string">
            <text:p text:style-name="Standard">NavbarLiveHomePage: 'https://aprroofing.com/',</text:p>
          </table:table-cell>
        </table:table-row>
        <table:table-row table:style-name="Table1.2">
          <table:table-cell table:style-name="Table1.A1" office:value-type="string">
            <text:p text:style-name="Standard"/>
          </table:table-cell>
          <table:table-cell table:style-name="Table1.A1" office:value-type="string">
            <text:p text:style-name="Standard">BlockContainerSelector: '.dmBody',</text:p>
          </table:table-cell>
        </table:table-row>
        <table:table-row table:style-name="Table1.2">
          <table:table-cell table:style-name="Table1.A1" office:value-type="string">
            <text:p text:style-name="Standard"/>
          </table:table-cell>
          <table:table-cell table:style-name="Table1.A1" office:value-type="string">
            <text:p text:style-name="Standard">NavbarSelector: '#dmNav:has(a)',</text:p>
          </table:table-cell>
        </table:table-row>
        <table:table-row table:style-name="Table1.2">
          <table:table-cell table:style-name="Table1.A1" office:value-type="string">
            <text:p text:style-name="Standard"/>
          </table:table-cell>
          <table:table-cell table:style-name="Table1.A1" office:value-type="string">
            <text:p text:style-name="Standard">SubNavbarSelector: '#subnav_m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hasCustomCode: false,</text:p>
          </table:table-cell>
        </table:table-row>
        <table:table-row table:style-name="Table1.2">
          <table:table-cell table:style-name="Table1.A1" office:value-type="string">
            <text:p text:style-name="Standard"/>
          </table:table-cell>
          <table:table-cell table:style-name="Table1.A1" office:value-type="string">
            <text:p text:style-name="Standard">planID: '7',</text:p>
          </table:table-cell>
        </table:table-row>
        <table:table-row table:style-name="Table1.2">
          <table:table-cell table:style-name="Table1.A1" office:value-type="string">
            <text:p text:style-name="Standard"/>
          </table:table-cell>
          <table:table-cell table:style-name="Table1.A1" office:value-type="string">
            <text:p text:style-name="Standard">customTemplateId: 'null',</text:p>
          </table:table-cell>
        </table:table-row>
        <table:table-row table:style-name="Table1.2">
          <table:table-cell table:style-name="Table1.A1" office:value-type="string">
            <text:p text:style-name="Standard"/>
          </table:table-cell>
          <table:table-cell table:style-name="Table1.A1" office:value-type="string">
            <text:p text:style-name="Standard">siteTemplateId: 'null',</text:p>
          </table:table-cell>
        </table:table-row>
        <table:table-row table:style-name="Table1.2">
          <table:table-cell table:style-name="Table1.A1" office:value-type="string">
            <text:p text:style-name="Standard"/>
          </table:table-cell>
          <table:table-cell table:style-name="Table1.A1" office:value-type="string">
            <text:p text:style-name="Standard">productId: 'DM_DIRECT',</text:p>
          </table:table-cell>
        </table:table-row>
        <table:table-row table:style-name="Table1.2">
          <table:table-cell table:style-name="Table1.A1" office:value-type="string">
            <text:p text:style-name="Standard"/>
          </table:table-cell>
          <table:table-cell table:style-name="Table1.A1" office:value-type="string">
            <text:p text:style-name="Standard">disableTracking: false,</text:p>
          </table:table-cell>
        </table:table-row>
        <table:table-row table:style-name="Table1.2">
          <table:table-cell table:style-name="Table1.A1" office:value-type="string">
            <text:p text:style-name="Standard"/>
          </table:table-cell>
          <table:table-cell table:style-name="Table1.A1" office:value-type="string">
            <text:p text:style-name="Standard">pageType: 'FROM_SCRATCH',</text:p>
          </table:table-cell>
        </table:table-row>
        <table:table-row table:style-name="Table1.2">
          <table:table-cell table:style-name="Table1.A1" office:value-type="string">
            <text:p text:style-name="Standard"/>
          </table:table-cell>
          <table:table-cell table:style-name="Table1.A1" office:value-type="string">
            <text:p text:style-name="Standard">isRuntimeServer: true,</text:p>
          </table:table-cell>
        </table:table-row>
        <table:table-row table:style-name="Table1.2">
          <table:table-cell table:style-name="Table1.A1" office:value-type="string">
            <text:p text:style-name="Standard"/>
          </table:table-cell>
          <table:table-cell table:style-name="Table1.A1" office:value-type="string">
            <text:p text:style-name="Standard">isInEditor: false,</text:p>
          </table:table-cell>
        </table:table-row>
        <table:table-row table:style-name="Table1.2">
          <table:table-cell table:style-name="Table1.A1" office:value-type="string">
            <text:p text:style-name="Standard"/>
          </table:table-cell>
          <table:table-cell table:style-name="Table1.A1" office:value-type="string">
            <text:p text:style-name="Standard">hasNativeStore: false,</text:p>
          </table:table-cell>
        </table:table-row>
        <table:table-row table:style-name="Table1.2">
          <table:table-cell table:style-name="Table1.A1" office:value-type="string">
            <text:p text:style-name="Standard"/>
          </table:table-cell>
          <table:table-cell table:style-name="Table1.A1" office:value-type="string">
            <text:p text:style-name="Standard">defaultLang: 'en',</text:p>
          </table:table-cell>
        </table:table-row>
        <table:table-row table:style-name="Table1.2">
          <table:table-cell table:style-name="Table1.A1" office:value-type="string">
            <text:p text:style-name="Standard"/>
          </table:table-cell>
          <table:table-cell table:style-name="Table1.A1" office:value-type="string">
            <text:p text:style-name="Standard">hamburgerMigration: null,</text:p>
          </table:table-cell>
        </table:table-row>
        <table:table-row table:style-name="Table1.2">
          <table:table-cell table:style-name="Table1.A1" office:value-type="string">
            <text:p text:style-name="Standard"/>
          </table:table-cell>
          <table:table-cell table:style-name="Table1.A1" office:value-type="string">
            <text:p text:style-name="Standard">isFlexSite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ID[window._currentDevice] = 6;</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 = {};</text:p>
          </table:table-cell>
        </table:table-row>
        <table:table-row table:style-name="Table1.2">
          <table:table-cell table:style-name="Table1.A1" office:value-type="string">
            <text:p text:style-name="Standard"/>
          </table:table-cell>
          <table:table-cell table:style-name="Table1.A1" office:value-type="string">
            <text:p text:style-name="Standard">window.Parameters.LayoutVariationID[window._currentDevice] = 5;</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Inject secured cdn script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Meta Tags ========= --&gt;</text:p>
          </table:table-cell>
        </table:table-row>
        <table:table-row table:style-name="Table1.2">
          <table:table-cell table:style-name="Table1.A1" office:value-type="string">
            <text:p text:style-name="Standard"/>
          </table:table-cell>
          <table:table-cell table:style-name="Table1.A1" office:value-type="string">
            <text:p text:style-name="Standard">&lt;!-- PWA settings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toHash(str) {</text:p>
          </table:table-cell>
        </table:table-row>
        <table:table-row table:style-name="Table1.2">
          <table:table-cell table:style-name="Table1.A1" office:value-type="string">
            <text:p text:style-name="Standard"/>
          </table:table-cell>
          <table:table-cell table:style-name="Table1.A1" office:value-type="string">
            <text:p text:style-name="Standard">var hash = 5381, i = str.length;</text:p>
          </table:table-cell>
        </table:table-row>
        <table:table-row table:style-name="Table1.2">
          <table:table-cell table:style-name="Table1.A1" office:value-type="string">
            <text:p text:style-name="Standard"/>
          </table:table-cell>
          <table:table-cell table:style-name="Table1.A1" office:value-type="string">
            <text:p text:style-name="Standard">while (i) {</text:p>
          </table:table-cell>
        </table:table-row>
        <table:table-row table:style-name="Table1.2">
          <table:table-cell table:style-name="Table1.A1" office:value-type="string">
            <text:p text:style-name="Standard"/>
          </table:table-cell>
          <table:table-cell table:style-name="Table1.A1" office:value-type="string">
            <text:p text:style-name="Standard">hash = hash * 33 ^ str.charCodeAt(--i)</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turn hash &gt;&gt;&gt;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function (global) {</text:p>
          </table:table-cell>
        </table:table-row>
        <table:table-row table:style-name="Table1.2">
          <table:table-cell table:style-name="Table1.A1" office:value-type="string">
            <text:p text:style-name="Standard"/>
          </table:table-cell>
          <table:table-cell table:style-name="Table1.A1" office:value-type="string">
            <text:p text:style-name="Standard">//const cacheKey = global.cacheKey;</text:p>
          </table:table-cell>
        </table:table-row>
        <table:table-row table:style-name="Table1.2">
          <table:table-cell table:style-name="Table1.A1" office:value-type="string">
            <text:p text:style-name="Standard"/>
          </table:table-cell>
          <table:table-cell table:style-name="Table1.A1" office:value-type="string">
            <text:p text:style-name="Standard">const isOffline = 'onLine' in navigator &amp;&amp; navigator.onLine === false;</text:p>
          </table:table-cell>
        </table:table-row>
        <table:table-row table:style-name="Table1.2">
          <table:table-cell table:style-name="Table1.A1" office:value-type="string">
            <text:p text:style-name="Standard"/>
          </table:table-cell>
          <table:table-cell table:style-name="Table1.A1" office:value-type="string">
            <text:p text:style-name="Standard">const hasServiceWorkerSupport = 'serviceWorker' in navigator;</text:p>
          </table:table-cell>
        </table:table-row>
        <table:table-row table:style-name="Table1.2">
          <table:table-cell table:style-name="Table1.A1" office:value-type="string">
            <text:p text:style-name="Standard"/>
          </table:table-cell>
          <table:table-cell table:style-name="Table1.A1" office:value-type="string">
            <text:p text:style-name="Standard">if (isOffline) {</text:p>
          </table:table-cell>
        </table:table-row>
        <table:table-row table:style-name="Table1.2">
          <table:table-cell table:style-name="Table1.A1" office:value-type="string">
            <text:p text:style-name="Standard"/>
          </table:table-cell>
          <table:table-cell table:style-name="Table1.A1" office:value-type="string">
            <text:p text:style-name="Standard">console.log('offline mod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text:p>
          </table:table-cell>
        </table:table-row>
        <table:table-row table:style-name="Table1.2">
          <table:table-cell table:style-name="Table1.A1" office:value-type="string">
            <text:p text:style-name="Standard"/>
          </table:table-cell>
          <table:table-cell table:style-name="Table1.A1" office:value-type="string">
            <text:p text:style-name="Standard">console.log('service worker is not supporte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hasServiceWorkerSupport &amp;&amp; !isOffline) {</text:p>
          </table:table-cell>
        </table:table-row>
        <table:table-row table:style-name="Table1.2">
          <table:table-cell table:style-name="Table1.A1" office:value-type="string">
            <text:p text:style-name="Standard"/>
          </table:table-cell>
          <table:table-cell table:style-name="Table1.A1" office:value-type="string">
            <text:p text:style-name="Standard">window.addEventListener('load', function () {</text:p>
          </table:table-cell>
        </table:table-row>
        <table:table-row table:style-name="Table1.2">
          <table:table-cell table:style-name="Table1.A1" office:value-type="string">
            <text:p text:style-name="Standard"/>
          </table:table-cell>
          <table:table-cell table:style-name="Table1.A1" office:value-type="string">
            <text:p text:style-name="Standard">const serviceWorkerPath = '/runtime-service-worker.js?v=3';</text:p>
          </table:table-cell>
        </table:table-row>
        <table:table-row table:style-name="Table1.2">
          <table:table-cell table:style-name="Table1.A1" office:value-type="string">
            <text:p text:style-name="Standard"/>
          </table:table-cell>
          <table:table-cell table:style-name="Table1.A1" office:value-type="string">
            <text:p text:style-name="Standard">navigator.serviceWorker</text:p>
          </table:table-cell>
        </table:table-row>
        <table:table-row table:style-name="Table1.2">
          <table:table-cell table:style-name="Table1.A1" office:value-type="string">
            <text:p text:style-name="Standard"/>
          </table:table-cell>
          <table:table-cell table:style-name="Table1.A1" office:value-type="string">
            <text:p text:style-name="Standard">.register(serviceWorkerPath, { scope: './' })</text:p>
          </table:table-cell>
        </table:table-row>
        <table:table-row table:style-name="Table1.2">
          <table:table-cell table:style-name="Table1.A1" office:value-type="string">
            <text:p text:style-name="Standard"/>
          </table:table-cell>
          <table:table-cell table:style-name="Table1.A1" office:value-type="string">
            <text:p text:style-name="Standard">.then(</text:p>
          </table:table-cell>
        </table:table-row>
        <table:table-row table:style-name="Table1.2">
          <table:table-cell table:style-name="Table1.A1" office:value-type="string">
            <text:p text:style-name="Standard"/>
          </table:table-cell>
          <table:table-cell table:style-name="Table1.A1" office:value-type="string">
            <text:p text:style-name="Standard">function (registration) {</text:p>
          </table:table-cell>
        </table:table-row>
        <table:table-row table:style-name="Table1.2">
          <table:table-cell table:style-name="Table1.A1" office:value-type="string">
            <text:p text:style-name="Standard"/>
          </table:table-cell>
          <table:table-cell table:style-name="Table1.A1" office:value-type="string">
            <text:p text:style-name="Standard">// Registration was successful</text:p>
          </table:table-cell>
        </table:table-row>
        <table:table-row table:style-name="Table1.2">
          <table:table-cell table:style-name="Table1.A1" office:value-type="string">
            <text:p text:style-name="Standard"/>
          </table:table-cell>
          <table:table-cell table:style-name="Table1.A1" office:value-type="string">
            <text:p text:style-name="Standard">console.log(</text:p>
          </table:table-cell>
        </table:table-row>
        <table:table-row table:style-name="Table1.2">
          <table:table-cell table:style-name="Table1.A1" office:value-type="string">
            <text:p text:style-name="Standard"/>
          </table:table-cell>
          <table:table-cell table:style-name="Table1.A1" office:value-type="string">
            <text:p text:style-name="Standard">'ServiceWorker registration successful with scope: ',</text:p>
          </table:table-cell>
        </table:table-row>
        <table:table-row table:style-name="Table1.2">
          <table:table-cell table:style-name="Table1.A1" office:value-type="string">
            <text:p text:style-name="Standard"/>
          </table:table-cell>
          <table:table-cell table:style-name="Table1.A1" office:value-type="string">
            <text:p text:style-name="Standard">registration.scop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err) {</text:p>
          </table:table-cell>
        </table:table-row>
        <table:table-row table:style-name="Table1.2">
          <table:table-cell table:style-name="Table1.A1" office:value-type="string">
            <text:p text:style-name="Standard"/>
          </table:table-cell>
          <table:table-cell table:style-name="Table1.A1" office:value-type="string">
            <text:p text:style-name="Standard">// registration failed :(</text:p>
          </table:table-cell>
        </table:table-row>
        <table:table-row table:style-name="Table1.2">
          <table:table-cell table:style-name="Table1.A1" office:value-type="string">
            <text:p text:style-name="Standard"/>
          </table:table-cell>
          <table:table-cell table:style-name="Table1.A1" office:value-type="string">
            <text:p text:style-name="Standard">console.log('ServiceWorker registration failed: ', 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atch(function (err) {</text:p>
          </table:table-cell>
        </table:table-row>
        <table:table-row table:style-name="Table1.2">
          <table:table-cell table:style-name="Table1.A1" office:value-type="string">
            <text:p text:style-name="Standard"/>
          </table:table-cell>
          <table:table-cell table:style-name="Table1.A1" office:value-type="string">
            <text:p text:style-name="Standard">console.log(e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helper function to refresh the page</text:p>
          </table:table-cell>
        </table:table-row>
        <text:soft-page-break/>
        <table:table-row table:style-name="Table1.2">
          <table:table-cell table:style-name="Table1.A1" office:value-type="string">
            <text:p text:style-name="Standard"/>
          </table:table-cell>
          <table:table-cell table:style-name="Table1.A1" office:value-type="string">
            <text:p text:style-name="Standard">var refreshPage = (function () {</text:p>
          </table:table-cell>
        </table:table-row>
        <table:table-row table:style-name="Table1.2">
          <table:table-cell table:style-name="Table1.A1" office:value-type="string">
            <text:p text:style-name="Standard"/>
          </table:table-cell>
          <table:table-cell table:style-name="Table1.A1" office:value-type="string">
            <text:p text:style-name="Standard">var refreshing;</text:p>
          </table:table-cell>
        </table:table-row>
        <table:table-row table:style-name="Table1.2">
          <table:table-cell table:style-name="Table1.A1" office:value-type="string">
            <text:p text:style-name="Standard"/>
          </table:table-cell>
          <table:table-cell table:style-name="Table1.A1" office:value-type="string">
            <text:p text:style-name="Standard">return function () {</text:p>
          </table:table-cell>
        </table:table-row>
        <table:table-row table:style-name="Table1.2">
          <table:table-cell table:style-name="Table1.A1" office:value-type="string">
            <text:p text:style-name="Standard"/>
          </table:table-cell>
          <table:table-cell table:style-name="Table1.A1" office:value-type="string">
            <text:p text:style-name="Standard">if (refreshing) return;</text:p>
          </table:table-cell>
        </table:table-row>
        <table:table-row table:style-name="Table1.2">
          <table:table-cell table:style-name="Table1.A1" office:value-type="string">
            <text:p text:style-name="Standard"/>
          </table:table-cell>
          <table:table-cell table:style-name="Table1.A1" office:value-type="string">
            <text:p text:style-name="Standard">// prevent multiple refreshes</text:p>
          </table:table-cell>
        </table:table-row>
        <table:table-row table:style-name="Table1.2">
          <table:table-cell table:style-name="Table1.A1" office:value-type="string">
            <text:p text:style-name="Standard"/>
          </table:table-cell>
          <table:table-cell table:style-name="Table1.A1" office:value-type="string">
            <text:p text:style-name="Standard">var refreshkey = 'refreshed' + location.href;</text:p>
          </table:table-cell>
        </table:table-row>
        <table:table-row table:style-name="Table1.2">
          <table:table-cell table:style-name="Table1.A1" office:value-type="string">
            <text:p text:style-name="Standard"/>
          </table:table-cell>
          <table:table-cell table:style-name="Table1.A1" office:value-type="string">
            <text:p text:style-name="Standard">var prevRefresh = localStorage.getItem(refreshkey);</text:p>
          </table:table-cell>
        </table:table-row>
        <table:table-row table:style-name="Table1.2">
          <table:table-cell table:style-name="Table1.A1" office:value-type="string">
            <text:p text:style-name="Standard"/>
          </table:table-cell>
          <table:table-cell table:style-name="Table1.A1" office:value-type="string">
            <text:p text:style-name="Standard">if (prevRefresh) {</text:p>
          </table:table-cell>
        </table:table-row>
        <table:table-row table:style-name="Table1.2">
          <table:table-cell table:style-name="Table1.A1" office:value-type="string">
            <text:p text:style-name="Standard"/>
          </table:table-cell>
          <table:table-cell table:style-name="Table1.A1" office:value-type="string">
            <text:p text:style-name="Standard">localStorage.removeItem(refreshkey);</text:p>
          </table:table-cell>
        </table:table-row>
        <table:table-row table:style-name="Table1.2">
          <table:table-cell table:style-name="Table1.A1" office:value-type="string">
            <text:p text:style-name="Standard"/>
          </table:table-cell>
          <table:table-cell table:style-name="Table1.A1" office:value-type="string">
            <text:p text:style-name="Standard">if (Date.now() - prevRefresh &lt; 30000) {</text:p>
          </table:table-cell>
        </table:table-row>
        <table:table-row table:style-name="Table1.2">
          <table:table-cell table:style-name="Table1.A1" office:value-type="string">
            <text:p text:style-name="Standard"/>
          </table:table-cell>
          <table:table-cell table:style-name="Table1.A1" office:value-type="string">
            <text:p text:style-name="Standard">return; // dont go into a refresh loo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efreshing = true;</text:p>
          </table:table-cell>
        </table:table-row>
        <table:table-row table:style-name="Table1.2">
          <table:table-cell table:style-name="Table1.A1" office:value-type="string">
            <text:p text:style-name="Standard"/>
          </table:table-cell>
          <table:table-cell table:style-name="Table1.A1" office:value-type="string">
            <text:p text:style-name="Standard">localStorage.setItem(refreshkey, Date.now());</text:p>
          </table:table-cell>
        </table:table-row>
        <table:table-row table:style-name="Table1.2">
          <table:table-cell table:style-name="Table1.A1" office:value-type="string">
            <text:p text:style-name="Standard"/>
          </table:table-cell>
          <table:table-cell table:style-name="Table1.A1" office:value-type="string">
            <text:p text:style-name="Standard">console.log('refereshing page');</text:p>
          </table:table-cell>
        </table:table-row>
        <table:table-row table:style-name="Table1.2">
          <table:table-cell table:style-name="Table1.A1" office:value-type="string">
            <text:p text:style-name="Standard"/>
          </table:table-cell>
          <table:table-cell table:style-name="Table1.A1" office:value-type="string">
            <text:p text:style-name="Standard">window.location.reloa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messageServiceWorker(data) {</text:p>
          </table:table-cell>
        </table:table-row>
        <table:table-row table:style-name="Table1.2">
          <table:table-cell table:style-name="Table1.A1" office:value-type="string">
            <text:p text:style-name="Standard"/>
          </table:table-cell>
          <table:table-cell table:style-name="Table1.A1" office:value-type="string">
            <text:p text:style-name="Standard">return new Promise(function (resolve, reject) {</text:p>
          </table:table-cell>
        </table:table-row>
        <table:table-row table:style-name="Table1.2">
          <table:table-cell table:style-name="Table1.A1" office:value-type="string">
            <text:p text:style-name="Standard"/>
          </table:table-cell>
          <table:table-cell table:style-name="Table1.A1" office:value-type="string">
            <text:p text:style-name="Standard">if (navigator.serviceWorker.controller) {</text:p>
          </table:table-cell>
        </table:table-row>
        <table:table-row table:style-name="Table1.2">
          <table:table-cell table:style-name="Table1.A1" office:value-type="string">
            <text:p text:style-name="Standard"/>
          </table:table-cell>
          <table:table-cell table:style-name="Table1.A1" office:value-type="string">
            <text:p text:style-name="Standard">var worker = navigator.serviceWorker.controller;</text:p>
          </table:table-cell>
        </table:table-row>
        <table:table-row table:style-name="Table1.2">
          <table:table-cell table:style-name="Table1.A1" office:value-type="string">
            <text:p text:style-name="Standard"/>
          </table:table-cell>
          <table:table-cell table:style-name="Table1.A1" office:value-type="string">
            <text:p text:style-name="Standard">var messageChannel = new MessageChannel();</text:p>
          </table:table-cell>
        </table:table-row>
        <table:table-row table:style-name="Table1.2">
          <table:table-cell table:style-name="Table1.A1" office:value-type="string">
            <text:p text:style-name="Standard"/>
          </table:table-cell>
          <table:table-cell table:style-name="Table1.A1" office:value-type="string">
            <text:p text:style-name="Standard">messageChannel.port1.onmessage = replyHandler;</text:p>
          </table:table-cell>
        </table:table-row>
        <table:table-row table:style-name="Table1.2">
          <table:table-cell table:style-name="Table1.A1" office:value-type="string">
            <text:p text:style-name="Standard"/>
          </table:table-cell>
          <table:table-cell table:style-name="Table1.A1" office:value-type="string">
            <text:p text:style-name="Standard">worker.postMessage(data, [messageChannel.port2]);</text:p>
          </table:table-cell>
        </table:table-row>
        <table:table-row table:style-name="Table1.2">
          <table:table-cell table:style-name="Table1.A1" office:value-type="string">
            <text:p text:style-name="Standard"/>
          </table:table-cell>
          <table:table-cell table:style-name="Table1.A1" office:value-type="string">
            <text:p text:style-name="Standard">function replyHandler(event) {</text:p>
          </table:table-cell>
        </table:table-row>
        <table:table-row table:style-name="Table1.2">
          <table:table-cell table:style-name="Table1.A1" office:value-type="string">
            <text:p text:style-name="Standard"/>
          </table:table-cell>
          <table:table-cell table:style-name="Table1.A1" office:value-type="string">
            <text:p text:style-name="Standard">resolve(event.dat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resol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Add manifest --&gt;</text:p>
          </table:table-cell>
        </table:table-row>
        <table:table-row table:style-name="Table1.2">
          <table:table-cell table:style-name="Table1.A1" office:value-type="string">
            <text:p text:style-name="Standard"/>
          </table:table-cell>
          <table:table-cell table:style-name="Table1.A1" office:value-type="string">
            <text:p text:style-name="Standard">&lt;!-- End PWA setting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canonical" href="<text:a xlink:type="simple" xlink:href="https://www.aprroofing.com/Residential-Roofing-Contractor-Los-Angeles-CA" text:style-name="ListLabel_20_1" text:visited-style-name="ListLabel_20_1"><text:span text:style-name="T1">https://www.aprroofing.com/Residential-Roofing-Contractor-Los-Angeles-CA</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id="view" name="viewport" content="initial-scale=1, minimum-scale=1, maximum-scale=5, viewport-fit=cover"&gt;</text:p>
          </table:table-cell>
        </table:table-row>
        <table:table-row table:style-name="Table1.2">
          <table:table-cell table:style-name="Table1.A1" office:value-type="string">
            <text:p text:style-name="Standard"/>
          </table:table-cell>
          <table:table-cell table:style-name="Table1.A1" office:value-type="string">
            <text:p text:style-name="Standard">&lt;meta name="apple-mobile-web-app-capable" content="ye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Add favorites icons--&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rel="apple-touch-icon"</text:p>
          </table:table-cell>
        </table:table-row>
        <table:table-row table:style-name="Table1.2">
          <table:table-cell table:style-name="Table1.A1" office:value-type="string">
            <text:p text:style-name="Standard"/>
          </table:table-cell>
          <table:table-cell table:style-name="Table1.A1" office:value-type="string">
            <text:p text:style-name="Standard">href="<text:a xlink:type="simple" xlink:href="https://irp.cdn-website.com/3d72e0e8/dms3rep/multi/apr-roofing-logo.jpeg" text:style-name="ListLabel_20_1" text:visited-style-name="ListLabel_20_1"><text:span text:style-name="T1">https://irp.cdn-website.com/3d72e0e8/dms3rep/multi/apr-roofing-logo.jpeg</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lt;link rel="icon" type="image/x-icon" href="<text:a xlink:type="simple" xlink:href="https://irp.cdn-website.com/3d72e0e8/site_favicon_16_1661528438139.ico" text:style-name="ListLabel_20_1" text:visited-style-name="ListLabel_20_1"><text:span text:style-name="T1">https://irp.cdn-website.com/3d72e0e8/site_favicon_16_1661528438139.ico</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favorite icons --&gt;</text:p>
          </table:table-cell>
        </table:table-row>
        <table:table-row table:style-name="Table1.2">
          <table:table-cell table:style-name="Table1.A1" office:value-type="string">
            <text:p text:style-name="Standard"/>
          </table:table-cell>
          <table:table-cell table:style-name="Table1.A1" office:value-type="string">
            <text:p text:style-name="Standard">&lt;link rel="preconnect" href="<text:a xlink:type="simple" xlink:href="https://lirp.cdn-website.com/" text:style-name="ListLabel_20_1" text:visited-style-name="ListLabel_20_1"><text:span text:style-name="T1">https://lirp.cdn-website.com/</text:span></text:a>"/&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lt;script id='d-js-dmapi'&gt;</text:p>
          </table:table-cell>
        </table:table-row>
        <table:table-row table:style-name="Table1.2">
          <table:table-cell table:style-name="Table1.A1" office:value-type="string">
            <text:p text:style-name="Standard"/>
          </table:table-cell>
          <table:table-cell table:style-name="Table1.A1" office:value-type="string">
            <text:p text:style-name="Standard">window.SystemID = 'US_DIRECT_PRODUCT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dmAPI) {</text:p>
          </table:table-cell>
        </table:table-row>
        <table:table-row table:style-name="Table1.2">
          <table:table-cell table:style-name="Table1.A1" office:value-type="string">
            <text:p text:style-name="Standard"/>
          </table:table-cell>
          <table:table-cell table:style-name="Table1.A1" office:value-type="string">
            <text:p text:style-name="Standard">window.dmAPI = {</text:p>
          </table:table-cell>
        </table:table-row>
        <table:table-row table:style-name="Table1.2">
          <table:table-cell table:style-name="Table1.A1" office:value-type="string">
            <text:p text:style-name="Standard"/>
          </table:table-cell>
          <table:table-cell table:style-name="Table1.A1" office:value-type="string">
            <text:p text:style-name="Standard">registerExternalRuntimeComponent: function ()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getCurrentDeviceType: function () {</text:p>
          </table:table-cell>
        </table:table-row>
        <table:table-row table:style-name="Table1.2">
          <table:table-cell table:style-name="Table1.A1" office:value-type="string">
            <text:p text:style-name="Standard"/>
          </table:table-cell>
          <table:table-cell table:style-name="Table1.A1" office:value-type="string">
            <text:p text:style-name="Standard">return window._currentDevi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runOnReady: (ns, fn) =&gt; {</text:p>
          </table:table-cell>
        </table:table-row>
        <table:table-row table:style-name="Table1.2">
          <table:table-cell table:style-name="Table1.A1" office:value-type="string">
            <text:p text:style-name="Standard"/>
          </table:table-cell>
          <table:table-cell table:style-name="Table1.A1" office:value-type="string">
            <text:p text:style-name="Standard">const safeFn = dmAPI.toSafeFn(fn);</text:p>
          </table:table-cell>
        </table:table-row>
        <table:table-row table:style-name="Table1.2">
          <table:table-cell table:style-name="Table1.A1" office:value-type="string">
            <text:p text:style-name="Standard"/>
          </table:table-cell>
          <table:table-cell table:style-name="Table1.A1" office:value-type="string">
            <text:p text:style-name="Standard">ns = ns || 'global_' + Math.random().toString(36).slice(2, 11);</text:p>
          </table:table-cell>
        </table:table-row>
        <table:table-row table:style-name="Table1.2">
          <table:table-cell table:style-name="Table1.A1" office:value-type="string">
            <text:p text:style-name="Standard"/>
          </table:table-cell>
          <table:table-cell table:style-name="Table1.A1" office:value-type="string">
            <text:p text:style-name="Standard">const eventName = 'afterAjax.' + n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document.readyState === 'complete')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 else {</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DM.events.off(eventName).on(eventName, safeFn);</text:p>
          </table:table-cell>
        </table:table-row>
        <table:table-row table:style-name="Table1.2">
          <table:table-cell table:style-name="Table1.A1" office:value-type="string">
            <text:p text:style-name="Standard"/>
          </table:table-cell>
          <table:table-cell table:style-name="Table1.A1" office:value-type="string">
            <text:p text:style-name="Standard">safeFn({</text:p>
          </table:table-cell>
        </table:table-row>
        <table:table-row table:style-name="Table1.2">
          <table:table-cell table:style-name="Table1.A1" office:value-type="string">
            <text:p text:style-name="Standard"/>
          </table:table-cell>
          <table:table-cell table:style-name="Table1.A1" office:value-type="string">
            <text:p text:style-name="Standard">isAjax: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oSafeFn: (fn) =&gt; {</text:p>
          </table:table-cell>
        </table:table-row>
        <table:table-row table:style-name="Table1.2">
          <table:table-cell table:style-name="Table1.A1" office:value-type="string">
            <text:p text:style-name="Standard"/>
          </table:table-cell>
          <table:table-cell table:style-name="Table1.A1" office:value-type="string">
            <text:p text:style-name="Standard">if (fn?.safe) {</text:p>
          </table:table-cell>
        </table:table-row>
        <table:table-row table:style-name="Table1.2">
          <table:table-cell table:style-name="Table1.A1" office:value-type="string">
            <text:p text:style-name="Standard"/>
          </table:table-cell>
          <table:table-cell table:style-name="Table1.A1" office:value-type="string">
            <text:p text:style-name="Standard">return 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const safeFn = function (...args)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return fn?.apply(null, args);</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console.log('function failed ' + e.mess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afeFn.safe = true;</text:p>
          </table:table-cell>
        </table:table-row>
        <table:table-row table:style-name="Table1.2">
          <table:table-cell table:style-name="Table1.A1" office:value-type="string">
            <text:p text:style-name="Standard"/>
          </table:table-cell>
          <table:table-cell table:style-name="Table1.A1" office:value-type="string">
            <text:p text:style-name="Standard">return safeF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window.requestIdleCallback) {</text:p>
          </table:table-cell>
        </table:table-row>
        <table:table-row table:style-name="Table1.2">
          <table:table-cell table:style-name="Table1.A1" office:value-type="string">
            <text:p text:style-name="Standard"/>
          </table:table-cell>
          <table:table-cell table:style-name="Table1.A1" office:value-type="string">
            <text:p text:style-name="Standard">window.requestIdleCallback = function (fn) {</text:p>
          </table:table-cell>
        </table:table-row>
        <table:table-row table:style-name="Table1.2">
          <table:table-cell table:style-name="Table1.A1" office:value-type="string">
            <text:p text:style-name="Standard"/>
          </table:table-cell>
          <table:table-cell table:style-name="Table1.A1" office:value-type="string">
            <text:p text:style-name="Standard">setTimeout(fn,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header.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id="d-js-load-css"&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here are a few &lt;link&gt; tags with CSS resource in them that are preloaded in the page</text:p>
          </table:table-cell>
        </table:table-row>
        <table:table-row table:style-name="Table1.2">
          <table:table-cell table:style-name="Table1.A1" office:value-type="string">
            <text:p text:style-name="Standard"/>
          </table:table-cell>
          <table:table-cell table:style-name="Table1.A1" office:value-type="string">
            <text:p text:style-name="Standard">* in each of those there is a "onload" handler which invokes the loadCSS callback</text:p>
          </table:table-cell>
        </table:table-row>
        <table:table-row table:style-name="Table1.2">
          <table:table-cell table:style-name="Table1.A1" office:value-type="string">
            <text:p text:style-name="Standard"/>
          </table:table-cell>
          <table:table-cell table:style-name="Table1.A1" office:value-type="string">
            <text:p text:style-name="Standard">* defined here.</text:p>
          </table:table-cell>
        </table:table-row>
        <table:table-row table:style-name="Table1.2">
          <table:table-cell table:style-name="Table1.A1" office:value-type="string">
            <text:p text:style-name="Standard"/>
          </table:table-cell>
          <table:table-cell table:style-name="Table1.A1" office:value-type="string">
            <text:p text:style-name="Standard">* We are monitoring 3 main CSS files - the runtime, the global and the page.</text:p>
          </table:table-cell>
        </table:table-row>
        <table:table-row table:style-name="Table1.2">
          <table:table-cell table:style-name="Table1.A1" office:value-type="string">
            <text:p text:style-name="Standard"/>
          </table:table-cell>
          <table:table-cell table:style-name="Table1.A1" office:value-type="string">
            <text:p text:style-name="Standard">* When each load we check to see if we can append them all in a batch. If threre</text:p>
          </table:table-cell>
        </table:table-row>
        <table:table-row table:style-name="Table1.2">
          <table:table-cell table:style-name="Table1.A1" office:value-type="string">
            <text:p text:style-name="Standard"/>
          </table:table-cell>
          <table:table-cell table:style-name="Table1.A1" office:value-type="string">
            <text:p text:style-name="Standard">* is no page css (which may happen on inner pages) then we do not wait for 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function () {</text:p>
          </table:table-cell>
        </table:table-row>
        <table:table-row table:style-name="Table1.2">
          <table:table-cell table:style-name="Table1.A1" office:value-type="string">
            <text:p text:style-name="Standard"/>
          </table:table-cell>
          <table:table-cell table:style-name="Table1.A1" office:value-type="string">
            <text:p text:style-name="Standard">let cssLinks = {};</text:p>
          </table:table-cell>
        </table:table-row>
        <table:table-row table:style-name="Table1.2">
          <table:table-cell table:style-name="Table1.A1" office:value-type="string">
            <text:p text:style-name="Standard"/>
          </table:table-cell>
          <table:table-cell table:style-name="Table1.A1" office:value-type="string">
            <text:p text:style-name="Standard">function loadCssLink(link) {</text:p>
          </table:table-cell>
        </table:table-row>
        <table:table-row table:style-name="Table1.2">
          <table:table-cell table:style-name="Table1.A1" office:value-type="string">
            <text:p text:style-name="Standard"/>
          </table:table-cell>
          <table:table-cell table:style-name="Table1.A1" office:value-type="string">
            <text:p text:style-name="Standard">link.onload = null;</text:p>
          </table:table-cell>
        </table:table-row>
        <table:table-row table:style-name="Table1.2">
          <table:table-cell table:style-name="Table1.A1" office:value-type="string">
            <text:p text:style-name="Standard"/>
          </table:table-cell>
          <table:table-cell table:style-name="Table1.A1" office:value-type="string">
            <text:p text:style-name="Standard">link.rel = "stylesheet";</text:p>
          </table:table-cell>
        </table:table-row>
        <table:table-row table:style-name="Table1.2">
          <table:table-cell table:style-name="Table1.A1" office:value-type="string">
            <text:p text:style-name="Standard"/>
          </table:table-cell>
          <table:table-cell table:style-name="Table1.A1" office:value-type="string">
            <text:p text:style-name="Standard">link.type = "text/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checkCss() {</text:p>
          </table:table-cell>
        </table:table-row>
        <table:table-row table:style-name="Table1.2">
          <table:table-cell table:style-name="Table1.A1" office:value-type="string">
            <text:p text:style-name="Standard"/>
          </table:table-cell>
          <table:table-cell table:style-name="Table1.A1" office:value-type="string">
            <text:p text:style-name="Standard">const pageCssLink = document.querySelector("[id*='CssLink']");</text:p>
          </table:table-cell>
        </table:table-row>
        <table:table-row table:style-name="Table1.2">
          <table:table-cell table:style-name="Table1.A1" office:value-type="string">
            <text:p text:style-name="Standard"/>
          </table:table-cell>
          <table:table-cell table:style-name="Table1.A1" office:value-type="string">
            <text:p text:style-name="Standard">const widgetCssLink = document.querySelector("[id*='widgetCSS']");</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cssLinks &amp;&amp; cssLinks.runtime &amp;&amp; cssLinks.global &amp;&amp; (!pageCssLink || cssLinks.page) &amp;&amp; (!widgetCssLink || cssLinks.widget)) {</text:p>
          </table:table-cell>
        </table:table-row>
        <table:table-row table:style-name="Table1.2">
          <table:table-cell table:style-name="Table1.A1" office:value-type="string">
            <text:p text:style-name="Standard"/>
          </table:table-cell>
          <table:table-cell table:style-name="Table1.A1" office:value-type="string">
            <text:p text:style-name="Standard">const storedRuntimeCssLink = cssLinks.runtime;</text:p>
          </table:table-cell>
        </table:table-row>
        <table:table-row table:style-name="Table1.2">
          <table:table-cell table:style-name="Table1.A1" office:value-type="string">
            <text:p text:style-name="Standard"/>
          </table:table-cell>
          <table:table-cell table:style-name="Table1.A1" office:value-type="string">
            <text:p text:style-name="Standard">const storedPageCssLink = cssLinks.page;</text:p>
          </table:table-cell>
        </table:table-row>
        <table:table-row table:style-name="Table1.2">
          <table:table-cell table:style-name="Table1.A1" office:value-type="string">
            <text:p text:style-name="Standard"/>
          </table:table-cell>
          <table:table-cell table:style-name="Table1.A1" office:value-type="string">
            <text:p text:style-name="Standard">const storedGlobalCssLink = cssLinks.global;</text:p>
          </table:table-cell>
        </table:table-row>
        <table:table-row table:style-name="Table1.2">
          <table:table-cell table:style-name="Table1.A1" office:value-type="string">
            <text:p text:style-name="Standard"/>
          </table:table-cell>
          <table:table-cell table:style-name="Table1.A1" office:value-type="string">
            <text:p text:style-name="Standard">const storedWidgetCssLink = cssLinks.widge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Global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Page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storedWidgetCssLink)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storedWidget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WidgetCssLin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true;</text:p>
          </table:table-cell>
        </table:table-row>
        <table:table-row table:style-name="Table1.2">
          <table:table-cell table:style-name="Table1.A1" office:value-type="string">
            <text:p text:style-name="Standard"/>
          </table:table-cell>
          <table:table-cell table:style-name="Table1.A1" office:value-type="string">
            <text:p text:style-name="Standard">loadCssLink(storedRuntimeCssLink);</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setTimeout(() =&gt; {</text:p>
          </table:table-cell>
        </table:table-row>
        <table:table-row table:style-name="Table1.2">
          <table:table-cell table:style-name="Table1.A1" office:value-type="string">
            <text:p text:style-name="Standard"/>
          </table:table-cell>
          <table:table-cell table:style-name="Table1.A1" office:value-type="string">
            <text:p text:style-name="Standard">storedRuntim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storedGlobal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if (storedPageCssLink) {</text:p>
          </table:table-cell>
        </table:table-row>
        <table:table-row table:style-name="Table1.2">
          <table:table-cell table:style-name="Table1.A1" office:value-type="string">
            <text:p text:style-name="Standard"/>
          </table:table-cell>
          <table:table-cell table:style-name="Table1.A1" office:value-type="string">
            <text:p text:style-name="Standard">storedPage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storedWidgetCssLink) {</text:p>
          </table:table-cell>
        </table:table-row>
        <table:table-row table:style-name="Table1.2">
          <table:table-cell table:style-name="Table1.A1" office:value-type="string">
            <text:p text:style-name="Standard"/>
          </table:table-cell>
          <table:table-cell table:style-name="Table1.A1" office:value-type="string">
            <text:p text:style-name="Standard">storedWidgetCssLink.disabled = fals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SUP-4179) Clear the accumulated cssLinks only when we're</text:p>
          </table:table-cell>
        </table:table-row>
        <table:table-row table:style-name="Table1.2">
          <table:table-cell table:style-name="Table1.A1" office:value-type="string">
            <text:p text:style-name="Standard"/>
          </table:table-cell>
          <table:table-cell table:style-name="Table1.A1" office:value-type="string">
            <text:p text:style-name="Standard">// sure that the document has finished loading and the document</text:p>
          </table:table-cell>
        </table:table-row>
        <table:table-row table:style-name="Table1.2">
          <table:table-cell table:style-name="Table1.A1" office:value-type="string">
            <text:p text:style-name="Standard"/>
          </table:table-cell>
          <table:table-cell table:style-name="Table1.A1" office:value-type="string">
            <text:p text:style-name="Standard">// has been parsed.</text:p>
          </table:table-cell>
        </table:table-row>
        <table:table-row table:style-name="Table1.2">
          <table:table-cell table:style-name="Table1.A1" office:value-type="string">
            <text:p text:style-name="Standard"/>
          </table:table-cell>
          <table:table-cell table:style-name="Table1.A1" office:value-type="string">
            <text:p text:style-name="Standard">if(document.readyState === 'interactive') {</text:p>
          </table:table-cell>
        </table:table-row>
        <table:table-row table:style-name="Table1.2">
          <table:table-cell table:style-name="Table1.A1" office:value-type="string">
            <text:p text:style-name="Standard"/>
          </table:table-cell>
          <table:table-cell table:style-name="Table1.A1" office:value-type="string">
            <text:p text:style-name="Standard">cssLinks = 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loadCSS(link) {</text:p>
          </table:table-cell>
        </table:table-row>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urlParams = new URLSearchParams(window.location.search);</text:p>
          </table:table-cell>
        </table:table-row>
        <table:table-row table:style-name="Table1.2">
          <table:table-cell table:style-name="Table1.A1" office:value-type="string">
            <text:p text:style-name="Standard"/>
          </table:table-cell>
          <table:table-cell table:style-name="Table1.A1" office:value-type="string">
            <text:p text:style-name="Standard">var noCSS = !!urlParams.get("nocss");</text:p>
          </table:table-cell>
        </table:table-row>
        <table:table-row table:style-name="Table1.2">
          <table:table-cell table:style-name="Table1.A1" office:value-type="string">
            <text:p text:style-name="Standard"/>
          </table:table-cell>
          <table:table-cell table:style-name="Table1.A1" office:value-type="string">
            <text:p text:style-name="Standard">var cssTimeout = urlParams.get("cssTimeout") || 0;</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noCSS)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if (link.href &amp;&amp; link.href.includes("d-css-runtime")) {</text:p>
          </table:table-cell>
        </table:table-row>
        <table:table-row table:style-name="Table1.2">
          <table:table-cell table:style-name="Table1.A1" office:value-type="string">
            <text:p text:style-name="Standard"/>
          </table:table-cell>
          <table:table-cell table:style-name="Table1.A1" office:value-type="string">
            <text:p text:style-name="Standard">cssLinks.runtim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 "siteGlobalCss") {</text:p>
          </table:table-cell>
        </table:table-row>
        <table:table-row table:style-name="Table1.2">
          <table:table-cell table:style-name="Table1.A1" office:value-type="string">
            <text:p text:style-name="Standard"/>
          </table:table-cell>
          <table:table-cell table:style-name="Table1.A1" office:value-type="string">
            <text:p text:style-name="Standard">cssLinks.global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if (link.id &amp;&amp; link.id.includes("CssLink")) {</text:p>
          </table:table-cell>
        </table:table-row>
        <table:table-row table:style-name="Table1.2">
          <table:table-cell table:style-name="Table1.A1" office:value-type="string">
            <text:p text:style-name="Standard"/>
          </table:table-cell>
          <table:table-cell table:style-name="Table1.A1" office:value-type="string">
            <text:p text:style-name="Standard">cssLinks.page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 else if (link.id &amp;&amp; link.id.includes("widgetCSS")) {</text:p>
          </table:table-cell>
        </table:table-row>
        <table:table-row table:style-name="Table1.2">
          <table:table-cell table:style-name="Table1.A1" office:value-type="string">
            <text:p text:style-name="Standard"/>
          </table:table-cell>
          <table:table-cell table:style-name="Table1.A1" office:value-type="string">
            <text:p text:style-name="Standard">cssLinks.widget = link;</text:p>
          </table:table-cell>
        </table:table-row>
        <table:table-row table:style-name="Table1.2">
          <table:table-cell table:style-name="Table1.A1" office:value-type="string">
            <text:p text:style-name="Standard"/>
          </table:table-cell>
          <table:table-cell table:style-name="Table1.A1" office:value-type="string">
            <text:p text:style-name="Standard">check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else {</text:p>
          </table:table-cell>
        </table:table-row>
        <table:table-row table:style-name="Table1.2">
          <table:table-cell table:style-name="Table1.A1" office:value-type="string">
            <text:p text:style-name="Standard"/>
          </table:table-cell>
          <table:table-cell table:style-name="Table1.A1" office:value-type="string">
            <text:p text:style-name="Standard">requestIdleCallback(function () {</text:p>
          </table:table-cell>
        </table:table-row>
        <table:table-row table:style-name="Table1.2">
          <table:table-cell table:style-name="Table1.A1" office:value-type="string">
            <text:p text:style-name="Standard"/>
          </table:table-cell>
          <table:table-cell table:style-name="Table1.A1" office:value-type="string">
            <text:p text:style-name="Standard">window.setTimeout(function () {</text:p>
          </table:table-cell>
        </table:table-row>
        <table:table-row table:style-name="Table1.2">
          <table:table-cell table:style-name="Table1.A1" office:value-type="string">
            <text:p text:style-name="Standard"/>
          </table:table-cell>
          <table:table-cell table:style-name="Table1.A1" office:value-type="string">
            <text:p text:style-name="Standard">loadCssLink(link);</text:p>
          </table:table-cell>
        </table:table-row>
        <table:table-row table:style-name="Table1.2">
          <table:table-cell table:style-name="Table1.A1" office:value-type="string">
            <text:p text:style-name="Standard"/>
          </table:table-cell>
          <table:table-cell table:style-name="Table1.A1" office:value-type="string">
            <text:p text:style-name="Standard">}, parseInt(cssTimeout, 1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throw 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loadCSS = window.loadCSS || loadCS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data-role="deferred-ini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usage: window.getDeferred(&lt;deferred name&gt;).resolve() or window.getDeferred(&lt;deferred name&gt;).promise.then(...)*/</text:p>
          </table:table-cell>
        </table:table-row>
        <table:table-row table:style-name="Table1.2">
          <table:table-cell table:style-name="Table1.A1" office:value-type="string">
            <text:p text:style-name="Standard"/>
          </table:table-cell>
          <table:table-cell table:style-name="Table1.A1" office:value-type="string">
            <text:p text:style-name="Standard">function Def() {</text:p>
          </table:table-cell>
        </table:table-row>
        <table:table-row table:style-name="Table1.2">
          <table:table-cell table:style-name="Table1.A1" office:value-type="string">
            <text:p text:style-name="Standard"/>
          </table:table-cell>
          <table:table-cell table:style-name="Table1.A1" office:value-type="string">
            <text:p text:style-name="Standard">this.promise = new Promise((function (a, b) {</text:p>
          </table:table-cell>
        </table:table-row>
        <table:table-row table:style-name="Table1.2">
          <table:table-cell table:style-name="Table1.A1" office:value-type="string">
            <text:p text:style-name="Standard"/>
          </table:table-cell>
          <table:table-cell table:style-name="Table1.A1" office:value-type="string">
            <text:p text:style-name="Standard">this.resolve = a, this.reject = b</text:p>
          </table:table-cell>
        </table:table-row>
        <table:table-row table:style-name="Table1.2">
          <table:table-cell table:style-name="Table1.A1" office:value-type="string">
            <text:p text:style-name="Standard"/>
          </table:table-cell>
          <table:table-cell table:style-name="Table1.A1" office:value-type="string">
            <text:p text:style-name="Standard">}).bind(thi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const defs = {};</text:p>
          </table:table-cell>
        </table:table-row>
        <table:table-row table:style-name="Table1.2">
          <table:table-cell table:style-name="Table1.A1" office:value-type="string">
            <text:p text:style-name="Standard"/>
          </table:table-cell>
          <table:table-cell table:style-name="Table1.A1" office:value-type="string">
            <text:p text:style-name="Standard">window.getDeferred = function (a) {</text:p>
          </table:table-cell>
        </table:table-row>
        <table:table-row table:style-name="Table1.2">
          <table:table-cell table:style-name="Table1.A1" office:value-type="string">
            <text:p text:style-name="Standard"/>
          </table:table-cell>
          <table:table-cell table:style-name="Table1.A1" office:value-type="string">
            <text:p text:style-name="Standard">return null == defs[a] &amp;&amp; (defs[a] = new Def), defs[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waitForDeferred = function (b, a, c) {</text:p>
          </table:table-cell>
        </table:table-row>
        <table:table-row table:style-name="Table1.2">
          <table:table-cell table:style-name="Table1.A1" office:value-type="string">
            <text:p text:style-name="Standard"/>
          </table:table-cell>
          <table:table-cell table:style-name="Table1.A1" office:value-type="string">
            <text:p text:style-name="Standard">let d = window?.getDeferred?.(b);</text:p>
          </table:table-cell>
        </table:table-row>
        <table:table-row table:style-name="Table1.2">
          <table:table-cell table:style-name="Table1.A1" office:value-type="string">
            <text:p text:style-name="Standard"/>
          </table:table-cell>
          <table:table-cell table:style-name="Table1.A1" office:value-type="string">
            <text:p text:style-name="Standard">d</text:p>
          </table:table-cell>
        </table:table-row>
        <table:table-row table:style-name="Table1.2">
          <table:table-cell table:style-name="Table1.A1" office:value-type="string">
            <text:p text:style-name="Standard"/>
          </table:table-cell>
          <table:table-cell table:style-name="Table1.A1" office:value-type="string">
            <text:p text:style-name="Standard">? d.promise.then(a)</text:p>
          </table:table-cell>
        </table:table-row>
        <table:table-row table:style-name="Table1.2">
          <table:table-cell table:style-name="Table1.A1" office:value-type="string">
            <text:p text:style-name="Standard"/>
          </table:table-cell>
          <table:table-cell table:style-name="Table1.A1" office:value-type="string">
            <text:p text:style-name="Standard">: c &amp;&amp; ["complete", "interactive"].includes(document.readyState)</text:p>
          </table:table-cell>
        </table:table-row>
        <table:table-row table:style-name="Table1.2">
          <table:table-cell table:style-name="Table1.A1" office:value-type="string">
            <text:p text:style-name="Standard"/>
          </table:table-cell>
          <table:table-cell table:style-name="Table1.A1" office:value-type="string">
            <text:p text:style-name="Standard">? setTimeout(a, 1)</text:p>
          </table:table-cell>
        </table:table-row>
        <table:table-row table:style-name="Table1.2">
          <table:table-cell table:style-name="Table1.A1" office:value-type="string">
            <text:p text:style-name="Standard"/>
          </table:table-cell>
          <table:table-cell table:style-name="Table1.A1" office:value-type="string">
            <text:p text:style-name="Standard">: c</text:p>
          </table:table-cell>
        </table:table-row>
        <table:table-row table:style-name="Table1.2">
          <table:table-cell table:style-name="Table1.A1" office:value-type="string">
            <text:p text:style-name="Standard"/>
          </table:table-cell>
          <table:table-cell table:style-name="Table1.A1" office:value-type="string">
            <text:p text:style-name="Standard">? document.addEventListener("DOMContentLoaded", a)</text:p>
          </table:table-cell>
        </table:table-row>
        <table:table-row table:style-name="Table1.2">
          <table:table-cell table:style-name="Table1.A1" office:value-type="string">
            <text:p text:style-name="Standard"/>
          </table:table-cell>
          <table:table-cell table:style-name="Table1.A1" office:value-type="string">
            <text:p text:style-name="Standard">: console.error(`Deferred does not exis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tyle id="forceCssIncludes"&gt;</text:p>
          </table:table-cell>
        </table:table-row>
        <table:table-row table:style-name="Table1.2">
          <table:table-cell table:style-name="Table1.A1" office:value-type="string">
            <text:p text:style-name="Standard"/>
          </table:table-cell>
          <table:table-cell table:style-name="Table1.A1" office:value-type="string">
            <text:p text:style-name="Standard">/* This file is auto-generated from a `scss` file with the same nam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ideobgwrapper{overflow:hidden;position:absolute;z-index:0;width:100%;height:100%;top:0;left:0;pointer-events:none;border-radius:inherit}.videobgframe{position:absolute;width:101%;height:100%;top:50%;left:50%;transform:translateY(-50%) translateX(-50%);object-fit:fill}#dm video.videobgframe{margin:0}@media (max-width:767px){.dmRoot .dmPhotoGallery.newPhotoGallery:not(.photo-gallery-done){min-height:80vh}}@media (min-width:1025px){.dmRoot .dmPhotoGallery.newPhotoGallery:not(.photo-gallery-done){min-height:45vh}}@media (min-width:768px) and (max-width:1024px){.responsiveTablet .dmPhotoGallery.newPhotoGallery:not(.photo-gallery-done){min-height:45vh}}#dm [data-show-on-page-only]{display:none!important}#dmRoot div.stickyHeaderFix div.site_content{margin-top:0!important}#dmRoot div.stickyHeaderFix div.hamburger-header-container{position:relativ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cssVariables"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Google Font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CSS function fonts.js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subset=latin-ext&amp;display=swap" text:style-name="ListLabel_20_1" text:visited-style-name="ListLabel_20_1"><text:span text:style-name="T1">https://irp.cdn-website.com/fonts/css2?family=Montserrat:wght@100..900&amp;family=Poppins:wght@100;200;300;400;500;600;700;800;900&amp;family=Amiko:wght@400;600;700&amp;family=Allura:wght@400&amp;family=Oswald:wght@200..700&amp;family=Noto+Serif:wght@100..900&amp;family=Source+Sans+Pro:wght@200;300;400;600;700;900&amp;family=Comfortaa:wght@300..700&amp;amp;subset=latin-ext&amp;amp;display=swap</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T CSS Include d-css-runtime-desktop-one-package-structured-global--&gt;</text:p>
          </table:table-cell>
        </table:table-row>
        <table:table-row table:style-name="Table1.2">
          <table:table-cell table:style-name="Table1.A1" office:value-type="string">
            <text:p text:style-name="Standard"/>
          </table:table-cell>
          <table:table-cell table:style-name="Table1.A1" office:value-type="string">
            <text:p text:style-name="Standard">&lt;link rel="stylesheet" type="text/css" href="<text:a xlink:type="simple" xlink:href="https://static.cdn-website.com/mnlt/production/5222/_dm/s/rt/dist/css/d-css-runtime-desktop-one-package-structured-global.min.css" text:style-name="ListLabel_20_1" text:visited-style-name="ListLabel_20_1"><text:span text:style-name="T1">https://static.cdn-website.com/mnlt/production/5222/_dm/s/rt/dist/css/d-css-runtime-desktop-one-package-structured-global.min.css</text:span></text:a>"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of RT CSS Include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WIDGET_CSS/2564db92f7a26a0e4deeeeb050dd760e.css" text:style-name="ListLabel_20_1" text:visited-style-name="ListLabel_20_1"><text:span text:style-name="T1">https://irp.cdn-website.com/WIDGET_CSS/2564db92f7a26a0e4deeeeb050dd760e.css</text:span></text:a>" id="widget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img` size attributes --&gt;</text:p>
          </table:table-cell>
        </table:table-row>
        <table:table-row table:style-name="Table1.2">
          <table:table-cell table:style-name="Table1.A1" office:value-type="string">
            <text:p text:style-name="Standard"/>
          </table:table-cell>
          <table:table-cell table:style-name="Table1.A1" office:value-type="string">
            <text:p text:style-name="Standard">&lt;style&gt;img[width][heigh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eight: auto;</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upport showing sticky element on page only --&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body[data-page-alias="Residential-Roofing-Contractor-Los-Angeles-CA"] #dm [data-show-on-page-only="Residential-Roofing-Contractor-Los-Angeles-CA"] {</text:p>
          </table:table-cell>
        </table:table-row>
        <table:table-row table:style-name="Table1.2">
          <table:table-cell table:style-name="Table1.A1" office:value-type="string">
            <text:p text:style-name="Standard"/>
          </table:table-cell>
          <table:table-cell table:style-name="Table1.A1" office:value-type="string">
            <text:p text:style-name="Standard">display: 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This is populated in Ajax navigation --&gt;</text:p>
          </table:table-cell>
        </table:table-row>
        <table:table-row table:style-name="Table1.2">
          <table:table-cell table:style-name="Table1.A1" office:value-type="string">
            <text:p text:style-name="Standard"/>
          </table:table-cell>
          <table:table-cell table:style-name="Table1.A1" office:value-type="string">
            <text:p text:style-name="Standard">&lt;style id="pageAdditionalWidgetsCss"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ite CSS --&gt;</text:p>
          </table:table-cell>
        </table:table-row>
        <table:table-row table:style-name="Table1.2">
          <table:table-cell table:style-name="Table1.A1" office:value-type="string">
            <text:p text:style-name="Standard"/>
          </table:table-cell>
          <table:table-cell table:style-name="Table1.A1" office:value-type="string">
            <text:p text:style-name="Standard">&lt;link type="text/css" rel="stylesheet" href="<text:a xlink:type="simple" xlink:href="https://irp.cdn-website.com/3d72e0e8/files/3d72e0e8_1.min.css?v=53" text:style-name="ListLabel_20_1" text:visited-style-name="ListLabel_20_1"><text:span text:style-name="T1">https://irp.cdn-website.com/3d72e0e8/files/3d72e0e8_1.min.css?v=53</text:span></text:a>" id="siteGlobal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customWidget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innerPagesStyle" type="text/css"&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text:p>
          </table:table-cell>
        </table:table-row>
        <table:table-row table:style-name="Table1.2">
          <table:table-cell table:style-name="Table1.A1" office:value-type="string">
            <text:p text:style-name="Standard"/>
          </table:table-cell>
          <table:table-cell table:style-name="Table1.A1" office:value-type="string">
            <text:p text:style-name="Standard">id="additionalGlobalCss" type="text/css"</text:p>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caption-container *.caption-text *.rt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018839555&gt;*.bgExtraLayerOverla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opacity:0.5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255,255,255)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4597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08918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befor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gt;*.bgExtraLayerOverlay</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opacity:0.3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9718011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7333106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9830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5896361ion-conpa_5896361ainer *.cappa_5896361ion-pa_5896361expa_5896361 *.rpa_5896361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27384412 *.dmforminpupa_5896361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8006330ion-conpa_8006330ainer *.cappa_8006330ion-pa_8006330expa_8006330 *.rpa_8006330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8006330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u_1527384412 *.dmformsubmi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pa_9224962ion-conpa_9224962ainer *.cappa_9224962ion-pa_9224962expa_9224962 *.rpa_9224962eBloc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9224962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27384412 inpu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repeat:no-repeat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url(https://lirp.cdn-website.com/3d72e0e8/dms3rep/multi/opt/pexels-photo-259751-d63d9f04-2880w.jpeg)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655982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1161982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not([type="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0343385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47,207,33,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319283109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161982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89368031 *.sv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3385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border-bottom-width: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submit.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no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9249475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style:solid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width: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8468432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iconB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inline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55,255,255,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0.25)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ic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ill: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14790991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475025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pa_1474596expa_1474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pa_8231048expa_823104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pa_9319416expa_93194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tab/>font-weight:bold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9662219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x-shadow:rgba(0,0,0,1) 0 3px 11px 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748954816 *.caption-in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top-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oz-border-bottom-lef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right-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ebkit-border-radius: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45105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cap1976681529ion-con1976681529ainer *.cap1976681529ion-1976681529ex1976681529 *.r1976681529eBlock</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image: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1976681529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527384412 *.dmformsubmi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1976681529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bottom-color:rgba(100,100,1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612239979 *.dmformsubmi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976681529::placeholde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0,0,0,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ackground-color:rgba(0,0,0,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4699918 .tab-label.active&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4699918 .tab-label.hover&g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4699918 .tab-label.active&gt;*&gt;spa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4699918 .tab-label.hover&gt;*&gt;spa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4699918 .tab-label.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ight-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4699918 .tab-label.hov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border-right-color:rgba(236,25,29,1)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8235739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line-height:2.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pagestyleDevice" type="text/css"&gt;</text:p>
          </table:table-cell>
        </table:table-row>
        <table:table-row table:style-name="Table1.2">
          <table:table-cell table:style-name="Table1.A1" office:value-type="string">
            <text:p text:style-name="Standard"/>
          </table:table-cell>
          <table:table-cell table:style-name="Table1.A1" office:value-type="string">
            <text:p text:style-name="Standard">*#dm *.dmBody div.u_Maintenanc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Install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Securit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ir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HeatingandA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378582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t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44580905</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roject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05348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874525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oggedDrai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Leak</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lumbingrepai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322803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Cleaning</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421462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757021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19559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WaterHeat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614996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aucetandSink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58372492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1655982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56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81770248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iagnosticsandInspection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8089180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4597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6810450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DamageRestauratio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780879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97180114</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883955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9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9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attachment:initial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size:cov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background-position:50% 50%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289830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54.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47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655982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47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7333106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478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5896361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27384412 selec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5896361.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58963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8006330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27384412 inpu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8006330.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800633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7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pa_9224962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527384412 inpu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pa_9224962.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pa_922496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Free11161982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7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5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9249475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2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input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8936803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15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6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0343385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6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273.96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dmformsubmi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inpu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textarea.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 select.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3433850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8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23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31928310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1619824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4790991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3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9662219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59625883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tex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9625883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pa_1474596expa_147459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pa_8231048expa_823104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 span.pa_9319416expa_9319416</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2451057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2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3.u_181584478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left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5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748954816 *.photoGalleryThumbs *.image-container a</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322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748954816 *.photoGalleryThumb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748954816 *.layout-contai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u_1748954816 *.photoGalleryViewA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0 2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08763686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5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22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163.60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3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1584478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34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5804599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21949694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3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8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start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7944139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9142096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Ligh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inpu1976681529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dmformsubmi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7384412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inpu1976681529 labe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font-size:13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dmformsubmi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5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inpu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12239979 selec1976681529.placehold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ont-size:16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76681529</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0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4699918 .image-containe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42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99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84699918 image-container .imag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height:42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299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h1.u_110876991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0876991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61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78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78235739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69419120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17083507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7877326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2462868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81835173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4.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013920105</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m *.dmBody div.u_1681679952</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96799248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29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4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9.3906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29.37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3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473606223</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margin-righ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2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0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div.u_1589852517</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auto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1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14.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100%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0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m *.dmBody a.u_1846843281</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display:block !important;</text:p>
          </table:table-cell>
        </table:table-row>
        <table:table-row table:style-name="Table1.2">
          <table:table-cell table:style-name="Table1.A1" office:value-type="string">
            <text:p text:style-name="Standard"/>
          </table:table-cell>
          <table:table-cell table:style-name="Table1.A1" office:value-type="string">
            <text:p text:style-name="Standard"><text:tab/>float:none !important;</text:p>
          </table:table-cell>
        </table:table-row>
        <table:table-row table:style-name="Table1.2">
          <table:table-cell table:style-name="Table1.A1" office:value-type="string">
            <text:p text:style-name="Standard"/>
          </table:table-cell>
          <table:table-cell table:style-name="Table1.A1" office:value-type="string">
            <text:p text:style-name="Standard"><text:tab/>top: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left: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width:calc(100% - 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osition:relative !important;</text:p>
          </table:table-cell>
        </table:table-row>
        <table:table-row table:style-name="Table1.2">
          <table:table-cell table:style-name="Table1.A1" office:value-type="string">
            <text:p text:style-name="Standard"/>
          </table:table-cell>
          <table:table-cell table:style-name="Table1.A1" office:value-type="string">
            <text:p text:style-name="Standard"><text:tab/>height:67.9514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top: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left:4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bottom: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x-width:343.45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padding-right: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in-width:25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right:28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left: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top:17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margin-bottom:10px !important;</text:p>
          </table:table-cell>
        </table:table-row>
        <table:table-row table:style-name="Table1.2">
          <table:table-cell table:style-name="Table1.A1" office:value-type="string">
            <text:p text:style-name="Standard"/>
          </table:table-cell>
          <table:table-cell table:style-name="Table1.A1" office:value-type="string">
            <text:p text:style-name="Standard"><text:tab/>text-align:center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Flex Sections CSS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global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font-size-48, .size-48, .size-48 &gt; font { font-size: 48px !important; }</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lt;style id="pageFontSizeStyle" type="text/css"&gt;</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hideAnimFix"&gt;</text:p>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ata-anim-desktop]:not([data-anim-desktop='none']), .dmDesktopBody:not(.editGrid)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DesktopBody:not(.editGrid) .dmNewParagraph[data-anim-desktop]:not([data-anim-desktop='none']), .dmDesktopBody:not(.editGrid) .dmNewParagraph[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 !importa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Root:not(.editGrid) .flex-element [data-anim-extended] {</text:p>
          </table:table-cell>
        </table:table-row>
        <table:table-row table:style-name="Table1.2">
          <table:table-cell table:style-name="Table1.A1" office:value-type="string">
            <text:p text:style-name="Standard"/>
          </table:table-cell>
          <table:table-cell table:style-name="Table1.A1" office:value-type="string">
            <text:p text:style-name="Standard">visibility: hidde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tyle id="fontFallbacks"&gt;</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Montserrat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4.9466%;</text:p>
          </table:table-cell>
        </table:table-row>
        <table:table-row table:style-name="Table1.2">
          <table:table-cell table:style-name="Table1.A1" office:value-type="string">
            <text:p text:style-name="Standard"/>
          </table:table-cell>
          <table:table-cell table:style-name="Table1.A1" office:value-type="string">
            <text:p text:style-name="Standard">descent-override: 22.0264%;</text:p>
          </table:table-cell>
        </table:table-row>
        <table:table-row table:style-name="Table1.2">
          <table:table-cell table:style-name="Table1.A1" office:value-type="string">
            <text:p text:style-name="Standard"/>
          </table:table-cell>
          <table:table-cell table:style-name="Table1.A1" office:value-type="string">
            <text:p text:style-name="Standard">size-adjust: 113.954%;</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Poppins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2.326%;</text:p>
          </table:table-cell>
        </table:table-row>
        <table:table-row table:style-name="Table1.2">
          <table:table-cell table:style-name="Table1.A1" office:value-type="string">
            <text:p text:style-name="Standard"/>
          </table:table-cell>
          <table:table-cell table:style-name="Table1.A1" office:value-type="string">
            <text:p text:style-name="Standard">descent-override: 30.7753%;</text:p>
          </table:table-cell>
        </table:table-row>
        <table:table-row table:style-name="Table1.2">
          <table:table-cell table:style-name="Table1.A1" office:value-type="string">
            <text:p text:style-name="Standard"/>
          </table:table-cell>
          <table:table-cell table:style-name="Table1.A1" office:value-type="string">
            <text:p text:style-name="Standard">line-gap-override: 8.793%;</text:p>
          </table:table-cell>
        </table:table-row>
        <table:table-row table:style-name="Table1.2">
          <table:table-cell table:style-name="Table1.A1" office:value-type="string">
            <text:p text:style-name="Standard"/>
          </table:table-cell>
          <table:table-cell table:style-name="Table1.A1" office:value-type="string">
            <text:p text:style-name="Standard">size-adjust: 113.7274%;</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miko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82.254%;</text:p>
          </table:table-cell>
        </table:table-row>
        <table:table-row table:style-name="Table1.2">
          <table:table-cell table:style-name="Table1.A1" office:value-type="string">
            <text:p text:style-name="Standard"/>
          </table:table-cell>
          <table:table-cell table:style-name="Table1.A1" office:value-type="string">
            <text:p text:style-name="Standard">descent-override: 35.9861%;</text:p>
          </table:table-cell>
        </table:table-row>
        <table:table-row table:style-name="Table1.2">
          <table:table-cell table:style-name="Table1.A1" office:value-type="string">
            <text:p text:style-name="Standard"/>
          </table:table-cell>
          <table:table-cell table:style-name="Table1.A1" office:value-type="string">
            <text:p text:style-name="Standard">size-adjust: 112.821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Allur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08.6538%;</text:p>
          </table:table-cell>
        </table:table-row>
        <text:soft-page-break/>
        <table:table-row table:style-name="Table1.2">
          <table:table-cell table:style-name="Table1.A1" office:value-type="string">
            <text:p text:style-name="Standard"/>
          </table:table-cell>
          <table:table-cell table:style-name="Table1.A1" office:value-type="string">
            <text:p text:style-name="Standard">descent-override: 61.1178%;</text:p>
          </table:table-cell>
        </table:table-row>
        <table:table-row table:style-name="Table1.2">
          <table:table-cell table:style-name="Table1.A1" office:value-type="string">
            <text:p text:style-name="Standard"/>
          </table:table-cell>
          <table:table-cell table:style-name="Table1.A1" office:value-type="string">
            <text:p text:style-name="Standard">size-adjust: 73.628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Oswald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145.0682%;</text:p>
          </table:table-cell>
        </table:table-row>
        <table:table-row table:style-name="Table1.2">
          <table:table-cell table:style-name="Table1.A1" office:value-type="string">
            <text:p text:style-name="Standard"/>
          </table:table-cell>
          <table:table-cell table:style-name="Table1.A1" office:value-type="string">
            <text:p text:style-name="Standard">descent-override: 35.1423%;</text:p>
          </table:table-cell>
        </table:table-row>
        <table:table-row table:style-name="Table1.2">
          <table:table-cell table:style-name="Table1.A1" office:value-type="string">
            <text:p text:style-name="Standard"/>
          </table:table-cell>
          <table:table-cell table:style-name="Table1.A1" office:value-type="string">
            <text:p text:style-name="Standard">size-adjust: 82.2372%;</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Noto Serif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98.7162%;</text:p>
          </table:table-cell>
        </table:table-row>
        <table:table-row table:style-name="Table1.2">
          <table:table-cell table:style-name="Table1.A1" office:value-type="string">
            <text:p text:style-name="Standard"/>
          </table:table-cell>
          <table:table-cell table:style-name="Table1.A1" office:value-type="string">
            <text:p text:style-name="Standard">descent-override: 27.0569%;</text:p>
          </table:table-cell>
        </table:table-row>
        <table:table-row table:style-name="Table1.2">
          <table:table-cell table:style-name="Table1.A1" office:value-type="string">
            <text:p text:style-name="Standard"/>
          </table:table-cell>
          <table:table-cell table:style-name="Table1.A1" office:value-type="string">
            <text:p text:style-name="Standard">size-adjust: 108.2903%;</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font-face {</text:p>
          </table:table-cell>
        </table:table-row>
        <table:table-row table:style-name="Table1.2">
          <table:table-cell table:style-name="Table1.A1" office:value-type="string">
            <text:p text:style-name="Standard"/>
          </table:table-cell>
          <table:table-cell table:style-name="Table1.A1" office:value-type="string">
            <text:p text:style-name="Standard">font-family: "Comfortaa Fallback";</text:p>
          </table:table-cell>
        </table:table-row>
        <table:table-row table:style-name="Table1.2">
          <table:table-cell table:style-name="Table1.A1" office:value-type="string">
            <text:p text:style-name="Standard"/>
          </table:table-cell>
          <table:table-cell table:style-name="Table1.A1" office:value-type="string">
            <text:p text:style-name="Standard">src: local('Arial');</text:p>
          </table:table-cell>
        </table:table-row>
        <table:table-row table:style-name="Table1.2">
          <table:table-cell table:style-name="Table1.A1" office:value-type="string">
            <text:p text:style-name="Standard"/>
          </table:table-cell>
          <table:table-cell table:style-name="Table1.A1" office:value-type="string">
            <text:p text:style-name="Standard">ascent-override: 74.2135%;</text:p>
          </table:table-cell>
        </table:table-row>
        <table:table-row table:style-name="Table1.2">
          <table:table-cell table:style-name="Table1.A1" office:value-type="string">
            <text:p text:style-name="Standard"/>
          </table:table-cell>
          <table:table-cell table:style-name="Table1.A1" office:value-type="string">
            <text:p text:style-name="Standard">descent-override: 19.7117%;</text:p>
          </table:table-cell>
        </table:table-row>
        <table:table-row table:style-name="Table1.2">
          <table:table-cell table:style-name="Table1.A1" office:value-type="string">
            <text:p text:style-name="Standard"/>
          </table:table-cell>
          <table:table-cell table:style-name="Table1.A1" office:value-type="string">
            <text:p text:style-name="Standard">size-adjust: 118.7115%;</text:p>
          </table:table-cell>
        </table:table-row>
        <table:table-row table:style-name="Table1.2">
          <table:table-cell table:style-name="Table1.A1" office:value-type="string">
            <text:p text:style-name="Standard"/>
          </table:table-cell>
          <table:table-cell table:style-name="Table1.A1" office:value-type="string">
            <text:p text:style-name="Standard">line-gap-override: 0%;</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tyl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End render the required css and JS in the head section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link type="application/rss+xml" rel="alternate" href="<text:a xlink:type="simple" xlink:href="https://www.aprroofing.com//feed/rss2" text:style-name="ListLabel_20_1" text:visited-style-name="ListLabel_20_1"><text:span text:style-name="T1">https://www.aprroofing.com//feed/rss2</text:span></text:a>"/&gt;</text:p>
          </table:table-cell>
        </table:table-row>
        <table:table-row table:style-name="Table1.2">
          <table:table-cell table:style-name="Table1.A1" office:value-type="string">
            <text:p text:style-name="Standard"/>
          </table:table-cell>
          <table:table-cell table:style-name="Table1.A1" office:value-type="string">
            <text:p text:style-name="Standard">&lt;link type="application/atom+xml" rel="alternate" href="<text:a xlink:type="simple" xlink:href="https://www.aprroofing.com//feed/atom" text:style-name="ListLabel_20_1" text:visited-style-name="ListLabel_20_1"><text:span text:style-name="T1">https://www.aprroofing.com//feed/atom</text:span></text:a>"/&gt;</text:p>
          </table:table-cell>
        </table:table-row>
        <table:table-row table:style-name="Table1.2">
          <table:table-cell table:style-name="Table1.A1" office:value-type="string">
            <text:p text:style-name="Standard"/>
          </table:table-cell>
          <table:table-cell table:style-name="Table1.A1" office:value-type="string">
            <text:p text:style-name="Standard">&lt;meta name="robots" content="noindex"/&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ype" content="website"/&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url" content="https://www.aprroofing.com/Residential-Roofing-Contractor-Los-Angeles-CA"/&gt;</text:p>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esidential Roofing | APR Roofing | Los Angeles</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title&gt;</text:p>
          </table:table-cell>
        </table:table-row>
        <table:table-row table:style-name="Table1.2">
          <table:table-cell table:style-name="Table1.A1" office:value-type="string">
            <text:p text:style-name="Standard"/>
          </table:table-cell>
          <table:table-cell table:style-name="Table1.A1" office:value-type="string">
            <text:p text:style-name="Standard">&lt;meta name="description" content="Protect your castle with APR Roofing's residential roofing services in Los Angeles, San Fernando, San Gabriel, Santa Clarita, &amp;amp; The Antelope Valleys. Contact us for a quote."/&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meta name="twitter:card" content="summary"/&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title" content="Residential Roofing | APR Roofing | Los Angeles"/&gt;</text:p>
          </table:table-cell>
        </table:table-row>
        <table:table-row table:style-name="Table1.2">
          <table:table-cell table:style-name="Table1.A1" office:value-type="string">
            <text:p text:style-name="Standard"/>
          </table:table-cell>
          <table:table-cell table:style-name="Table1.A1" office:value-type="string">
            <text:p text:style-name="Standard">&lt;meta name="twitter:description" content="Protect your castle with APR Roofing's residential roofing services in Los Angeles, San Fernando, San Gabriel, Santa Clarita, &amp;amp; The Antelope Valleys. Contact us for a quote."/&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meta name="twitter: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description" content="Protect your castle with APR Roofing's residential roofing services in Los Angeles, San Fernando, San Gabriel, Santa Clarita, &amp;amp; The Antelope Valleys. Contact us for a quote."/&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title" content="Residential Roofing | APR Roofing | Los Angeles"/&gt;</text:p>
          </table:table-cell>
        </table:table-row>
        <table:table-row table:style-name="Table1.2">
          <table:table-cell table:style-name="Table1.A1" office:value-type="string">
            <text:p text:style-name="Standard"/>
          </table:table-cell>
          <table:table-cell table:style-name="Table1.A1" office:value-type="string">
            <text:p text:style-name="Standard">&lt;meta property="og:image" content="https://lirp.cdn-website.com/3d72e0e8/dms3rep/multi/opt/stock-vector-building-tradesman-with-a-roofer-on-the-roof-of-a-house-laying-tiles-squatting-on-a-frame-he-works-1315539974-1920w.jpg"/&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YS- VVNfRElSRUNUX1BST0RVQ1RJT04= --&gt;</text:p>
          </table:table-cell>
        </table:table-row>
        <table:table-row table:style-name="Table1.2">
          <table:table-cell table:style-name="Table1.A1" office:value-type="string">
            <text:p text:style-name="Standard"/>
          </table:table-cell>
          <table:table-cell table:style-name="Table1.A1" office:value-type="string">
            <text:p text:style-name="Standard">&lt;/hea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ody id="dmRoot" data-page-alias="Residential-Roofing-Contractor-Los-Angeles-CA" class="dmRoot dmDesktopBody fix-mobile-scrolling addCanvasBorder dmResellerSite dmLargeBody responsiveTablet "</text:p>
          </table:table-cell>
        </table:table-row>
        <table:table-row table:style-name="Table1.2">
          <table:table-cell table:style-name="Table1.A1" office:value-type="string">
            <text:p text:style-name="Standard"/>
          </table:table-cell>
          <table:table-cell table:style-name="Table1.A1" office:value-type="string">
            <text:p text:style-name="Standard">style="padding:0;margin:0;"</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 Site Content ========= --&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id="dm" class='dmwr'&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dm_wrapper standard-var5 widgetStyle-3 standard"&gt;</text:p>
          </table:table-cell>
        </table:table-row>
        <table:table-row table:style-name="Table1.2">
          <table:table-cell table:style-name="Table1.A1" office:value-type="string">
            <text:p text:style-name="Standard"/>
          </table:table-cell>
          <table:table-cell table:style-name="Table1.A1" office:value-type="string">
            <text:p text:style-name="Standard">&lt;div dmwrapped="true" id="1582363842" themewaschanged="true"&gt; &lt;div dmtemplateid="Hamburger" data-responsive-name="ResponsiveDesktopTopTabletHamburger" class="runtime-module-container dm-bfs dm-layout-sec hasAnimations hasStickyHeader rows-1200 layout-drawer_fixed-header dmPageBody d-page-1683814473 dmFreeHeader" id="dm-outer-wrapper" data-page-class="1683814473" data-soch="true" data-background-parallax-selector=".dmHomeSection1, .dmSectionParallex"&gt; &lt;div id="dmStyle_outerContainer" class="dmOuter"&gt; &lt;div id="dmStyle_innerContainer" class="dmInner"&gt; &lt;div class="dmLayoutWrapper standard-var dmStandardDesktop"&gt; &lt;div id="site_content"&gt; &lt;div class="p_hfcontainer showOnMedium"&gt; &lt;div id="hamburger-drawer" class="hamburger-drawer layout-drawer" layout="5ff40d2f36ae4e5ea1bc96b2e2fcf67e===header" data-origin="top"&gt; &lt;div class="u_1306904239 dmRespRow" style="text-align: center;" id="1306904239"&gt; &lt;div class="dmRespColsWrapper" id="1069100022"&gt; &lt;div class="u_1763389341 dmRespCol small-12 medium-12 large-12 empty-column" id="1763389341"&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86489610 dmRespRow middleDrawerRow" style="text-align: center;" id="1786489610"&gt; &lt;div class="dmRespColsWrapper" id="1841528365"&gt; &lt;div class="dmRespCol small-12 u_1080436581 medium-12 large-12" id="1080436581"&gt; &lt;nav class="u_1169410882 effect-bottom2 main-navigation unifiednav dmLinksMenu" role="navigation" layout-main="vertical_nav_layout_2" layout-sub="" data-show-vertical-sub-items="HIDE" id="1169410882" dmle_extension="onelinksmenu" data-element-type="onelinksmenu" data-logo-src=""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NavItemSelected dmUDNavigationItem_010101596311 "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081130099" style="text-align: center;" id="1081130099"&gt; &lt;div class="dmRespColsWrapper" id="1797873809"&gt; &lt;div class="u_1758979932 dmRespCol small-12 medium-12 large-12" id="1758979932"&gt; &lt;div class="u_1990492147 imageWidget align-center" data-element-type="image" data-widget-type="image" id="1990492147"&gt; &lt;a href="<text:a xlink:type="simple" xlink:href="https://www.aprroofing.com/" text:style-name="ListLabel_20_1" text:visited-style-name="ListLabel_20_1"><text:span text:style-name="T1">/</text:span></text:a>" id="198020384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480688661" class="" data-dm-image-path="https://irp.cdn-website.com/3d72e0e8/dms3rep/multi/apr-roofing-logo.jpeg" width="310" height="119"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drawer-overlay" id="layout-drawer-overlay"&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ite_content"&gt; &lt;div id="hamburger-header-container" class="showOnMedium hamburger-header-container p_hfcontainer"&gt; &lt;div id="hamburger-header" class="hamburger-header p_hfcontainer" layout="44dc38f951e9489490b055748e10ba9f===header"&gt; &lt;div class="u_1368101915 dmRespRow" style="text-align: center;" id="1368101915"&gt; &lt;div class="dmRespColsWrapper" id="1665411207"&gt; &lt;div class="dmRespCol small-12 u_1802694109 medium-4 large-4 empty-column content-removed" id="1802694109"&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empty-column" id="1662706043"&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medium-4 large-4" id="1383423413"&gt; &lt;a data-display-type="block" class="u_1245457061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245457061"&gt; &lt;span class="iconBg" id="1975009463"&gt; &lt;span class="icon hasFontIcon icon-star" id="1510698549"&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768215722"&gt;Book a service&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button class="showOnMedium layout-drawer-hamburger hamburger-on-header" id="layout-drawer-hamburger" aria-label="menu"&gt; &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hamburger__slice"&gt;&lt;/span&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lt;div class="dmHeaderContainer fHeader d-header-wrapper showOnLarge"&gt; &lt;div id="hcontainer" class="dmHeader p_hfcontainer u_hcontainer" freeheader="true" layout="7f3c1de367df47d5b45ab63d33101c7b===header" has-shadow="true" data-scrollable-target="body" data-scrollable-target-threshold="1" data-scroll-responder-id="1" logo-size-target="51%"&gt; &lt;div dm:templateorder="85" class="dmHeaderResp dmHeaderStack noSwitch" id="1709005236"&gt; &lt;div class="dmRespRow dmDefaultListContentRow u_1626419338 fullBleedChanged fullBleedMode" style="text-align:center" id="1626419338"&gt; &lt;div class="dmRespColsWrapper" id="1612474922"&gt; &lt;div class="u_1224726927 small-12 dmRespCol large-2 medium-2" id="1224726927"&gt; &lt;div class="u_1708863831 imageWidget align-center" data-widget-type="image" id="1708863831" data-element-type="image"&gt; &lt;a href="<text:a xlink:type="simple" xlink:href="https://www.aprroofing.com/" text:style-name="ListLabel_20_1" text:visited-style-name="ListLabel_20_1"><text:span text:style-name="T1">/</text:span></text:a>" id="1572559270"&gt;&lt;img src="<text:a xlink:type="simple" xlink:href="https://lirp.cdn-website.com/3d72e0e8/dms3rep/multi/opt/apr-roofing-logo-1920w.jpeg" text:style-name="ListLabel_20_1" text:visited-style-name="ListLabel_20_1"><text:span text:style-name="T1">https://lirp.cdn-website.com/3d72e0e8/dms3rep/multi/opt/apr-roofing-logo-1920w.jpeg</text:span></text:a>" id="1268211496" class="" data-dm-image-path="https://lirp.cdn-website.com/3d72e0e8/dms3rep/multi/opt/apr-roofing-logo-1920w.jpeg" alt="Apr roofing solutions logo on a blue backgroun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360353967 dmRespCol small-12 large-8 medium-8" id="1360353967"&gt; &lt;nav class="u_1715024653 effect-float main-navigation unifiednav dmLinksMenu" role="navigation" layout-main="horizontal_nav_layout_2" layout-sub="submenu_horizontal_2" data-show-vertical-sub-items="HOVER" id="1715024653" dmle_extension="onelinksmenu" data-element-type="onelinksmenu"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dmUDNavigationItem_00 " target="" data-target-page-alias=""&gt; &lt;span class="nav-item-text " data-link-tex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about" text:style-name="ListLabel_20_1" text:visited-style-name="ListLabel_20_1"><text:span text:style-name="T1">/about</text:span></text:a>" class="unifiednav__item dmUDNavigationItem_010101661768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oofing-Contractor-Palmdale-CA" text:style-name="ListLabel_20_1" text:visited-style-name="ListLabel_20_1"><text:span text:style-name="T1">/Roofing-Contractor-Palmdale-CA</text:span></text:a>" class="unifiednav__item dmUDNavigationItem_01010139782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Palmdale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Palmdale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g-Contractor-Monrovia-CA" text:style-name="ListLabel_20_1" text:visited-style-name="ListLabel_20_1"><text:span text:style-name="T1">/Roofing-Contractor-Monrovia-CA</text:span></text:a>" class="unifiednav__item dmUDNavigationItem_01010171510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ing Contractor Monrovia CA</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ing Contractor Monrovia CA&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aria-haspopup="true" class=" unifiednav__item-wrap " data-auto="more-pages" data-depth="0"&gt; &lt;a href="<text:a xlink:type="simple" xlink:href="https://www.aprroofing.com/Roofing-Services" text:style-name="ListLabel_20_1" text:visited-style-name="ListLabel_20_1"><text:span text:style-name="T1">/Roofing-Services</text:span></text:a>" class="unifiednav__item dmUDNavigationItem_010101704093 unifiednav__item_has-sub-nav"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Service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Service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ul role="menu" aria-expanded="false" class="unifiednav__container unifiednav__container_sub-nav" data-depth="0" data-auto="sub-pages"&gt; &lt;li role="menuitem" class=" unifiednav__item-wrap " data-auto="more-pages" data-depth="1"&gt; &lt;a href="<text:a xlink:type="simple" xlink:href="https://www.aprroofing.com/Residential-Roofing-Contractor-Los-Angeles-CA" text:style-name="ListLabel_20_1" text:visited-style-name="ListLabel_20_1"><text:span text:style-name="T1">/Residential-Roofing-Contractor-Los-Angeles-CA</text:span></text:a>" class="unifiednav__item dmNavItemSelected dmUDNavigationItem_010101596311 " target="" data-target-page-alias=""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Commercial-Roofing-Contractor-Los-Angeles-CA" text:style-name="ListLabel_20_1" text:visited-style-name="ListLabel_20_1"><text:span text:style-name="T1">/Commercial-Roofing-Contractor-Los-Angeles-CA</text:span></text:a>" class="unifiednav__item dmUDNavigationItem_010101570309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Inspection-Contractor-Los-Angeles-CA" text:style-name="ListLabel_20_1" text:visited-style-name="ListLabel_20_1"><text:span text:style-name="T1">/Roof-Inspection-Contractor-Los-Angeles-CA</text:span></text:a>" class="unifiednav__item dmUDNavigationItem_01010177106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1"&gt; &lt;a href="<text:a xlink:type="simple" xlink:href="https://www.aprroofing.com/Roof-Repair-Contractor-Los-Angeles-CA" text:style-name="ListLabel_20_1" text:visited-style-name="ListLabel_20_1"><text:span text:style-name="T1">/Roof-Repair-Contractor-Los-Angeles-CA</text:span></text:a>" class="unifiednav__item dmUDNavigationItem_010101538815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righ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types-of-roofing-Los-Angeles-CA" text:style-name="ListLabel_20_1" text:visited-style-name="ListLabel_20_1"><text:span text:style-name="T1">/types-of-roofing-Los-Angeles-CA</text:span></text:a>" class="unifiednav__item dmUDNavigationItem_010101220634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Types of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Types of Roofing&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dmUDNavigationItem_010101567797 " target="" data-target-page-alia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15747773 dmRespCol small-12 large-2 medium-2" id="1815747773"&gt; &lt;a class="u_1176180510 default dmDefaultGradient align-center dmCall voipReplacement dmWidget dmNoMark dmWwr" href="tel:661-406-7475" contenteditable="false" onclick=";return dm_gaq_push_event('ClickToCall', 'Call',null,'3d72e0e8', this);" id="1176180510" dmle_extension="clicktocall" data-element-type="clicktocall" data-buttonstyle="FLAT_ROUND_ICON" wr="true" data-display-type="block" icon="true" surround="true" description="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stickyHeaderSpacer" id="stickyHeaderSpacer" data-new="true"&gt;&lt;/div&gt;</text:p>
          </table:table-cell>
        </table:table-row>
        <table:table-row table:style-name="Table1.2">
          <table:table-cell table:style-name="Table1.A1" office:value-type="string">
            <text:p text:style-name="Standard"/>
          </table:table-cell>
          <table:table-cell table:style-name="Table1.A1" office:value-type="string">
            <text:p text:style-name="Standard">&lt;div dmwrapped="true" id="dmFirstContainer" themewaschanged="true" class="dmBody u_dmStyle_template_Residential-Roofing-Contractor-Los-Angeles-CA"&gt; &lt;div id="allWrapper" class="allWrapper"&gt;&lt;!-- navigation placeholders --&gt; &lt;div id="dm_content" class="dmContent"&gt; &lt;div dm:templateorder="100" class="dmAboutusRespTmpl mainBorder" id="1683814473"&gt; &lt;div class="innerPageTmplBox dmRespRowsWrapper" id="1396310947"&gt; &lt;div class="u_1018839555 dmRespRow hasBackgroundOverlay dmSectionNoParallax" style="text-align: center;" id="1018839555"&gt; &lt;div class="dmRespColsWrapper" id="1798004206"&gt; &lt;div class="dmRespCol small-12 medium-12 large-12" id="1882105274"&gt; &lt;div class="u_1647887293 dmNewParagraph" data-element-type="paragraph" id="1647887293" style="transition:opacity 1s ease-in-out 0s;line-height:initial;" data-version="5"&gt; &lt;h1 class="m-text-align-left m-size-35"&gt;&lt;span class="m-font-size-35" style="color: rgb(255, 255, 255); display: initial;"&gt;Residential Roofing&lt;/span&gt;&lt;/h1&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id="1323486880"&gt; &lt;div class="dmRespColsWrapper" id="1818894094"&gt; &lt;div class="dmRespCol large-12 medium-12 small-12" id="1136973234"&gt; &lt;div class="u_1108769910 dmNewParagraph" id="1108769910" style="text-align: center; display: block;" data-element-type="paragraph" data-version="5" data-anim-extended="eyJkZXNrdG9wIjp7InRyaWdnZXIiOiJlbnRyYW5jZSIsImFuaW1hdGlvbiI6Inpvb21JbkNvbWJvIiwiZHVyYXRpb24iOjMsImRlbGF5IjowLCJpbnRlbnNpdHkiOjEsInJldmVyc2UiOmZhbHNlLCJkaXIiOiJpbi1wbGFjZSJ9fQ==" data-anim-desktop="zoomInCombo"&gt; &lt;h2 class="text-align-left m-size-24 size-48" style="line-height: 1.5;"&gt;&lt;span style="color:rgb(236, 25, 29);display:initial;font-family:'Noto Serif', 'Noto Serif Fallback';" class="font-size-48 m-font-size-24" m-font-size-set="true"&gt;You&amp;rsquo;ve heard the saying &amp;ldquo;your home is your castle,&amp;rdquo; and we agree!&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782357393 dmNewParagraph ql-disabled" id="1782357393" data-version="5" data-styletopreserve="{" background-image":""}"=""&gt;&lt;p&gt;&lt;span class="" style="display: initial; font-weight: bold;"&gt;&lt;span style="display: initial; font-weight: bold;"&gt;We will make sure your roof is doing its part to keep your home safe and protected. We start by performing&lt;/span&gt;</text:p>
          </table:table-cell>
        </table:table-row>
        <table:table-row table:style-name="Table1.2">
          <table:table-cell table:style-name="Table1.A1" office:value-type="string">
            <text:p text:style-name="Standard"/>
          </table:table-cell>
          <table:table-cell table:style-name="Table1.A1" office:value-type="string">
            <text:p text:style-name="Standard">&lt;/span&gt;&lt;span style="display: initial; font-weight: bold; color: rgb(236, 25, 29);"&gt;regular inspections&lt;/span&gt;&lt;span style="display: initial; font-weight: bold;"&gt;. We suggest regular maintenance as well. Being proactive can save you a lot of money because we can remedy anything that can evolve into bigger, more expensive fixes in the future.&amp;nbsp;&lt;/span&gt;&lt;/p&gt;&lt;p&gt;&lt;span style="display: initial;"&gt;&lt;br/&gt;&lt;/span&gt;&lt;/p&gt;&lt;p&gt;&lt;span style="display: initial; font-weight: bold;"&gt;When your&lt;/span&gt;&lt;span class="" style="display: initial; font-weight: bold; color: rgb(236, 25, 29);"&gt; &lt;span style="display: initial; font-weight: bold; color: rgb(236, 25, 29);"&gt;home&amp;rsquo;s roof needs repair&lt;/span&gt;&lt;/span&gt;&lt;span style="display: initial; font-weight: bold;"&gt;, we will promptly respond and take care of what needs to be done. If a new roof is needed, we can install one that can last for 20+ years. We strive to work with any budget and find a financial solution when needed. We don&amp;rsquo;t want to see anyone go without a solid roof.&amp;nbsp;&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pa_5896361 dmRespRow" style="text-align: center;" id="pa_5896361"&gt; &lt;div class="dmRespColsWrapper" id="1777923669"&gt; &lt;div class="u_1034459765 dmRespCol small-12 large-7 medium-7" id="1034459765"&gt; &lt;div class="u_1165598229 dmNewParagraph" id="1165598229" style="transition: none 0s ease 0s; display: block;" data-element-type="paragraph" data-version="5"&gt; &lt;h2 class="text-align-left m-size-24" style="line-height: 1.5;"&gt;&lt;span style="display: initial; font-weight: 600; color: rgb(39, 63, 145);" class="m-font-size-24" m-font-size-set="true"&gt;Are you in need of new Residential Roof?&amp;nbsp;&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073331067 dmNewParagraph" id="1073331067" style="transition: none 0s ease 0s; display: block;" data-version="5"&gt;&lt;p class="text-align-left"&gt;&lt;span class="" style="font-weight: bold; display: initial;"&gt;&lt;span style="font-weight: bold; display: initial;"&gt;APR Roofing is here for all your roofing needs. whether its a new roof, a re-roofing, a roofing repair, or roof inspection we have the experience and knowledge to get the job done right.&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p class="text-align-left"&gt;&lt;span style="display: initial;"&gt;&lt;br/&gt;&lt;/span&gt;&lt;/p&gt;&lt;p class="text-align-left"&gt;&lt;span class="" style="font-weight: bold; display: initial;"&gt;&lt;span style="font-weight: bold; display: initial;"&gt;Let the experienced crew at APR Roofing help you with your next roofing project.&lt;/span&gt;</text:p>
          </table:table-cell>
        </table:table-row>
        <table:table-row table:style-name="Table1.2">
          <table:table-cell table:style-name="Table1.A1" office:value-type="string">
            <text:p text:style-name="Standard"/>
          </table:table-cell>
          <table:table-cell table:style-name="Table1.A1" office:value-type="string">
            <text:p text:style-name="Standard">&lt;/span&gt;&lt;/p&gt;&lt;/div&gt; &lt;div class="u_1828983029 dmNewParagraph hide-for-large hide-for-medium" id="1828983029" style="transition: none 0s ease 0s; display: block;" data-version="5"&gt; &lt;ul class="defaultList"&gt;&lt;li class="text-align-left"&gt;&lt;strong style="display: initial; font-weight: bold;"&gt;New Roof&lt;/strong&gt;&lt;/li&gt;&lt;li class="text-align-left"&gt;&lt;span style="display: initial; font-weight: bold;"&gt;Roof Repair&lt;/span&gt;&lt;/li&gt;&lt;li class="text-align-left"&gt;&lt;span style="display: initial; font-weight: bold;"&gt;Roof Inspections&lt;/span&gt;&lt;/li&gt;&lt;li class="text-align-left"&gt;&lt;span style="display: initial; font-weight: bold;"&gt;Re-Roofing&lt;/span&gt;&lt;/li&gt;&lt;/ul&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89852517 dmRespRow hide-for-small" id="1589852517"&gt; &lt;div class="dmRespColsWrapper" id="1743042842"&gt; &lt;div class="u_1648403488 dmRespCol small-12 large-2 medium-2" id="1648403488"&gt; &lt;div class="u_1013920105 graphicWidget" data-element-type="graphic" data-widget-type="graphic" id="1013920105"&gt; &lt;svg xmlns="http://www.w3.org/2000/svg" viewbox="0 0 1792 1792" id="1125773587" class="svg u_1125773587" data-icon-name="fa-check"&gt; &lt;title id="1274212617"&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11982310 dmRespCol small-12 large-4 medium-4" id="1011982310"&gt; &lt;div class="u_1681679952 dmNewParagraph" data-element-type="paragraph" data-version="5" id="1681679952" style="transition: opacity 1s ease-in-out 0s;"&gt;&lt;p&gt;&lt;span style="display: unset; font-weight: bold; color: rgb(0, 0, 0);"&gt;New Roof&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57893746 dmRespCol small-12 large-2 medium-2" id="1457893746"&gt; &lt;div class="u_1967992487 graphicWidget" data-element-type="graphic" data-widget-type="graphic" id="1967992487"&gt; &lt;svg xmlns="http://www.w3.org/2000/svg" viewbox="0 0 1792 1792" id="1388383776" class="svg u_1388383776" data-icon-name="fa-check"&gt; &lt;title id="1427015564"&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u_1093145317 dmRespCol small-12 large-4 medium-4" id="1093145317"&gt; &lt;div class="u_1473606223 dmNewParagraph" data-element-type="paragraph" data-version="5" id="1473606223" style="transition: none 0s ease 0s; text-align: left; display: block;"&gt;&lt;p&gt;&lt;span style="color: rgb(0, 0, 0); font-weight: bold; display: unset;"&gt;Roof Repair&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18351732 dmRespRow hide-for-small" id="1818351732"&gt; &lt;div class="dmRespColsWrapper" id="1922933088"&gt; &lt;div class="u_1078790930 dmRespCol small-12 large-2 medium-2" id="1078790930"&gt; &lt;div class="u_1694191208 graphicWidget" data-element-type="graphic" data-widget-type="graphic" id="1694191208"&gt; &lt;svg xmlns="http://www.w3.org/2000/svg" viewbox="0 0 1792 1792" id="1526839113" class="svg u_1526839113" data-icon-name="fa-check"&gt; &lt;title id="1842954114"&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605834012 dmRespCol small-12 large-4 medium-4" id="1605834012"&gt; &lt;div class="u_1170835071 dmNewParagraph" data-element-type="paragraph" data-version="5" id="1170835071" style="transition: opacity 1s ease-in-out 0s;"&gt;&lt;p&gt;&lt;span style="color: rgb(0, 0, 0); font-weight: bold; display: unset;"&gt;Roof Inspections&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33325680 dmRespCol small-12 large-2 medium-2" id="1133325680"&gt; &lt;div class="u_1078773263 graphicWidget" data-element-type="graphic" data-widget-type="graphic" id="1078773263"&gt; &lt;svg xmlns="http://www.w3.org/2000/svg" viewbox="0 0 1792 1792" id="1448307143" class="svg u_1448307143" data-icon-name="fa-check"&gt; &lt;title id="1780345503"&gt;A white background with a few lines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fill="inherit" d="M1671 566q0 40-28 68l-724 724-136 136q-28 28-68 28t-68-28l-136-136-362-362q-28-28-28-68t28-68l136-136q28-28 68-28t68 28l294 295 656-657q28-28 68-28t68 28l136 136q28 28 28 68z"&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14562942 dmRespCol small-12 large-4 medium-4" id="1114562942"&gt; &lt;div class="u_1524628680 dmNewParagraph" data-element-type="paragraph" data-version="5" id="1524628680" style="transition: none 0s ease 0s; text-align: left; display: block;"&gt;&lt;p&gt;&lt;span style="color: rgb(0, 0, 0); font-weight: bold; display: unset;"&gt;Re-Roofing&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868104506 dmRespCol small-12 large-5 medium-5" id="1868104506"&gt; &lt;div class="dmRespRow u_1116198246" id="1116198246" data-anchor="quote"&gt; &lt;div class="dmRespColsWrapper" id="1637838830"&gt; &lt;div class="dmRespCol small-12 medium-12 large-12 u_1692494757" id="1692494757" data-anim-extended="eyJkZXNrdG9wIjp7InRyaWdnZXIiOiJlbnRyYW5jZSIsImFuaW1hdGlvbiI6InJvbGxJbkNvbWJvIiwiZHVyYXRpb24iOjMsImRlbGF5IjowLCJpbnRlbnNpdHkiOjEsInJldmVyc2UiOmZhbHNlLCJkaXIiOiJyaWdodCJ9fQ==" data-anim-desktop="rollInCombo"&gt; &lt;div class="u_1989368031 graphicWidget" data-element-type="graphic" data-widget-type="graphic" id="1989368031"&gt; &lt;svg id="1143011247" data-name="Layer 4" xmlns="http://www.w3.org/2000/svg" viewbox="0 0 172 173.87" class="svg u_1143011247" data-icon-custom="true" data-icon-name="estimated_quoteArtboard 3.svg"&gt; &lt;title id="1731743024"&gt;A black and white icon of a computer with a dollar sign on it.&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27.13,72.4q0,28.11,0,56.22a26.62,26.62,0,0,1-.22,4.38c-.38,2.32-1.61,3.66-4.24,3.66q-36.44-.07-72.87,0a4,4,0,0,1-4.34-3.59,19.38,19.38,0,0,1-.23-3.74q0-57,0-114a20.39,20.39,0,0,1,.11-3.13c.39-2.56,1.56-4.06,4.55-4q36.42.12,72.86,0c2.66,0,3.85,1.29,4.18,3.65a30.45,30.45,0,0,1,.2,4.38Q127.15,44.29,127.13,72.4ZM49,72.34c0,19,.05,37.9,0,56.85,0,2.74.54,3.74,3.57,3.73q33.77-.21,67.53,0c2.51,0,3.44-.53,3.43-3.24q-.12-57.33,0-114.65c0-2.7-.92-3.29-3.44-3.28q-33.76.13-67.53,0c-3.06,0-3.57,1.07-3.56,3.78C49,34.44,49,53.39,49,72.34Z" id="1741622609"&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36.43,120.12c0-7.54,0-15.08,0-22.62,0-3.78.7-4.25,4.3-3,7.59,2.69,15.14,5.47,22.76,8,2.44.83,3,2,2.37,4.45-5.29,19.91-11.81,39.44-18,59.08-.63,2-1.78,2.37-3.57,1.88L97.7,155.42c-2-.53-2.54-1.65-1.76-3.52a8.52,8.52,0,0,0,.26-.9c1.64-5.06,1.64-5.06,6.86-5.06,10.26,0,20.53-.06,30.79,0,2,0,2.66-.55,2.63-2.62C136.37,135.62,136.43,127.87,136.43,120.12Zm3.76,3.56q0,11,0,22c0,3.92-.13,4-4.12,4q-16.65,0-33.31,0c-1.18,0-2.38-.12-2.65,1.45s1.17,1.3,1.88,1.49c13.52,3.7,27.06,7.3,40.57,11,1.38.37,2.08.3,2.54-1.19,5.63-18.06,11.66-36,16.53-54.3.42-1.61.07-2.16-1.44-2.68q-8.9-3-17.71-6.36c-1.85-.69-2.34-.34-2.32,1.62C140.24,108.39,140.19,116,140.19,123.68Z" id="1010391130"&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35.88,87.19c0,10.67-.06,21.35,0,32,0,2.24-.68,3.39-2.85,4.11-9.27,3.07-7.64,3.35-10.25-5.09-5.4-17.46-10.59-35-16-52.46-.89-2.87-.55-4.31,2.5-5.41,7.37-2.66,14.6-5.68,21.89-8.55,4.06-1.59,4.67-1.15,4.68,3.35Zm-3.76.59c0-9.84,0-19.68,0-29.51,0-2.12-.31-2.79-2.56-1.84Q21.38,59.91,13,63c-2.13.78-2.55,1.66-1.87,3.89,5.24,17,10.3,34,15.51,51,.34,1.09-.14,3.36,2.36,2.84,2.15-.45,3.27-1.38,3.22-4C32,107,32.12,97.4,32.12,87.78Z" id="1064979484"&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13,80.73A1.92,1.92,0,0,1,88,83.1c-.5,2.87,1,3.79,3.49,4.33,1.64.36,4.57.31,3.75,3s-3.18.9-4.81.39c-2.58-.79-5.07-1.24-7.6.11a3.48,3.48,0,0,0-2.13,3.22A3.19,3.19,0,0,0,82.8,97c1.15.5,2.34.89,3.52,1.3,1.39.48,2.83.82,4.16,1.43,2.83,1.3,4.9,3.36,4.94,6.66a6.77,6.77,0,0,1-4.8,6.69c-2,.73-3,1.62-2.62,3.79.19,1.3,0,2.74-1.73,2.76-1.88,0-2.15-1.5-2-2.91.31-2.22-.92-2.92-2.73-3.33a19.36,19.36,0,0,1-3.59-1.1,1.81,1.81,0,0,1,1.14-3.43,28,28,0,0,1,3,.89,10.28,10.28,0,0,0,5,.48c2.22-.32,4.29-1.06,4.55-3.53s-1.92-3.24-3.79-3.94c-2.06-.76-4.23-1.22-6.24-2.09C78.83,99.48,77,97.36,77,94.19a6.67,6.67,0,0,1,4.54-6.56c2.24-.82,3.17-1.95,2.82-4.31A2.16,2.16,0,0,1,86.13,80.73Z" id="1534213286"&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11,67.7H62.29c-.83,0-1.67,0-2.5-.07A1.6,1.6,0,0,1,58.18,66a1.72,1.72,0,0,1,1.56-2,30.17,30.17,0,0,1,3.43-.12h47.65c1.47,0,3.28,0,3.19,2-.07,1.81-1.75,1.77-3.13,1.77Z" id="1509832587"&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5.75,28.52q-12.23,0-24.45,0c-1.34,0-3,.27-3.1-1.69s1.56-2.1,3.11-2.1h49.54c1.54,0,3.26.11,3.16,2.09-.09,1.78-1.78,1.71-3.18,1.71Z" id="1767659616"&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42,37.83h24.14c1.47,0,3.35-.21,3.42,1.77.08,2.26-1.91,2-3.47,2H61.6c-1.41,0-3.31.4-3.38-1.73-.07-2.3,1.86-2.05,3.44-2.05Z" id="1732351144"&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86.41,50.92h24.17c1.45,0,3.37-.26,3.41,1.76,0,2.21-1.95,2-3.52,2H61.81c-.42,0-.84,0-1.25,0-1.24-.13-2.35-.52-2.32-2s1.17-1.77,2.43-1.77H86.41Z" id="1900470539"&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34338500 dmNewParagraph" data-element-type="paragraph" id="1034338500" style="transition: opacity 1s ease-in-out 0s; text-align: center;" data-version="5"&gt; &lt;h2 class="text-align-center"&gt;&lt;span style="display: initial; font-weight: 500;"&gt;Get a quote&lt;/span&gt;&lt;span style="display: initial;"&gt;&lt;br/&gt;&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319283109 dmform default native-inputs" data-element-type="dContactUsRespId" id="1319283109" data-layout="layout-3" captcha="true" data-captcha-position="bottomleft"&gt; &lt;h3 class="dmform-title dmwidget-title" id="1748739965" hide="true"&gt;Contact Us&lt;/h3&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wrapper" id="1459463668" captcha-lang="en"&gt; &lt;form method="post" class="dmRespDesignRow" locale="ENGLISH" id="1040946275"&gt; &lt;div class="dmforminput required small-12 dmRespDesignCol medium-12 large-12" id="1387959181"&gt; &lt;label for="1888554839" id="1299131022" class="" data-dm-for="dmform-0"&gt;Name&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text" class="" name="dmform-0" id="1888554839"/&gt;&lt;input type="hidden" name="label-dmform-0" value="Name" id="1752714754"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required small-12 dmRespDesignCol medium-12 large-12" id="1971353380"&gt; &lt;label for="1246915390" id="1367606293" class="" data-dm-for="dmform-1"&gt;Email&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email" class="" name="dmform-1" id="1246915390"/&gt;&lt;input type="hidden" name="label-dmform-1" value="Email" id="1026715072"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required small-12 dmRespDesignCol medium-12 large-12" id="1519510011"&gt; &lt;label for="1609286544" id="1674082111" class="" data-dm-for="dmform-2"&gt;Phone&lt;/label&gt;</text:p>
          </table:table-cell>
        </table:table-row>
        <table:table-row table:style-name="Table1.2">
          <table:table-cell table:style-name="Table1.A1" office:value-type="string">
            <text:p text:style-name="Standard"/>
          </table:table-cell>
          <table:table-cell table:style-name="Table1.A1" office:value-type="string">
            <text:p text:style-name="Standard">&lt;input type="tel" class="" name="dmform-2" id="1609286544"/&gt;&lt;input type="hidden" name="label-dmform-2" value="Phone" id="1659075602" clas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input small-12 dmRespDesignCol medium-12 large-12" id="1537520357"&gt; &lt;label for="1975413223" id="1390324823" class="" data-dm-for="dmform-4"&gt;What services do you need?&lt;/label&gt;</text:p>
          </table:table-cell>
        </table:table-row>
        <table:table-row table:style-name="Table1.2">
          <table:table-cell table:style-name="Table1.A1" office:value-type="string">
            <text:p text:style-name="Standard"/>
          </table:table-cell>
          <table:table-cell table:style-name="Table1.A1" office:value-type="string">
            <text:p text:style-name="Standard">&lt;select name="dmform-4" id="1975413223"&gt; &lt;option selected="" disabled="" hidden="" value="" id="1319447779"&gt;&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012637023"&gt;Option 1&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591932201"&gt;Option 2&lt;/option&gt;</text:p>
          </table:table-cell>
        </table:table-row>
        <table:table-row table:style-name="Table1.2">
          <table:table-cell table:style-name="Table1.A1" office:value-type="string">
            <text:p text:style-name="Standard"/>
          </table:table-cell>
          <table:table-cell table:style-name="Table1.A1" office:value-type="string">
            <text:p text:style-name="Standard">&lt;option id="1299888048"&gt;Option 3&lt;/option&gt;</text:p>
          </table:table-cell>
        </table:table-row>
        <table:table-row table:style-name="Table1.2">
          <table:table-cell table:style-name="Table1.A1" office:value-type="string">
            <text:p text:style-name="Standard"/>
          </table:table-cell>
          <table:table-cell table:style-name="Table1.A1" office:value-type="string">
            <text:p text:style-name="Standard">&lt;/select&gt;</text:p>
          </table:table-cell>
        </table:table-row>
        <table:table-row table:style-name="Table1.2">
          <table:table-cell table:style-name="Table1.A1" office:value-type="string">
            <text:p text:style-name="Standard"/>
          </table:table-cell>
          <table:table-cell table:style-name="Table1.A1" office:value-type="string">
            <text:p text:style-name="Standard">&lt;input type="hidden" name="label-dmform-4" value="What services do you need?" id="1502443179" class=""/&gt;&lt;/div&gt;</text:p>
          </table:table-cell>
        </table:table-row>
        <table:table-row table:style-name="Table1.2">
          <table:table-cell table:style-name="Table1.A1" office:value-type="string">
            <text:p text:style-name="Standard"/>
          </table:table-cell>
          <table:table-cell table:style-name="Table1.A1" office:value-type="string">
            <text:p text:style-name="Standard">&lt;span id="1166096771" class="dmWidgetClear"&gt;&lt;/span&gt;</text:p>
          </table:table-cell>
        </table:table-row>
        <table:table-row table:style-name="Table1.2">
          <table:table-cell table:style-name="Table1.A1" office:value-type="string">
            <text:p text:style-name="Standard"/>
          </table:table-cell>
          <table:table-cell table:style-name="Table1.A1" office:value-type="string">
            <text:p text:style-name="Standard">&lt;span id="1018967783" class="dmWidgetClear"&gt;&lt;/span&gt;</text:p>
          </table:table-cell>
        </table:table-row>
        <table:table-row table:style-name="Table1.3177">
          <table:table-cell table:style-name="Table1.A1" office:value-type="string">
            <text:p text:style-name="Standard"/>
          </table:table-cell>
          <table:table-cell table:style-name="Table1.A1" office:value-type="string">
            <text:p text:style-name="Standard">&lt;div class="dmformsubmit dmWidget R" id="1499747833"&gt;&lt;input class="" name="submit" type="submit" value="Submit →" id="1083612487"/&gt;&lt;/div&gt;</text:p>
          </table:table-cell>
        </table:table-row>
        <table:table-row table:style-name="Table1.2">
          <table:table-cell table:style-name="Table1.A1" office:value-type="string">
            <text:p text:style-name="Standard"/>
          </table:table-cell>
          <table:table-cell table:style-name="Table1.A1" office:value-type="string">
            <text:p text:style-name="Standard">&lt;input name="dmformsendto" type="hidden" value="O0wrseIfFLvCnETgLcwFK8wBxC67WF1hCmgxIdbnQJ4DEJCSlrMvBK5tTSDeMCtqZKiiOt24XmE=" id="1491600946" class="" data-dec="true"/&gt;&lt;input class="dmActionInput" type="hidden" name="action" value="/_dm/s/rt/widgets/dmform.submit.jsp" id="1105075047"/&gt;&lt;input name="dmformsubject" type="hidden" value="Quote Request From Website" id="1845986457" class="" data-email-subject="Quote Request From Website"/&gt;&lt;input name="dmformfrom" type="hidden" value="" id="1768134880"/&gt;&lt;input name="dmformsubmitparams" type="hidden" value="8mpKnCSiNQXK/d9M7IDrS21iaGO90EYxa9J5jKUIxiBMCNWdFH9VJBNVAexsfANZrhpU2pYWFBc1R2UM4gKuX68/dPwIlm9+QDRtDq/+BN32LQ8iMz3RKVQFwIuKCWVJeD9uRzuYcCZHp+xqQKMVTPGbIdhUGxMfGRPh5G/JmgMYayzTbeYuWHNdsA+Qll9nY2wFe1G35JVh/dUn/kjiRxRAHg1n0KYvyrmbdQksjyJ/ug7VzLAbWGZxyWcyj2nP" data-dec="true"/&gt;&lt;input type="hidden" name="page_uuid" value="b8ce377d8b0a430f96747c03b1df5323"/&gt;&lt;/form&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rm-success" style="display:none" id="1152783025"&gt;Thank you for contacting us.&lt;br id="1309927145"/&gt;We will get back to you as soon as possible.&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dmform-error" style="display:none" id="1082625854"&gt;Oops, there was an error sending your message.&lt;br id="1165181028"/&gt;Please try again later.&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219496948 dmRespRow" id="1219496948"&gt; &lt;div class="dmRespColsWrapper" id="1847814615"&gt; &lt;div class="u_1958045999 dmRespCol small-12 large-6 medium-6" id="1958045999"&gt; &lt;div class="u_1748954816 dmPhotoGallery newPhotoGallery dmPhotoGalleryResp photo-gallery-done text-layout-over captionAlignment-center_center photoGallery" galleryoptionsparams="{thumbnailsPerRow: 3, rowsToShow: 3, imageScaleMethod: true}" data-desktop-layout="square" data-desktop-columns="2" data-element-type="dPhotoGalleryId" data-desktop-text-layout="over" id="1748954816" data-rows-to-show="100" data-image-hover-effect="zoomout" data-desktop-caption-alignment="center_center" data-placeholder="false" data-mobile-columns="1"&gt; &lt;ul class="dmPhotoGalleryHolder clearfix gallery shadowEffectToChildren gallery4inArow" id="1362986591"&gt;&lt;/ul&gt;</text:p>
          </table:table-cell>
        </table:table-row>
        <table:table-row table:style-name="Table1.2">
          <table:table-cell table:style-name="Table1.A1" office:value-type="string">
            <text:p text:style-name="Standard"/>
          </table:table-cell>
          <table:table-cell table:style-name="Table1.A1" office:value-type="string">
            <text:p text:style-name="Standard">&lt;div class="layout-container square"&gt; &lt;div class="photogallery-row " data-index=""&gt; &lt;div class="photogallery-column column-2" data-index="0"&gt; &lt;div index="0" class="photoGalleryThumbs animated " id="1237669747" data-index="0"&gt; &lt;div class="thumbnailInnerWrapper" style="opacity: 1;"&gt; &lt;div class="image-container revealed"&gt; &lt;a data-dm-multisize-attr="temp" data-dm-force-device="mobile" class="u_1043096003" data-image-url="https://irp.cdn-website.com/3d72e0e8/dms3rep/multi/stock-photo-a-man-in-a-hard-hat-holding-a-clipboard-standing-on-the-steps-of-an-old-rundown-house-2048290685.jpg" style="background-image: url('https://lirp.cdn-website.com/3d72e0e8/dms3rep/multi/opt/stock-photo-a-man-in-a-hard-hat-holding-a-clipboard-standing-on-the-steps-of-an-old-rundown-house-2048290685-640w.jpg');"&gt;&lt;img data-src="https://lirp.cdn-website.com/3d72e0e8/dms3rep/multi/opt/stock-photo-a-man-in-a-hard-hat-holding-a-clipboard-standing-on-the-steps-of-an-old-rundown-house-2048290685-1920w.jpg" alt="A man in a hard hat and orange vest is standing on a roof holding a clipboard."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491613355" class="caption-container u_1491613355" style="display:none"&gt; &lt;span class="caption-inner"&gt; &lt;a id="1031703165" class="caption-button dmWidget clearfix u_1031703165"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hotogallery-column column-2" data-index="1"&gt; &lt;div index="1" class="photoGalleryThumbs animated " id="1206712382" data-index="1"&gt; &lt;div class="thumbnailInnerWrapper" style="opacity: 1;"&gt; &lt;div class="image-container revealed"&gt; &lt;a data-dm-multisize-attr="temp" data-dm-force-device="mobile" class="u_1482074582" data-image-url="https://irp.cdn-website.com/3d72e0e8/dms3rep/multi/stock-photo-roof-repair-worker-with-yellow-gloves-replacing-red-tiles-or-shingles-on-house-with-blue-sky-as-126751889.jpg" style="background-image: url('https://lirp.cdn-website.com/3d72e0e8/dms3rep/multi/opt/stock-photo-roof-repair-worker-with-yellow-gloves-replacing-red-tiles-or-shingles-on-house-with-blue-sky-as-126751889-640w.jpg');"&gt;&lt;img data-src="https://lirp.cdn-website.com/3d72e0e8/dms3rep/multi/opt/stock-photo-roof-repair-worker-with-yellow-gloves-replacing-red-tiles-or-shingles-on-house-with-blue-sky-as-126751889-1920w.jpg" alt="A man wearing yellow gloves is laying a red tile on a roof." onerror="handleImageLoadError(this)"/&gt;&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243561561" class="caption-container u_1243561561" style="display:none"&gt; &lt;span class="caption-inner"&gt; &lt;a id="1739832520" class="caption-button dmWidget clearfix u_1739832520" href="" style=""&gt; &lt;span class="iconBg"&gt; &lt;span class="icon hasFontIcon "&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Button&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45006446 dmRespCol small-12 large-6 medium-6" id="1445006446"&gt; &lt;div class="u_1815844787 dmNewParagraph" id="1815844787" style="transition: opacity 1s ease-in-out; display: block;" data-element-type="paragraph" data-version="5"&gt; &lt;h2 class="text-align-left m-size-24" style="line-height: 1.5;"&gt;&lt;span style="display: initial; font-weight: 600;" class="m-font-size-24" m-font-size-set="true"&gt;New Roof, Leaky Roof? We Have You Covered!&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724510575 dmNewParagraph" id="1724510575" style="transition: none; display: block;" data-version="5"&gt;&lt;p class="text-align-left"&gt;&lt;span style="display: initial; font-weight: bold;"&gt;We are dedicated to giving your fast, friendly and reliable service. We offer services every day of the week, at the time that's best for you.&lt;/span&gt;&lt;/p&gt;&lt;/div&gt; &lt;a data-display-type="block" class="u_1087636865 align-center dmButtonLink dmWidget dmWwr default dmOnlyButton dmDefaultGradient" file="false" href="<text:a xlink:type="simple" xlink:href="https://www.aprroofing.com/Contact-Local-Roofing-Contractor-Los-Angeles-CA" text:style-name="ListLabel_20_1" text:visited-style-name="ListLabel_20_1"><text:span text:style-name="T1">/Contact-Local-Roofing-Contractor-Los-Angeles-CA</text:span></text:a>" data-element-type="dButtonLinkId" id="1087636865"&gt; &lt;span class="iconBg" id="1039158067"&gt; &lt;span class="icon hasFontIcon icon-star" id="1686847833"&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 id="1024403008"&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196622197" id="1196622197"&gt; &lt;div class="dmRespColsWrapper" id="1496510097"&gt; &lt;div class="u_1147909918 dmRespCol small-12 medium-6 large-6" id="1147909918"&gt; &lt;div class="u_1596258835 dmNewParagraph" data-element-type="paragraph" id="1596258835" background-image="" :="" style="line-height:initial;" data-version="5"&gt; &lt;h2&gt;&lt;span style="display: initial; color: rgb(255, 255, 255);"&gt;Need a Roofing Contractor?&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347502524 dmRespCol small-12 medium-6 large-6" id="1347502524"&gt; &lt;a class="u_1846843281 default dmDefaultGradient align-center dmCall voipReplacement dmWidget dmNoMark dmWwr" href="tel:661-406-7475" contenteditable="false" onclick=";return dm_gaq_push_event('ClickToCall', 'Call',null,'3d72e0e8', this);" id="1846843281"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76681529 dmRespRow mobile-columns-reversed" style="text-align: center;" id="1976681529"&gt; &lt;div class="dmRespColsWrapper" id="1582675435"&gt; &lt;div class="u_1079441398 dmRespCol small-12 medium-12 large-12" id="1079441398"&gt; &lt;span id="1211198065"&gt;&lt;/span&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 class="u_1691420961 dmNewParagraph" data-element-type="paragraph" id="1691420961" style="transition: none 0s ease 0s; display: block;" data-version="5"&gt; &lt;h2 class="m-text-align-center text-align-left"&gt;&lt;span style="font-weight: 600; display: initial;"&gt;Professional Inspections&lt;/span&gt;&lt;/h2&gt;</text:p>
          </table:table-cell>
        </table:table-row>
        <table:table-row table:style-name="Table1.3235">
          <table:table-cell table:style-name="Table1.A1" office:value-type="string">
            <text:p text:style-name="Standard"/>
          </table:table-cell>
          <table:table-cell table:style-name="Table1.A1" office:value-type="string">
            <text:p text:style-name="Standard">&lt;/div&gt; &lt;div class="widget-7b2ba5 u_1084699918 dmCustomWidget" data-lazy-load="" data-title="" id="1084699918" dmle_extension="custom_extension" data-element-type="custom_extension" icon="false" surround="false" data-widget-id="7b2ba547771b4d4db17e3e2b9f0abd0c" data-widget-version="222" data-widget-config="eyJ0YWJzIjpbeyJpbWFnZSI6Imh0dHBzOi8vaXJwLmNkbi13ZWJzaXRlLmNvbS8zZDcyZTBlOC9kbXMzcmVwL211bHRpL3N0b2NrLXBob3RvLWEtbWFuLWluLWEtaGFyZC1oYXQtaG9sZGluZy1hLWNsaXBib2FyZC1zdGFuZGluZy1vbi10aGUtc3RlcHMtb2YtYW4tb2xkLXJ1bmRvd24taG91c2UtMjA0ODI5MDY4NS0wYzZlOGRmOS5qcGciLCJpdGVtTGFiZWwiOiJBc3Nlc3MiLCJoZWFkaW5nVHlwZSI6Img0IiwiaXRlbVRpdGxlIjoiUHJvZmVzc2lvbmFsIGFzc2Vzc21lbnQiLCJpdGVtRGVzYyI6IjxwIGNsYXNzPVwicnRlQmxvY2tcIj5XZSB1bmRlcnN0YW5kIHRoYXQgZWFjaCBwcm9qZWN0IGlzIHVuaXF1ZSBhbmQgY2FycmllcyBpdHMgb3duIHVuaXF1ZSBvYnN0YWNsZXMuwqA8L3A+PGJyPjxwIGNsYXNzPVwicnRlQmxvY2tcIj5UaGF0JiN4Mjc7cyB3aHkgd2UgcGF5IGV4dHJhIGF0dGVudGlvbiB0byBlYWNoIHByb2plY3Qgc28gd2UgY2FuIHByb3ZpZGUgeW91IHdpdGggYSBmdWxsIHVuZGVyc3RhbmRpbmcgb2Ygd2hhdCB3aWxsIGJlIHJlcXVpcmVkIHRvIGNvbXBsZXRlIHRoZSBqb2IuPC9wPiIsInNob3dCdG4iOnRydWUsInRleHRPbkxpbmsiOiJCb29rIGEgc2VydmljZSDihpIifSx7ImltYWdlIjoiaHR0cHM6Ly9pcnAuY2RuLXdlYnNpdGUuY29tLzNkNzJlMGU4L2RtczNyZXAvbXVsdGkvc3RvY2stcGhvdG8tY29uc3RydWN0aW9uLXdvcmtlci13ZWFyaW5nLXNhZmV0eS1oYXJuZXNzLWFuZC1zYWZldHktbGluZS13b3JraW5nLW9uLWEtbWV0YWwtaW5kdXN0cnktcm9vZi1uZXctMTAyNDAwMTcyNS03ZTMyOGI3YS5qcGciLCJpdGVtTGFiZWwiOiJFc3RpbWF0ZSIsImhlYWRpbmdUeXBlIjoiaDQiLCJpdGVtVGl0bGUiOiJDb21wZXRpdGl2ZSByYXRlcyIsIml0ZW1EZXNjIjoiPHAgY2xhc3M9XCJydGVCbG9ja1wiPkFmdGVyIHdlIGNvbXBsZXRlIHRoZSBhc3Nlc3NtZW50IHdlIHdpbGwgZ28gb3ZlciB3aXRoIHlvdSBhbGwgdGhlIGRldGFpbHMgYW5kIHByb3ZpZGUgeW91IHdpdGggYW4gZXN0aW1hdGUgb2Ygd2hhdCB3ZSBleHBlY3QgaXQgd2lsbCB0YWtlIHRvIGNvbXBsZXRlIHRoZSBwcm9qZWN0LsKgPC9wPiIsInNob3dCdG4iOnRydWUsInRleHRPbkxpbmsiOiJCb29rIGEgc2VydmljZSDihpIifSx7ImltYWdlIjoiaHR0cHM6Ly9pcnAuY2RuLXdlYnNpdGUuY29tLzNkNzJlMGU4L2RtczNyZXAvbXVsdGkvc3RvY2stcGhvdG8tcm9vZi1yZXBhaXItd29ya2VyLXdpdGgteWVsbG93LWdsb3Zlcy1yZXBsYWNpbmctcmVkLXRpbGVzLW9yLXNoaW5nbGVzLW9uLWhvdXNlLXdpdGgtYmx1ZS1za3ktYXMtMTI2NzUxODg5LmpwZyIsIml0ZW1MYWJlbCI6IlJlcGFpciIsImhlYWRpbmdUeXBlIjoiaDQiLCJpdGVtVGl0bGUiOiJHdWFyYW50ZWVkIHNhdGlzZmFjdGlvbiIsIml0ZW1EZXNjIjoiPHAgY2xhc3M9XCJydGVCbG9ja1wiPlNvbWV0aW1lcyBiZWZvcmUgd2UgY2FuIHN0YXJ0IG9uIHdoYXQgd291bGQgYmUgdGhlIGZpbmFsIGNvbXBsZXRpb24gb2YgeW91ciBwcm9qZWN0IHdlIG1heSBoYXZlIHRvIGZvY3VzIG9uIHJlcGFpcmluZyB0aGUgZm91bmRhdGlvbiBvZiB3aGF0IHdlIGFyZSB3b3JraW5nIHdpdGguwqA8L3A+PGJyPjxwIGNsYXNzPVwicnRlQmxvY2tcIj5XZSB3aWxsIGdvIG92ZXIgd2l0aCB5b3UgZXZlcnkgc3RlcCBhbmQgd2hhdCB3aWxsIG5lZWQgdG8gYmUgYWRkcmVzc2VkLsKgPC9wPiIsInNob3dCdG4iOnRydWUsInRleHRPbkxpbmsiOiJCb29rIGEgc2VydmljZSDihpIifV0sInNob3dJbWFnZXMiOnRydWUsImxheW91dHMiOiJsYXlvdXQtZSIsIm1vYmlsZUxheW91dFRvZ2dsZSI6ZmFsc2UsImZ1bGxXaWR0aEltZyI6dHJ1ZSwicmV2ZXJzZVRhYnNEaXJlY3Rpb24iOmZhbHNlLCJpbWFnZVBvc2l0aW9uIjp0cnVlfQ=="&gt; &lt;div class="wrapper layout-e"&gt; &lt;nav class="nav desktop swipe-menu "&gt; &lt;div class="tab-label active layout-e "&gt; &lt;h4 class="horizontal-label"&gt;Assess&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label layout-e not-active"&gt; &lt;h4 class="horizontal-label"&gt;Estimate&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label layout-e not-active"&gt; &lt;h4 class="horizontal-label"&gt;Repair&lt;/h4&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activ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a-man-in-a-hard-hat-holding-a-clipboard-standing-on-the-steps-of-an-old-rundown-house-2048290685-0c6e8df9-1920w.jpg');"&gt;&lt;img src="<text:a xlink:type="simple" xlink:href="https://lirp.cdn-website.com/3d72e0e8/dms3rep/multi/opt/stock-photo-a-man-in-a-hard-hat-holding-a-clipboard-standing-on-the-steps-of-an-old-rundown-house-2048290685-0c6e8df9-1920w.jpg" text:style-name="ListLabel_20_1" text:visited-style-name="ListLabel_20_1"><text:span text:style-name="T1">https://lirp.cdn-website.com/3d72e0e8/dms3rep/multi/opt/stock-photo-a-man-in-a-hard-hat-holding-a-clipboard-standing-on-the-steps-of-an-old-rundown-house-2048290685-0c6e8df9-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Professional assessmen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We understand that each project is unique and carries its own unique obstacles.&amp;nbsp;&lt;/p&gt;&lt;br/&gt;&lt;p class="rteBlock"&gt;That's why we pay extra attention to each project so we can provide you with a full understanding of what will be required to complete the job.&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construction-worker-wearing-safety-harness-and-safety-line-working-on-a-metal-industry-roof-new-1024001725-7e328b7a-1920w.jpg');"&gt;&lt;img src="<text:a xlink:type="simple" xlink:href="https://lirp.cdn-website.com/3d72e0e8/dms3rep/multi/opt/stock-photo-construction-worker-wearing-safety-harness-and-safety-line-working-on-a-metal-industry-roof-new-1024001725-7e328b7a-1920w.jpg" text:style-name="ListLabel_20_1" text:visited-style-name="ListLabel_20_1"><text:span text:style-name="T1">https://lirp.cdn-website.com/3d72e0e8/dms3rep/multi/opt/stock-photo-construction-worker-wearing-safety-harness-and-safety-line-working-on-a-metal-industry-roof-new-1024001725-7e328b7a-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Competitive rates&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After we complete the assessment we will go over with you all the details and provide you with an estimate of what we expect it will take to complete the project.&amp;nbsp;&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 layout-e reverse</text:p>
          </table:table-cell>
        </table:table-row>
        <table:table-row table:style-name="Table1.2">
          <table:table-cell table:style-name="Table1.A1" office:value-type="string">
            <text:p text:style-name="Standard"/>
          </table:table-cell>
          <table:table-cell table:style-name="Table1.A1" office:value-type="string">
            <text:p text:style-name="Standard">"&gt; &lt;div class="image-container layout-e" style="background-image: url('https://lirp.cdn-website.com/3d72e0e8/dms3rep/multi/opt/stock-photo-roof-repair-worker-with-yellow-gloves-replacing-red-tiles-or-shingles-on-house-with-blue-sky-as-126751889-1920w.jpg');"&gt;&lt;img src="<text:a xlink:type="simple" xlink:href="https://lirp.cdn-website.com/3d72e0e8/dms3rep/multi/opt/stock-photo-roof-repair-worker-with-yellow-gloves-replacing-red-tiles-or-shingles-on-house-with-blue-sky-as-126751889-1920w.jpg" text:style-name="ListLabel_20_1" text:visited-style-name="ListLabel_20_1"><text:span text:style-name="T1">https://lirp.cdn-website.com/3d72e0e8/dms3rep/multi/opt/stock-photo-roof-repair-worker-with-yellow-gloves-replacing-red-tiles-or-shingles-on-house-with-blue-sky-as-126751889-1920w.jpg</text:span></text:a>" alt="" class="image"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space"&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tab-text-container"&gt; &lt;div class="tab-description"&gt; &lt;div class="desc-title"&gt; &lt;p class=""&gt;Guaranteed satisfaction&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p&gt;&lt;/p&gt;</text:p>
          </table:table-cell>
        </table:table-row>
        <table:table-row table:style-name="Table1.2">
          <table:table-cell table:style-name="Table1.A1" office:value-type="string">
            <text:p text:style-name="Standard"/>
          </table:table-cell>
          <table:table-cell table:style-name="Table1.A1" office:value-type="string">
            <text:p text:style-name="Standard">&lt;p class="rteBlock"&gt;Sometimes before we can start on what would be the final completion of your project we may have to focus on repairing the foundation of what we are working with.&amp;nbsp;&lt;/p&gt;&lt;br/&gt;&lt;p class="rteBlock"&gt;We will go over with you every step and what will need to be addressed.&amp;nbsp;&lt;/p&gt; &lt;p&gt;&lt;/p&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btn-container "&gt; &lt;div class="dmWidget button-class"&gt; &lt;span class="text"&gt;Book a service &amp;rarr;&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iconBg"&gt;&lt;/span&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FooterContainer"&gt; &lt;div id="fcontainer" class="u_fcontainer f_hcontainer dmFooter p_hfcontainer"&gt; &lt;div dm:templateorder="250" class="dmFooterResp generalFooter" id="1943048428"&gt; &lt;div class="dmRespRow u_1061962457" id="1061962457"&gt; &lt;div class="dmRespColsWrapper" id="1577710112"&gt; &lt;div class="u_1572528794 dmRespCol small-12 medium-6 large-6" id="1572528794"&gt; &lt;div class="u_1423332001 dmNewParagraph" data-element-type="paragraph" id="1423332001" background-image="" :="" data-version="5"&gt; &lt;h2 class="text-align-left"&gt;&lt;span style="display: initial; color: rgb(255, 255, 255);"&gt;Quick &amp;amp; Reliable&lt;/span&gt;&lt;/h2&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679585636 dmNewParagraph" id="1679585636" data-element-type="paragraph" style="transition: none 0s ease 0s; display: block;" data-version="5"&gt; &lt;h5 class="text-align-left"&gt;&lt;span style="color: rgb(255, 255, 255); font-weight: 500; display: initial;"&gt;We are available via email or telephone&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13553546 dmRespCol small-12 medium-6 large-6" id="1913553546"&gt; &lt;a class="u_1537819126 default dmDefaultGradient align-center dmCall voipReplacement dmWidget dmNoMark dmWwr" href="tel:661-406-7475" contenteditable="false" onclick=";return dm_gaq_push_event('ClickToCall', 'Call',null,'3d72e0e8', this);" id="1537819126" dmle_extension="clicktocall" data-element-type="clicktocall" data-buttonstyle="FLAT_ROUND_ICON" wr="true" data-display-type="block" icon="true" surround="true" description="Call us 661-406-7475" adwords="" icon-name="icon-phone" phone="661-406-7475" text="" image=""&gt; &lt;span class="iconBg" aria-hidden="true"&gt; &lt;span class="icon hasFontIcon icon-phone"&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span class="text"&gt;Call us 661-406-7475&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411690331" id="1411690331" mode="1"&gt; &lt;div class="dmRespColsWrapper" id="1305490726"&gt; &lt;div class="dmRespCol u_1280135548 small-12 medium-6 large-6" id="1280135548"&gt; &lt;div class="u_1596234178 dmRespRow" id="1596234178"&gt; &lt;div class="dmRespColsWrapper" id="1296381093"&gt; &lt;div class="u_1767147036 dmRespCol small-12 large-3 medium-3" id="1767147036"&gt; &lt;div class="u_1550972299 imageWidget align-center hide-for-large hide-for-medium" data-element-type="image" data-widget-type="image" id="1550972299"&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677659779"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470548560 graphicWidget" data-element-type="graphic" data-widget-type="graphic" id="1470548560"&gt; &lt;svg xmlns="http://www.w3.org/2000/svg" viewbox="0 0 100 100" id="1436024072" class="svg u_1436024072" data-icon-name="li-envelope"&gt; &lt;title id="1552643244"&gt;A black and white drawing of an envelope on a white background.&lt;/title&gt;</text:p>
          </table:table-cell>
        </table:table-row>
        <table:table-row table:style-name="Table1.2">
          <table:table-cell table:style-name="Table1.A1" office:value-type="string">
            <text:p text:style-name="Standard"/>
          </table:table-cell>
          <table:table-cell table:style-name="Table1.A1" office:value-type="string">
            <text:p text:style-name="Standard">&lt;path d="M17.8,28.2v43.6h64.4V28.2H17.8z M77.7,30.3L50,48.8L22.3,30.3H77.7z M19.9,69.7V31.2L50,51.2l30.1-20.1v38.5H19.9z" id="1814031491"&gt;&lt;/path&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088763557 dmRespCol small-12 large-9 medium-9" id="1088763557"&gt; &lt;div class="u_1473864057 dmNewParagraph" id="1473864057" style="transition: none 0s ease 0s;" data-element-type="paragraph" data-version="5"&gt; &lt;h6 class="m-text-align-center text-align-left"&gt;&lt;span style="color: rgb(255, 255, 255); font-weight: 700; display: initial;"&gt;Emai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490533227 dmNewParagraph" id="1490533227" data-element-type="paragraph" style="display: block; transition: none 0s ease 0s;" data-version="5"&gt; &lt;h6 class="m-size-18 m-text-align-center text-align-left"&gt;&lt;a href="mailto:andre@aprroofing.com" type="email" style="display: initial; font-weight: bold; color: rgb(236, 25, 29);" class="m-font-size-18" m-font-size-set="true" runtime_url="mailto:andre@aprroofing.com"&gt;andre@aprroofing.com&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small-12 u_1261440413 medium-6 large-6" id="1261440413"&gt; &lt;div class="dmRespRow u_1273235872" id="1273235872"&gt; &lt;div class="dmRespColsWrapper" id="1136493347"&gt; &lt;div class="u_1687293034 dmRespCol small-12 large-4 medium-4" id="1687293034"&gt; &lt;div class="u_1393895805 graphicWidget" data-element-type="graphic" data-widget-type="graphic" id="1393895805"&gt; &lt;svg xmlns="http://www.w3.org/2000/svg" viewbox="0 0 70 70" id="1238654374" class="svg u_1238654374" data-icon-name="wp-phone_chat_thin"&gt; &lt;title id="1345662692"&gt;A black and white drawing of a phone with a speech bubble.&lt;/title&gt;</text:p>
          </table:table-cell>
        </table:table-row>
        <table:table-row table:style-name="Table1.2">
          <table:table-cell table:style-name="Table1.A1" office:value-type="string">
            <text:p text:style-name="Standard"/>
          </table:table-cell>
          <table:table-cell table:style-name="Table1.A1" office:value-type="string">
            <text:p text:style-name="Standard">&lt;g id="1597459884"&gt; &lt;path d="M32,39c-0.2,0-0.5-0.1-0.7-0.2c-0.3-0.3-0.4-0.7-0.3-1.1l2.5-6.2C31.3,29,30,26.1,30,23c0-7.2,6.7-13,15-13</text:p>
          </table:table-cell>
        </table:table-row>
        <table:table-row table:style-name="Table1.2">
          <table:table-cell table:style-name="Table1.A1" office:value-type="string">
            <text:p text:style-name="Standard"/>
          </table:table-cell>
          <table:table-cell table:style-name="Table1.A1" office:value-type="string">
            <text:p text:style-name="Standard"><text:tab/><text:tab/>c8.3,0,15,5.8,15,13s-6.7,13-15,13c-2,0-3.9-0.3-5.7-1l-6.8,3.9C32.3,39,32.2,39,32,39z M45,12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c0,2.7,1.2,5.4,3.4,7.4c0.3,0.3,0.4,0.7,0.3,1.1L34,35.7l4.7-2.7c0.3-0.2,0.6-0.2,0.9-0.1c1.7,0.7,3.6,1,5.5,1c7.2,0,13-4.9,13-11</text:p>
          </table:table-cell>
        </table:table-row>
        <table:table-row table:style-name="Table1.2">
          <table:table-cell table:style-name="Table1.A1" office:value-type="string">
            <text:p text:style-name="Standard"/>
          </table:table-cell>
          <table:table-cell table:style-name="Table1.A1" office:value-type="string">
            <text:p text:style-name="Standard"><text:tab/><text:tab/>S52.2,12,45,12z" id="1339673405"&gt;&lt;/path&gt;</text:p>
          </table:table-cell>
        </table:table-row>
        <table:table-row table:style-name="Table1.2">
          <table:table-cell table:style-name="Table1.A1" office:value-type="string">
            <text:p text:style-name="Standard"/>
          </table:table-cell>
          <table:table-cell table:style-name="Table1.A1" office:value-type="string">
            <text:p text:style-name="Standard">&lt;path d="M17,18l2.4,0c0,0,0,0,0,0c1,0,1.9,0.6,2.2,1.6l3,9.5c0.3,0.8,0,1.7-0.6,2.3l-3.5,3.5c-0.1,0.1-0.1,0.2-0.1,0.4</text:p>
          </table:table-cell>
        </table:table-row>
        <table:table-row table:style-name="Table1.2">
          <table:table-cell table:style-name="Table1.A1" office:value-type="string">
            <text:p text:style-name="Standard"/>
          </table:table-cell>
          <table:table-cell table:style-name="Table1.A1" office:value-type="string">
            <text:p text:style-name="Standard"><text:tab/><text:tab/>c0.8,1.5,2.8,4.4,6.3,8c3.5,3.5,6.5,5.5,8,6.3c0.1,0.1,0.3,0,0.4-0.1l3.5-3.5c0.6-0.6,1.5-0.8,2.3-0.6l9.5,3c1,0.3,1.6,1.2,1.6,2.2</text:p>
          </table:table-cell>
        </table:table-row>
        <table:table-row table:style-name="Table1.2">
          <table:table-cell table:style-name="Table1.A1" office:value-type="string">
            <text:p text:style-name="Standard"/>
          </table:table-cell>
          <table:table-cell table:style-name="Table1.A1" office:value-type="string">
            <text:p text:style-name="Standard"><text:tab/><text:tab/>l0,2.4c0,2-6,7-10,7c-2.3,0-10.8-0.8-21-11l0,0C10.8,38.8,10,30.3,10,28C10,24.1,14.9,18,17,18z M22.4,47.5L22.4,47.5</text:p>
          </table:table-cell>
        </table:table-row>
        <table:table-row table:style-name="Table1.2">
          <table:table-cell table:style-name="Table1.A1" office:value-type="string">
            <text:p text:style-name="Standard"/>
          </table:table-cell>
          <table:table-cell table:style-name="Table1.A1" office:value-type="string">
            <text:p text:style-name="Standard"><text:tab/><text:tab/>C32.1,57.2,39.9,58,42,58c3,0,7.6-3.9,8-5l0-2.3c0-0.1-0.1-0.3-0.2-0.3l-9.5-3c-0.1,0-0.2,0-0.3,0.1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7,0.7-1.9,0.9-2.8,0.4c-1.5-0.9-4.7-2.9-8.4-6.6c-3.7-3.7-5.7-6.9-6.6-8.4c-0.5-0.9-0.4-2,0.4-2.8l3.5-3.5</text:p>
          </table:table-cell>
        </table:table-row>
        <table:table-row table:style-name="Table1.2">
          <table:table-cell table:style-name="Table1.A1" office:value-type="string">
            <text:p text:style-name="Standard"/>
          </table:table-cell>
          <table:table-cell table:style-name="Table1.A1" office:value-type="string">
            <text:p text:style-name="Standard"><text:tab/><text:tab/>c0.1-0.1,0.1-0.2,0.1-0.3l-3-9.5c0-0.1-0.2-0.2-0.3-0.2h0L17,20c-1.1,0.4-5,4.9-5,8C12,30.1,12.8,37.9,22.4,47.5z" id="1154174997"&gt;&lt;/path&gt;</text:p>
          </table:table-cell>
        </table:table-row>
        <table:table-row table:style-name="Table1.2">
          <table:table-cell table:style-name="Table1.A1" office:value-type="string">
            <text:p text:style-name="Standard"/>
          </table:table-cell>
          <table:table-cell table:style-name="Table1.A1" office:value-type="string">
            <text:p text:style-name="Standard">&lt;circle cx="38.5" cy="22.5" r="1.5" id="1198220114"&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45.5" cy="22.5" r="1.5" id="1479810801"&gt;&lt;/circle&gt;</text:p>
          </table:table-cell>
        </table:table-row>
        <table:table-row table:style-name="Table1.2">
          <table:table-cell table:style-name="Table1.A1" office:value-type="string">
            <text:p text:style-name="Standard"/>
          </table:table-cell>
          <table:table-cell table:style-name="Table1.A1" office:value-type="string">
            <text:p text:style-name="Standard">&lt;circle cx="52.5" cy="22.5" r="1.5" id="1364660067"&gt;&lt;/circle&gt;</text:p>
          </table:table-cell>
        </table:table-row>
        <table:table-row table:style-name="Table1.2">
          <table:table-cell table:style-name="Table1.A1" office:value-type="string">
            <text:p text:style-name="Standard"/>
          </table:table-cell>
          <table:table-cell table:style-name="Table1.A1" office:value-type="string">
            <text:p text:style-name="Standard">&lt;/g&gt;</text:p>
          </table:table-cell>
        </table:table-row>
        <table:table-row table:style-name="Table1.2">
          <table:table-cell table:style-name="Table1.A1" office:value-type="string">
            <text:p text:style-name="Standard"/>
          </table:table-cell>
          <table:table-cell table:style-name="Table1.A1" office:value-type="string">
            <text:p text:style-name="Standard">&lt;/svg&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925275834 dmRespCol small-12 large-4 medium-4" id="1925275834"&gt; &lt;div class="u_1406920549 dmNewParagraph" id="1406920549" style="transition: none 0s ease 0s; display: block;" data-element-type="paragraph" data-version="5"&gt; &lt;h6 class="text-align-left m-text-align-center"&gt;&lt;span style="display: initial; font-weight: 700; color: rgb(255, 255, 255);"&gt;Call&lt;/span&gt;&lt;/h6&gt;</text:p>
          </table:table-cell>
        </table:table-row>
        <table:table-row table:style-name="Table1.2">
          <table:table-cell table:style-name="Table1.A1" office:value-type="string">
            <text:p text:style-name="Standard"/>
          </table:table-cell>
          <table:table-cell table:style-name="Table1.A1" office:value-type="string">
            <text:p text:style-name="Standard">&lt;/div&gt; &lt;div class="u_1530122046 dmNewParagraph" id="1530122046" data-element-type="paragraph" style="display: block; transition: none 0s ease 0s;" data-version="5"&gt; &lt;h6 class="m-text-align-center text-align-left"&gt;&lt;a href="tel:661-406-7475" type="call" style="font-weight: bold; display: initial;" runtime_url="tel:661-406-7475"&gt;661-406-7475&lt;/a&gt;&lt;/h6&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empty-column large-4 medium-4 small-12" id="1700037422"&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57733815 dmRespRow" id="1157733815"&gt; &lt;div class="dmRespColsWrapper" id="1973514967"&gt; &lt;div class="dmRespCol small-12 large-6 medium-6" id="1338738147"&gt; &lt;div class="u_1703879011 imageWidget align-center hide-for-small" data-element-type="image" data-widget-type="image" id="1703879011"&gt;&lt;img src="<text:a xlink:type="simple" xlink:href="https://lirp.cdn-website.com/3d72e0e8/dms3rep/multi/opt/apr-roofing-logo-1920w.jpeg" text:style-name="ListLabel_20_1" text:visited-style-name="ListLabel_20_1"><text:span text:style-name="T1">https://lirp.cdn-website.com/3d72e0e8/dms3rep/multi/opt/apr-roofing-logo-1920w.jpeg</text:span></text:a>" alt="Apr roofing solutions logo on a blue background" id="1835671013" class="" data-dm-image-path="https://irp.cdn-website.com/3d72e0e8/dms3rep/multi/apr-roofing-logo.jpeg" width="310" height="119" onerror="handleImageLoadError(this)"/&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large-6 medium-6 small-12" id="1362543303"&gt; &lt;div class="u_1079040307 dmNewParagraph" id="1079040307" data-element-type="paragraph" style="transition: none 0s ease 0s; display: block; text-align: left;" data-version="5"&gt;&lt;p style="line-height: normal;"&gt;&lt;strong style="display: initial; font-weight: bold; color: rgb(255, 255, 255);"&gt;APR ROOFING SOLUTIONS&amp;nbsp;&lt;/strong&gt;&lt;/p&gt;&lt;p style="line-height: normal;"&gt;&lt;strong style="display: initial; color: rgb(255, 255, 255);"&gt;1111 W. Ave L-12 unit B&lt;/strong&gt;&lt;/p&gt;&lt;p style="line-height: normal;"&gt;&lt;strong style="display: initial; color: rgb(255, 255, 255);"&gt;Lancaster, Ca. 93534&lt;/strong&gt;&lt;span style="display: initial;"&gt;&lt;br/&gt;&lt;/span&gt;&lt;/p&gt;&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686005289 dmRespRow" style="text-align: center;" id="1686005289"&gt; &lt;div class="dmRespColsWrapper" id="1837856251"&gt; &lt;div class="u_1449882040 dmRespCol small-12 large-3 medium-3" id="1449882040"&gt; &lt;div class="u_1224901092 dmNewParagraph" data-element-type="paragraph" data-version="5" id="1224901092" style="transition: none 0s ease 0s; text-align: left; display: block;"&gt;&lt;p&gt;&lt;span style="font-weight: bold; display: unset; color: rgb(255, 255, 255);"&gt;APR Roofing&lt;/span&gt;&lt;/p&gt;&lt;p&gt;&lt;span style="font-weight: 700; display: initial; color: rgb(255, 255, 255);"&gt;Lic # 947534&lt;/span&gt;&lt;/p&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28826426 dmNewParagraph" id="1128826426" data-element-type="paragraph" style="transition: none 0s ease 0s; display: block;" data-version="5"&gt; &lt;h5 class="text-align-left"&gt;&lt;span style="color:rgb(255, 255, 255);font-weight:bold;display:initial;font-family:Poppins, 'Poppins Fallback';"&gt;The region's leading professional Roofing service since 2010.&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738521024 dmRespCol small-12 large-3 medium-3" id="1738521024"&gt; &lt;div class="u_1968492912 dmNewParagraph" id="1968492912" style="transition: opacity 1s ease-in-out;" data-element-type="paragraph" data-version="5"&gt; &lt;h5 class="text-align-left"&gt;&lt;span style="display: initial; color: rgb(255, 255, 255);"&gt;Navigation&lt;/span&gt;&lt;/h5&gt;</text:p>
          </table:table-cell>
        </table:table-row>
        <table:table-row table:style-name="Table1.2">
          <table:table-cell table:style-name="Table1.A1" office:value-type="string">
            <text:p text:style-name="Standard"/>
          </table:table-cell>
          <table:table-cell table:style-name="Table1.A1" office:value-type="string">
            <text:p text:style-name="Standard">&lt;/div&gt; &lt;nav class="u_1505448530 unifiednav_vertical effect-text-fill main-navigation unifiednav dmLinksMenu" role="navigation" layout-main="vertical_nav_layout_4" layout-sub="" data-show-vertical-sub-items="HOVER" id="1505448530"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hom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Home</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about" text:style-name="ListLabel_20_1" text:visited-style-name="ListLabel_20_1"><text:span text:style-name="T1">/about</text:span></text:a>" class="unifiednav__item " target="" data-target-page-alias="abou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About</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About&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 text:style-name="ListLabel_20_1" text:visited-style-name="ListLabel_20_1"><text:span text:style-name="T1">/</text:span></text:a>" class="unifiednav__item " target="" data-target-page-alias="Blog"&gt; &lt;span class="nav-item-text " data-link-text="Home" data-auto="page-text-style"&gt;Home&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ntact-Local-Roofing-Contractor-Los-Angeles-CA" text:style-name="ListLabel_20_1" text:visited-style-name="ListLabel_20_1"><text:span text:style-name="T1">/Contact-Local-Roofing-Contractor-Los-Angeles-CA</text:span></text:a>" class="unifiednav__item " target="" data-target-page-alias="contact"&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ntact u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ntact us&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u_1188157081 dmRespCol small-12 large-3 medium-3" id="1188157081"&gt; &lt;div class="u_1242098640 dmNewParagraph" id="1242098640" style="transition: opacity 1s ease-in-out 0s;" data-element-type="paragraph" data-version="5"&gt; &lt;h5 class="text-align-left"&gt;&lt;a href="<text:a xlink:type="simple" xlink:href="https://www.aprroofing.com/Roofing-Services" text:style-name="ListLabel_20_1" text:visited-style-name="ListLabel_20_1"><text:span text:style-name="T1">/Roofing-Services</text:span></text:a>" runtime_url="/services" type="page" style="text-decoration: none; color: rgb(255, 255, 255); display: initial;"&gt;Services&lt;/a&gt;&lt;/h5&gt;</text:p>
          </table:table-cell>
        </table:table-row>
        <table:table-row table:style-name="Table1.2">
          <table:table-cell table:style-name="Table1.A1" office:value-type="string">
            <text:p text:style-name="Standard"/>
          </table:table-cell>
          <table:table-cell table:style-name="Table1.A1" office:value-type="string">
            <text:p text:style-name="Standard">&lt;/div&gt; &lt;nav class="u_1270822536 unifiednav_vertical effect-text-fill main-navigation unifiednav dmLinksMenu" role="navigation" layout-main="vertical_nav_layout_4" layout-sub="" data-show-vertical-sub-items="HOVER" id="1270822536" dmle_extension="onelinksmenu" data-element-type="onelinksmenu" data-logo-src="https://irp-cdn.multiscreensite.com/db3ca79dcf894ef08830ba51cc209ab4/dms3rep/multi/plumber_logo.svg" alt="" data-nav-structure="VERTICAL" wr="true" icon="true" surround="true" adwords="" navigation-id="unifiedNav"&gt; &lt;ul role="menubar" class="unifiednav__container " data-auto="navigation-pages"&gt; &lt;li role="menuitem" class=" unifiednav__item-wrap " data-auto="more-pages" data-depth="0"&gt; &lt;a href="<text:a xlink:type="simple" xlink:href="https://www.aprroofing.com/Residential-Roofing-Contractor-Los-Angeles-CA" text:style-name="ListLabel_20_1" text:visited-style-name="ListLabel_20_1"><text:span text:style-name="T1">/Residential-Roofing-Contractor-Los-Angeles-CA</text:span></text:a>" class="unifiednav__item dmNavItemSelected " target="" data-target-page-alias="paving" data-auto="selected-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esident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esident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Commercial-Roofing-Contractor-Los-Angeles-CA" text:style-name="ListLabel_20_1" text:visited-style-name="ListLabel_20_1"><text:span text:style-name="T1">/Commercial-Roofing-Contractor-Los-Angeles-CA</text:span></text:a>" class="unifiednav__item " target="" data-target-page-alias="plumbing"&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Commercial Roofing</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Commercial Roofing&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Inspection-Contractor-Los-Angeles-CA" text:style-name="ListLabel_20_1" text:visited-style-name="ListLabel_20_1"><text:span text:style-name="T1">/Roof-Inspection-Contractor-Los-Angeles-CA</text:span></text:a>" class="unifiednav__item " target="" data-target-page-alias="drains"&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Inspections</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Inspections&lt;span class="icon icon-angle-down" data-hidden-on-mobile="" data-hidden-on-desktop="" data-hidden-on-tablet=""&gt;&lt;/span&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li role="menuitem" class=" unifiednav__item-wrap " data-auto="more-pages" data-depth="0"&gt; &lt;a href="<text:a xlink:type="simple" xlink:href="https://www.aprroofing.com/Roof-Repair-Contractor-Los-Angeles-CA" text:style-name="ListLabel_20_1" text:visited-style-name="ListLabel_20_1"><text:span text:style-name="T1">/Roof-Repair-Contractor-Los-Angeles-CA</text:span></text:a>" class="unifiednav__item " target="" data-target-page-alias="newpage"&gt; &lt;span class="nav-item-text " data-link-text="</text:p>
          </table:table-cell>
        </table:table-row>
        <table:table-row table:style-name="Table1.2">
          <table:table-cell table:style-name="Table1.A1" office:value-type="string">
            <text:p text:style-name="Standard"/>
          </table:table-cell>
          <table:table-cell table:style-name="Table1.A1" office:value-type="string">
            <text:p text:style-name="Standard">Roof Repair</text:p>
          </table:table-cell>
        </table:table-row>
        <table:table-row table:style-name="Table1.2">
          <table:table-cell table:style-name="Table1.A1" office:value-type="string">
            <text:p text:style-name="Standard"/>
          </table:table-cell>
          <table:table-cell table:style-name="Table1.A1" office:value-type="string">
            <text:p text:style-name="Standard">" data-auto="page-text-style"&gt;Roof Repair&lt;span class="icon icon-angle-down" data-hidden-on-mobile="" data-hidden-on-desktop="" data-hidden-on-tablet=""&gt;&lt;/span&gt;</text:p>
          </table:table-cell>
        </table:table-row>
        <table:table-row table:style-name="Table1.2">
          <table:table-cell table:style-name="Table1.A1" office:value-type="string">
            <text:p text:style-name="Standard"/>
          </table:table-cell>
          <table:table-cell table:style-name="Table1.A1" office:value-type="string">
            <text:p text:style-name="Standard">&lt;/span&gt;</text:p>
          </table:table-cell>
        </table:table-row>
        <table:table-row table:style-name="Table1.2">
          <table:table-cell table:style-name="Table1.A1" office:value-type="string">
            <text:p text:style-name="Standard"/>
          </table:table-cell>
          <table:table-cell table:style-name="Table1.A1" office:value-type="string">
            <text:p text:style-name="Standard">&lt;/a&gt;</text:p>
          </table:table-cell>
        </table:table-row>
        <table:table-row table:style-name="Table1.2">
          <table:table-cell table:style-name="Table1.A1" office:value-type="string">
            <text:p text:style-name="Standard"/>
          </table:table-cell>
          <table:table-cell table:style-name="Table1.A1" office:value-type="string">
            <text:p text:style-name="Standard">&lt;/li&gt;</text:p>
          </table:table-cell>
        </table:table-row>
        <table:table-row table:style-name="Table1.2">
          <table:table-cell table:style-name="Table1.A1" office:value-type="string">
            <text:p text:style-name="Standard"/>
          </table:table-cell>
          <table:table-cell table:style-name="Table1.A1" office:value-type="string">
            <text:p text:style-name="Standard">&lt;/ul&gt;</text:p>
          </table:table-cell>
        </table:table-row>
        <table:table-row table:style-name="Table1.2">
          <table:table-cell table:style-name="Table1.A1" office:value-type="string">
            <text:p text:style-name="Standard"/>
          </table:table-cell>
          <table:table-cell table:style-name="Table1.A1" office:value-type="string">
            <text:p text:style-name="Standard">&lt;/na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Col large-3 medium-3 small-12 u_1698552461" id="1698552461"&gt; &lt;div class="u_1643262199 default dmHoursOfOperation" id="1643262199" dmle_extension="open_hours" data-element-type="open_hours" time_format="12" wr="true" displaytitle="true" forcedisplay="false" icon="true" surround="true" adwords=""&gt; &lt;h3 class="dmwidget-title "&gt;Working hours&lt;/h3&gt;</text:p>
          </table:table-cell>
        </table:table-row>
        <table:table-row table:style-name="Table1.2">
          <table:table-cell table:style-name="Table1.A1" office:value-type="string">
            <text:p text:style-name="Standard"/>
          </table:table-cell>
          <table:table-cell table:style-name="Table1.A1" office:value-type="string">
            <text:p text:style-name="Standard">&lt;dl class="open-hours-data"&gt; &lt;div class="open-hours-item"&gt; &lt;dt day="0"&gt;Mon - Fri&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7: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6: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5"&gt;Saturday&lt;/dt&gt;</text:p>
          </table:table-cell>
        </table:table-row>
        <table:table-row table:style-name="Table1.2">
          <table:table-cell table:style-name="Table1.A1" office:value-type="string">
            <text:p text:style-name="Standard"/>
          </table:table-cell>
          <table:table-cell table:style-name="Table1.A1" office:value-type="string">
            <text:p text:style-name="Standard">&lt;dd&gt; &lt;time&gt;9:00 am&lt;/time&gt;</text:p>
          </table:table-cell>
        </table:table-row>
        <table:table-row table:style-name="Table1.2">
          <table:table-cell table:style-name="Table1.A1" office:value-type="string">
            <text:p text:style-name="Standard"/>
          </table:table-cell>
          <table:table-cell table:style-name="Table1.A1" office:value-type="string">
            <text:p text:style-name="Standard">- &lt;time&gt;12:00 pm&lt;/time&gt;</text:p>
          </table:table-cell>
        </table:table-row>
        <table:table-row table:style-name="Table1.2">
          <table:table-cell table:style-name="Table1.A1" office:value-type="string">
            <text:p text:style-name="Standard"/>
          </table:table-cell>
          <table:table-cell table:style-name="Table1.A1" office:value-type="string">
            <text:p text:style-name="Standar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open-hours-item"&gt; &lt;dt day="6"&gt;Sunday&lt;/dt&gt;</text:p>
          </table:table-cell>
        </table:table-row>
        <table:table-row table:style-name="Table1.2">
          <table:table-cell table:style-name="Table1.A1" office:value-type="string">
            <text:p text:style-name="Standard"/>
          </table:table-cell>
          <table:table-cell table:style-name="Table1.A1" office:value-type="string">
            <text:p text:style-name="Standard">&lt;dd&gt;Closed&lt;/dd&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l&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class="dmRespRow u_1846687400" id="1846687400"&gt; &lt;div class="dmRespColsWrapper" id="1510273294"&gt; &lt;div class="dmRespCol large-12 medium-12 small-12" id="1213951280"&gt; &lt;div class="widget-1f5975 u_1046478755 dmCustomWidget" data-lazy-load="" data-title="" id="1046478755" dmle_extension="custom_extension" data-element-type="custom_extension" wr="false" icon="false" surround="false" data-widget-id="1f5975986930429f819d4cd2154b5c4a" data-widget-version="22" data-widget-config="eyJjb3B5cmlnaHRUZXh0IjoiPHAgY2xhc3M9XCJydGVCbG9ja1wiPkFsbCBSaWdodHMgUmVzZXJ2ZWQgfCBBUFIgUm9vZmluZzwvcD4ifQ=="&gt; &lt;div class="copyright"&gt; &lt;div&gt;&amp;copy; 2025&amp;nbsp;&lt;/div&gt;</text:p>
          </table:table-cell>
        </table:table-row>
        <table:table-row table:style-name="Table1.2">
          <table:table-cell table:style-name="Table1.A1" office:value-type="string">
            <text:p text:style-name="Standard"/>
          </table:table-cell>
          <table:table-cell table:style-name="Table1.A1" office:value-type="string">
            <text:p text:style-name="Standard">&lt;div&gt;&lt;p class="rteBlock"&gt;All Rights Reserved | APR Roofing&lt;/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1236746004" dmle_extension="powered_by" data-element-type="powered_by" icon="true" surround="false"&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 Add full CSS and Javascript before the close tag of the body if needed --&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 ========= JS Section ========= --&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isWLR =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 = {};</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Strings = {};</text:p>
          </table:table-cell>
        </table:table-row>
        <table:table-row table:style-name="Table1.2">
          <table:table-cell table:style-name="Table1.A1" office:value-type="string">
            <text:p text:style-name="Standard"/>
          </table:table-cell>
          <table:table-cell table:style-name="Table1.A1" office:value-type="string">
            <text:p text:style-name="Standard">window.collections = {};</text:p>
          </table:table-cell>
        </table:table-row>
        <table:table-row table:style-name="Table1.2">
          <table:table-cell table:style-name="Table1.A1" office:value-type="string">
            <text:p text:style-name="Standard"/>
          </table:table-cell>
          <table:table-cell table:style-name="Table1.A1" office:value-type="string">
            <text:p text:style-name="Standard">window.currentLanguage = "ENGLISH"</text:p>
          </table:table-cell>
        </table:table-row>
        <table:table-row table:style-name="Table1.2">
          <table:table-cell table:style-name="Table1.A1" office:value-type="string">
            <text:p text:style-name="Standard"/>
          </table:table-cell>
          <table:table-cell table:style-name="Table1.A1" office:value-type="string">
            <text:p text:style-name="Standard">window.isSitePreview = fals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1f5975986930429f819d4cd2154b5c4a~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null</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ustomWidgetsFunctions["7b2ba547771b4d4db17e3e2b9f0abd0c~222"] = function (element, data, api) {</text:p>
          </table:table-cell>
        </table:table-row>
        <table:table-row table:style-name="Table1.2">
          <table:table-cell table:style-name="Table1.A1" office:value-type="string">
            <text:p text:style-name="Standard"/>
          </table:table-cell>
          <table:table-cell table:style-name="Table1.A1" office:value-type="string">
            <text:p text:style-name="Standard">var $element = $(element);</text:p>
          </table:table-cell>
        </table:table-row>
        <table:table-row table:style-name="Table1.2">
          <table:table-cell table:style-name="Table1.A1" office:value-type="string">
            <text:p text:style-name="Standard"/>
          </table:table-cell>
          <table:table-cell table:style-name="Table1.A1" office:value-type="string">
            <text:p text:style-name="Standard">var $tabs = $element.find('.tab');// not relevant for mobile</text:p>
          </table:table-cell>
        </table:table-row>
        <table:table-row table:style-name="Table1.2">
          <table:table-cell table:style-name="Table1.A1" office:value-type="string">
            <text:p text:style-name="Standard"/>
          </table:table-cell>
          <table:table-cell table:style-name="Table1.A1" office:value-type="string">
            <text:p text:style-name="Standard">var $tabLables = $element.find('.tab-label');</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 ($tabs.length &gt; 0) {</text:p>
          </table:table-cell>
        </table:table-row>
        <table:table-row table:style-name="Table1.2">
          <table:table-cell table:style-name="Table1.A1" office:value-type="string">
            <text:p text:style-name="Standard"/>
          </table:table-cell>
          <table:table-cell table:style-name="Table1.A1" office:value-type="string">
            <text:p text:style-name="Standard">if (data.device==="mobile" &amp;&amp; data.config.mobileLayoutToggle) {// on mobile and dropdown mode</text:p>
          </table:table-cell>
        </table:table-row>
        <table:table-row table:style-name="Table1.2">
          <table:table-cell table:style-name="Table1.A1" office:value-type="string">
            <text:p text:style-name="Standard"/>
          </table:table-cell>
          <table:table-cell table:style-name="Table1.A1" office:value-type="string">
            <text:p text:style-name="Standard"><text:tab/>addMobileClickListener($eleme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else { // on desktop or accordion mobile layout</text:p>
          </table:table-cell>
        </table:table-row>
        <table:table-row table:style-name="Table1.2">
          <table:table-cell table:style-name="Table1.A1" office:value-type="string">
            <text:p text:style-name="Standard"/>
          </table:table-cell>
          <table:table-cell table:style-name="Table1.A1" office:value-type="string">
            <text:p text:style-name="Standard">addDesktopClickListener($elemen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addHoverHandler($tabLable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MobileClickListener($element) {</text:p>
          </table:table-cell>
        </table:table-row>
        <table:table-row table:style-name="Table1.2">
          <table:table-cell table:style-name="Table1.A1" office:value-type="string">
            <text:p text:style-name="Standard"/>
          </table:table-cell>
          <table:table-cell table:style-name="Table1.A1" office:value-type="string">
            <text:p text:style-name="Standard">// tab label mobile click handler;</text:p>
          </table:table-cell>
        </table:table-row>
        <table:table-row table:style-name="Table1.2">
          <table:table-cell table:style-name="Table1.A1" office:value-type="string">
            <text:p text:style-name="Standard"/>
          </table:table-cell>
          <table:table-cell table:style-name="Table1.A1" office:value-type="string">
            <text:p text:style-name="Standard">$element.off('click.tabs.mobile').on('click.tabs.mobile', '.tab-label', function() {</text:p>
          </table:table-cell>
        </table:table-row>
        <table:table-row table:style-name="Table1.2">
          <table:table-cell table:style-name="Table1.A1" office:value-type="string">
            <text:p text:style-name="Standard"/>
          </table:table-cell>
          <table:table-cell table:style-name="Table1.A1" office:value-type="string">
            <text:p text:style-name="Standard"><text:tab/> var $clicked_tab_item = $(this).closest('.tab-item');</text:p>
          </table:table-cell>
        </table:table-row>
        <table:table-row table:style-name="Table1.2">
          <table:table-cell table:style-name="Table1.A1" office:value-type="string">
            <text:p text:style-name="Standard"/>
          </table:table-cell>
          <table:table-cell table:style-name="Table1.A1" office:value-type="string">
            <text:p text:style-name="Standard">var $siblings = $clicked_tab_item.siblings();</text:p>
          </table:table-cell>
        </table:table-row>
        <table:table-row table:style-name="Table1.2">
          <table:table-cell table:style-name="Table1.A1" office:value-type="string">
            <text:p text:style-name="Standard"/>
          </table:table-cell>
          <table:table-cell table:style-name="Table1.A1" office:value-type="string">
            <text:p text:style-name="Standard">domChangeOnMobileClick($clicked_tab_item, $sibling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DesktopClickListener($element) {</text:p>
          </table:table-cell>
        </table:table-row>
        <table:table-row table:style-name="Table1.2">
          <table:table-cell table:style-name="Table1.A1" office:value-type="string">
            <text:p text:style-name="Standard"/>
          </table:table-cell>
          <table:table-cell table:style-name="Table1.A1" office:value-type="string">
            <text:p text:style-name="Standard">$tabLables.off('click.tabs.desktop').on('click.tabs.desktop', function(event) {</text:p>
          </table:table-cell>
        </table:table-row>
        <table:table-row table:style-name="Table1.2">
          <table:table-cell table:style-name="Table1.A1" office:value-type="string">
            <text:p text:style-name="Standard"/>
          </table:table-cell>
          <table:table-cell table:style-name="Table1.A1" office:value-type="string">
            <text:p text:style-name="Standard">var $curr = $(this);</text:p>
          </table:table-cell>
        </table:table-row>
        <table:table-row table:style-name="Table1.2">
          <table:table-cell table:style-name="Table1.A1" office:value-type="string">
            <text:p text:style-name="Standard"/>
          </table:table-cell>
          <table:table-cell table:style-name="Table1.A1" office:value-type="string">
            <text:p text:style-name="Standard">// layout-e-aux-tab-label is an auxilary class represents the</text:p>
          </table:table-cell>
        </table:table-row>
        <table:table-row table:style-name="Table1.2">
          <table:table-cell table:style-name="Table1.A1" office:value-type="string">
            <text:p text:style-name="Standard"/>
          </table:table-cell>
          <table:table-cell table:style-name="Table1.A1" office:value-type="string">
            <text:p text:style-name="Standard">// remaining space on layout 3's labels, it shouldn't be selectable</text:p>
          </table:table-cell>
        </table:table-row>
        <table:table-row table:style-name="Table1.2">
          <table:table-cell table:style-name="Table1.A1" office:value-type="string">
            <text:p text:style-name="Standard"/>
          </table:table-cell>
          <table:table-cell table:style-name="Table1.A1" office:value-type="string">
            <text:p text:style-name="Standard">if ( $curr.hasClass('active') || $curr.hasClass('layout-e-aux-tab-label')){</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mChangeOnDesktopClick($curr);</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ext:soft-page-break/>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addHoverHandler($tabLables) {</text:p>
          </table:table-cell>
        </table:table-row>
        <table:table-row table:style-name="Table1.2">
          <table:table-cell table:style-name="Table1.A1" office:value-type="string">
            <text:p text:style-name="Standard"/>
          </table:table-cell>
          <table:table-cell table:style-name="Table1.A1" office:value-type="string">
            <text:p text:style-name="Standard">//background hover issue hack - pseusu class support in widget builder is limited</text:p>
          </table:table-cell>
        </table:table-row>
        <table:table-row table:style-name="Table1.2">
          <table:table-cell table:style-name="Table1.A1" office:value-type="string">
            <text:p text:style-name="Standard"/>
          </table:table-cell>
          <table:table-cell table:style-name="Table1.A1" office:value-type="string">
            <text:p text:style-name="Standard">$tabLables.off('mouseover.tabs').on('mouseenter.tabs', function(event) {</text:p>
          </table:table-cell>
        </table:table-row>
        <table:table-row table:style-name="Table1.2">
          <table:table-cell table:style-name="Table1.A1" office:value-type="string">
            <text:p text:style-name="Standard"/>
          </table:table-cell>
          <table:table-cell table:style-name="Table1.A1" office:value-type="string">
            <text:p text:style-name="Standard">var $this = $(this);</text:p>
          </table:table-cell>
        </table:table-row>
        <table:table-row table:style-name="Table1.2">
          <table:table-cell table:style-name="Table1.A1" office:value-type="string">
            <text:p text:style-name="Standard"/>
          </table:table-cell>
          <table:table-cell table:style-name="Table1.A1" office:value-type="string">
            <text:p text:style-name="Standard">// aux label on layout e should'nt be selected</text:p>
          </table:table-cell>
        </table:table-row>
        <table:table-row table:style-name="Table1.2">
          <table:table-cell table:style-name="Table1.A1" office:value-type="string">
            <text:p text:style-name="Standard"/>
          </table:table-cell>
          <table:table-cell table:style-name="Table1.A1" office:value-type="string">
            <text:p text:style-name="Standard">if ($this.hasClass('layout-e-aux-tab-label')) return;</text:p>
          </table:table-cell>
        </table:table-row>
        <table:table-row table:style-name="Table1.2">
          <table:table-cell table:style-name="Table1.A1" office:value-type="string">
            <text:p text:style-name="Standard"/>
          </table:table-cell>
          <table:table-cell table:style-name="Table1.A1" office:value-type="string">
            <text:p text:style-name="Standard">$this.addClass('hover');</text:p>
          </table:table-cell>
        </table:table-row>
        <table:table-row table:style-name="Table1.2">
          <table:table-cell table:style-name="Table1.A1" office:value-type="string">
            <text:p text:style-name="Standard"/>
          </table:table-cell>
          <table:table-cell table:style-name="Table1.A1" office:value-type="string">
            <text:p text:style-name="Standard">$this.removeClass('not-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abLables.off('mouseout.tabs').on('mouseleave.tabs', function(event){</text:p>
          </table:table-cell>
        </table:table-row>
        <table:table-row table:style-name="Table1.2">
          <table:table-cell table:style-name="Table1.A1" office:value-type="string">
            <text:p text:style-name="Standard"/>
          </table:table-cell>
          <table:table-cell table:style-name="Table1.A1" office:value-type="string">
            <text:p text:style-name="Standard">var $this = $(this);</text:p>
          </table:table-cell>
        </table:table-row>
        <table:table-row table:style-name="Table1.2">
          <table:table-cell table:style-name="Table1.A1" office:value-type="string">
            <text:p text:style-name="Standard"/>
          </table:table-cell>
          <table:table-cell table:style-name="Table1.A1" office:value-type="string">
            <text:p text:style-name="Standard">// aux label on layout e should'nt be selected</text:p>
          </table:table-cell>
        </table:table-row>
        <table:table-row table:style-name="Table1.2">
          <table:table-cell table:style-name="Table1.A1" office:value-type="string">
            <text:p text:style-name="Standard"/>
          </table:table-cell>
          <table:table-cell table:style-name="Table1.A1" office:value-type="string">
            <text:p text:style-name="Standard">if ($this.hasClass('layout-e-aux-tab-label')) return;</text:p>
          </table:table-cell>
        </table:table-row>
        <table:table-row table:style-name="Table1.2">
          <table:table-cell table:style-name="Table1.A1" office:value-type="string">
            <text:p text:style-name="Standard"/>
          </table:table-cell>
          <table:table-cell table:style-name="Table1.A1" office:value-type="string">
            <text:p text:style-name="Standard">if (! $this.hasClass('active') ) {</text:p>
          </table:table-cell>
        </table:table-row>
        <table:table-row table:style-name="Table1.2">
          <table:table-cell table:style-name="Table1.A1" office:value-type="string">
            <text:p text:style-name="Standard"/>
          </table:table-cell>
          <table:table-cell table:style-name="Table1.A1" office:value-type="string">
            <text:p text:style-name="Standard">$this.removeClass('hover');</text:p>
          </table:table-cell>
        </table:table-row>
        <table:table-row table:style-name="Table1.2">
          <table:table-cell table:style-name="Table1.A1" office:value-type="string">
            <text:p text:style-name="Standard"/>
          </table:table-cell>
          <table:table-cell table:style-name="Table1.A1" office:value-type="string">
            <text:p text:style-name="Standard">$this.addClass('not-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domChangeOnMobileClick($clicked_tab_item, $siblings) {</text:p>
          </table:table-cell>
        </table:table-row>
        <table:table-row table:style-name="Table1.2">
          <table:table-cell table:style-name="Table1.A1" office:value-type="string">
            <text:p text:style-name="Standard"/>
          </table:table-cell>
          <table:table-cell table:style-name="Table1.A1" office:value-type="string">
            <text:p text:style-name="Standard">$siblings.removeClass('expanded');</text:p>
          </table:table-cell>
        </table:table-row>
        <table:table-row table:style-name="Table1.2">
          <table:table-cell table:style-name="Table1.A1" office:value-type="string">
            <text:p text:style-name="Standard"/>
          </table:table-cell>
          <table:table-cell table:style-name="Table1.A1" office:value-type="string">
            <text:p text:style-name="Standard">$siblings.find('.tab-label').removeClass('active').addClass('not-active');</text:p>
          </table:table-cell>
        </table:table-row>
        <table:table-row table:style-name="Table1.2">
          <table:table-cell table:style-name="Table1.A1" office:value-type="string">
            <text:p text:style-name="Standard"/>
          </table:table-cell>
          <table:table-cell table:style-name="Table1.A1" office:value-type="string">
            <text:p text:style-name="Standard">$clicked_tab_item.toggleClass('expanded');</text:p>
          </table:table-cell>
        </table:table-row>
        <table:table-row table:style-name="Table1.2">
          <table:table-cell table:style-name="Table1.A1" office:value-type="string">
            <text:p text:style-name="Standard"/>
          </table:table-cell>
          <table:table-cell table:style-name="Table1.A1" office:value-type="string">
            <text:p text:style-name="Standard">$clicked_tab_item.find('.tab-label').toggleClass('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domChangeOnDesktopClick($curr) {</text:p>
          </table:table-cell>
        </table:table-row>
        <table:table-row table:style-name="Table1.2">
          <table:table-cell table:style-name="Table1.A1" office:value-type="string">
            <text:p text:style-name="Standard"/>
          </table:table-cell>
          <table:table-cell table:style-name="Table1.A1" office:value-type="string">
            <text:p text:style-name="Standard">$curr.addClass('active').removeClass('not-active').removeClass('hover');</text:p>
          </table:table-cell>
        </table:table-row>
        <table:table-row table:style-name="Table1.2">
          <table:table-cell table:style-name="Table1.A1" office:value-type="string">
            <text:p text:style-name="Standard"/>
          </table:table-cell>
          <table:table-cell table:style-name="Table1.A1" office:value-type="string">
            <text:p text:style-name="Standard">$siblings = $curr.siblings();</text:p>
          </table:table-cell>
        </table:table-row>
        <table:table-row table:style-name="Table1.2">
          <table:table-cell table:style-name="Table1.A1" office:value-type="string">
            <text:p text:style-name="Standard"/>
          </table:table-cell>
          <table:table-cell table:style-name="Table1.A1" office:value-type="string">
            <text:p text:style-name="Standard">$siblings.removeClass('active').addClass('not-active').removeClass('hover');</text:p>
          </table:table-cell>
        </table:table-row>
        <table:table-row table:style-name="Table1.2">
          <table:table-cell table:style-name="Table1.A1" office:value-type="string">
            <text:p text:style-name="Standard"/>
          </table:table-cell>
          <table:table-cell table:style-name="Table1.A1" office:value-type="string">
            <text:p text:style-name="Standard">//If no argument is passed to the .index() method, the return value is an integer indicating the position of the</text:p>
          </table:table-cell>
        </table:table-row>
        <table:table-row table:style-name="Table1.2">
          <table:table-cell table:style-name="Table1.A1" office:value-type="string">
            <text:p text:style-name="Standard"/>
          </table:table-cell>
          <table:table-cell table:style-name="Table1.A1" office:value-type="string">
            <text:p text:style-name="Standard">//first element within the jQuery object relative to its sibling elements.</text:p>
          </table:table-cell>
        </table:table-row>
        <table:table-row table:style-name="Table1.2">
          <table:table-cell table:style-name="Table1.A1" office:value-type="string">
            <text:p text:style-name="Standard"/>
          </table:table-cell>
          <table:table-cell table:style-name="Table1.A1" office:value-type="string">
            <text:p text:style-name="Standard">var index = $curr.index();</text:p>
          </table:table-cell>
        </table:table-row>
        <table:table-row table:style-name="Table1.2">
          <table:table-cell table:style-name="Table1.A1" office:value-type="string">
            <text:p text:style-name="Standard"/>
          </table:table-cell>
          <table:table-cell table:style-name="Table1.A1" office:value-type="string">
            <text:p text:style-name="Standard">$tabs.removeClass('active');</text:p>
          </table:table-cell>
        </table:table-row>
        <table:table-row table:style-name="Table1.2">
          <table:table-cell table:style-name="Table1.A1" office:value-type="string">
            <text:p text:style-name="Standard"/>
          </table:table-cell>
          <table:table-cell table:style-name="Table1.A1" office:value-type="string">
            <text:p text:style-name="Standard">$tabs.eq(index).addClass('activ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d_version = "production_5222";</text:p>
          </table:table-cell>
        </table:table-row>
        <table:table-row table:style-name="Table1.2">
          <table:table-cell table:style-name="Table1.A1" office:value-type="string">
            <text:p text:style-name="Standard"/>
          </table:table-cell>
          <table:table-cell table:style-name="Table1.A1" office:value-type="string">
            <text:p text:style-name="Standard">var build = "2025-02-24T11_49_11";</text:p>
          </table:table-cell>
        </table:table-row>
        <table:table-row table:style-name="Table1.2">
          <table:table-cell table:style-name="Table1.A1" office:value-type="string">
            <text:p text:style-name="Standard"/>
          </table:table-cell>
          <table:table-cell table:style-name="Table1.A1" office:value-type="string">
            <text:p text:style-name="Standard">window['v' + 'ersion'] = d_version;</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buildEditorParent() {</text:p>
          </table:table-cell>
        </table:table-row>
        <table:table-row table:style-name="Table1.2">
          <table:table-cell table:style-name="Table1.A1" office:value-type="string">
            <text:p text:style-name="Standard"/>
          </table:table-cell>
          <table:table-cell table:style-name="Table1.A1" office:value-type="string">
            <text:p text:style-name="Standard">window.isMultiScreen = true;</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text:p>
          </table:table-cell>
        </table:table-row>
        <table:table-row table:style-name="Table1.2">
          <table:table-cell table:style-name="Table1.A1" office:value-type="string">
            <text:p text:style-name="Standard"/>
          </table:table-cell>
          <table:table-cell table:style-name="Table1.A1" office:value-type="string">
            <text:p text:style-name="Standard">window.assetsCacheQueryParam = "?version=2025-02-24T11_49_11";</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ry {</text:p>
          </table:table-cell>
        </table:table-row>
        <table:table-row table:style-name="Table1.2">
          <table:table-cell table:style-name="Table1.A1" office:value-type="string">
            <text:p text:style-name="Standard"/>
          </table:table-cell>
          <table:table-cell table:style-name="Table1.A1" office:value-type="string">
            <text:p text:style-name="Standard">var _p = window.parent;</text:p>
          </table:table-cell>
        </table:table-row>
        <table:table-row table:style-name="Table1.2">
          <table:table-cell table:style-name="Table1.A1" office:value-type="string">
            <text:p text:style-name="Standard"/>
          </table:table-cell>
          <table:table-cell table:style-name="Table1.A1" office:value-type="string">
            <text:p text:style-name="Standard">if (_p &amp;&amp; _p.document &amp;&amp; _p.$ &amp;&amp; _p.$.dmfw) {</text:p>
          </table:table-cell>
        </table:table-row>
        <table:table-row table:style-name="Table1.2">
          <table:table-cell table:style-name="Table1.A1" office:value-type="string">
            <text:p text:style-name="Standard"/>
          </table:table-cell>
          <table:table-cell table:style-name="Table1.A1" office:value-type="string">
            <text:p text:style-name="Standard">window.editorParent = _p;</text:p>
          </table:table-cell>
        </table:table-row>
        <table:table-row table:style-name="Table1.2">
          <table:table-cell table:style-name="Table1.A1" office:value-type="string">
            <text:p text:style-name="Standard"/>
          </table:table-cell>
          <table:table-cell table:style-name="Table1.A1" office:value-type="string">
            <text:p text:style-name="Standard">} else if (_p.isSitePreview) {</text:p>
          </table:table-cell>
        </table:table-row>
        <table:table-row table:style-name="Table1.2">
          <table:table-cell table:style-name="Table1.A1" office:value-type="string">
            <text:p text:style-name="Standard"/>
          </table:table-cell>
          <table:table-cell table:style-name="Table1.A1" office:value-type="string">
            <text:p text:style-name="Standard">window.previewParent = _p;</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catch (e) {</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buildEditorParen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Load jQuery --&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js-jquery'</text:p>
          </table:table-cell>
        </table:table-row>
        <table:table-row table:style-name="Table1.2">
          <table:table-cell table:style-name="Table1.A1" office:value-type="string">
            <text:p text:style-name="Standard"/>
          </table:table-cell>
          <table:table-cell table:style-name="Table1.A1" office:value-type="string">
            <text:p text:style-name="Standard">src="<text:a xlink:type="simple" xlink:href="https://static.cdn-website.com/libs/jquery/jquery-3.7.0.min.js" text:style-name="ListLabel_20_1" text:visited-style-name="ListLabel_20_1"><text:span text:style-name="T1">https://static.cdn-website.com/libs/jquery/jquery-3.7.0.min.js</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Load jQuery --&gt;</text:p>
          </table:table-cell>
        </table:table-row>
        <table:table-row table:style-name="Table1.2">
          <table:table-cell table:style-name="Table1.A1" office:value-type="string">
            <text:p text:style-name="Standard"/>
          </table:table-cell>
          <table:table-cell table:style-name="Table1.A1" office:value-type="string">
            <text:p text:style-name="Standard">&lt;!-- Injecting site-wide before scripts --&gt;</text:p>
          </table:table-cell>
        </table:table-row>
        <table:table-row table:style-name="Table1.2">
          <table:table-cell table:style-name="Table1.A1" office:value-type="string">
            <text:p text:style-name="Standard"/>
          </table:table-cell>
          <table:table-cell table:style-name="Table1.A1" office:value-type="string">
            <text:p text:style-name="Standard">&lt;!-- End Injecting site-wide to the hea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var _jquery = wind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var jqueryAliases = ['$', 'jquery', 'jQuery'];</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jqueryAliases.forEach((alias) =&gt; {</text:p>
          </table:table-cell>
        </table:table-row>
        <table:table-row table:style-name="Table1.2">
          <table:table-cell table:style-name="Table1.A1" office:value-type="string">
            <text:p text:style-name="Standard"/>
          </table:table-cell>
          <table:table-cell table:style-name="Table1.A1" office:value-type="string">
            <text:p text:style-name="Standard">Object.defineProperty(window, alias, {</text:p>
          </table:table-cell>
        </table:table-row>
        <table:table-row table:style-name="Table1.2">
          <table:table-cell table:style-name="Table1.A1" office:value-type="string">
            <text:p text:style-name="Standard"/>
          </table:table-cell>
          <table:table-cell table:style-name="Table1.A1" office:value-type="string">
            <text:p text:style-name="Standard">get() {</text:p>
          </table:table-cell>
        </table:table-row>
        <table:table-row table:style-name="Table1.2">
          <table:table-cell table:style-name="Table1.A1" office:value-type="string">
            <text:p text:style-name="Standard"/>
          </table:table-cell>
          <table:table-cell table:style-name="Table1.A1" office:value-type="string">
            <text:p text:style-name="Standard">return _jquery;</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set() {</text:p>
          </table:table-cell>
        </table:table-row>
        <table:table-row table:style-name="Table1.2">
          <table:table-cell table:style-name="Table1.A1" office:value-type="string">
            <text:p text:style-name="Standard"/>
          </table:table-cell>
          <table:table-cell table:style-name="Table1.A1" office:value-type="string">
            <text:p text:style-name="Standard">console.warn("Trying to over-write the global jquery object!");</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window.jQuery.migrateMute =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window.cookiesNotificationMarkupPreview = 'null';</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id='d-js-params'&gt;</text:p>
          </table:table-cell>
        </table:table-row>
        <table:table-row table:style-name="Table1.2">
          <table:table-cell table:style-name="Table1.A1" office:value-type="string">
            <text:p text:style-name="Standard"/>
          </table:table-cell>
          <table:table-cell table:style-name="Table1.A1" office:value-type="string">
            <text:p text:style-name="Standard">window.INSITE = window.INSITE || {};</text:p>
          </table:table-cell>
        </table:table-row>
        <table:table-row table:style-name="Table1.2">
          <table:table-cell table:style-name="Table1.A1" office:value-type="string">
            <text:p text:style-name="Standard"/>
          </table:table-cell>
          <table:table-cell table:style-name="Table1.A1" office:value-type="string">
            <text:p text:style-name="Standard">window.INSITE.device = "deskto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CommonProps = {};</text:p>
          </table:table-cell>
        </table:table-row>
        <table:table-row table:style-name="Table1.2">
          <table:table-cell table:style-name="Table1.A1" office:value-type="string">
            <text:p text:style-name="Standard"/>
          </table:table-cell>
          <table:table-cell table:style-name="Table1.A1" office:value-type="string">
            <text:p text:style-name="Standard">rtCommonProps["rt.ajax.ajaxScriptsFix"] =true;</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sslframe.encoded"] = 'aHR0cHM6Ly97c3ViZG9tYWlufS5wdXNoLW5vdGlmcy5jb20=';</text:p>
          </table:table-cell>
        </table:table-row>
        <table:table-row table:style-name="Table1.2">
          <table:table-cell table:style-name="Table1.A1" office:value-type="string">
            <text:p text:style-name="Standard"/>
          </table:table-cell>
          <table:table-cell table:style-name="Table1.A1" office:value-type="string">
            <text:p text:style-name="Standard">rtCommonProps["runtimecollector.url"] = 'https://rtc.multiscreensite.com';</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performance.tabletPreview.removeScroll"]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inlineEditGrid.snap"] =true;</text:p>
          </table:table-cell>
        </table:table-row>
        <table:table-row table:style-name="Table1.2">
          <table:table-cell table:style-name="Table1.A1" office:value-type="string">
            <text:p text:style-name="Standard"/>
          </table:table-cell>
          <table:table-cell table:style-name="Table1.A1" office:value-type="string">
            <text:p text:style-name="Standard">rtCommonProps["popup.insite.cookie.ttl"] = '0.5';</text:p>
          </table:table-cell>
        </table:table-row>
        <table:table-row table:style-name="Table1.2">
          <table:table-cell table:style-name="Table1.A1" office:value-type="string">
            <text:p text:style-name="Standard"/>
          </table:table-cell>
          <table:table-cell table:style-name="Table1.A1" office:value-type="string">
            <text:p text:style-name="Standard">rtCommonProps["rt.pushnotifs.force.butto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token"] = 'pk.eyJ1IjoiZGFubnliMTIzIiwiYSI6ImNqMGljZ256dzAwMDAycXBkdWxwbDgzeXYifQ.Ck5P-0NKPVKAZ6SH98gxxw';</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box.js.override"]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Id"] = 'iYvDjIQ2quyEu0rg0hLo';</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here.appCode"] = '1hcIxLJcbybmtBYTD9Z1UA';</text:p>
          </table:table-cell>
        </table:table-row>
        <table:table-row table:style-name="Table1.2">
          <table:table-cell table:style-name="Table1.A1" office:value-type="string">
            <text:p text:style-name="Standard"/>
          </table:table-cell>
          <table:table-cell table:style-name="Table1.A1" office:value-type="string">
            <text:p text:style-name="Standard">rtCommonProps["isCoverage.test"]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ecommerce.ecwid.script"] = 'https://app.multiscreenstore.com/script.js';</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ppy.kml"]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dist.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build.dist.folder"] = '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cdn.host"] = 'https://static.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resources.folder"] = 'https://static.cdn-website.com/mnlt/production/5222';</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backgroundSlider.preload.slowly"]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respectCssAnimationProps.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newAnimation.jitAnim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tes.google.analytics.gtag"]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OnReadyNewTask"]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sAutomation.test"] =fals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 = 'mapbox';</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rtCommonProps['common.mapsProvider.version'] = '0.52.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geocodeProvider'] = 'mapbox';</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Size'] = '1500';</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radiusBg'] = 'rgba(255, 255, 255, 0.4)';</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Color'] = 'rgba(255, 255, 255, 1)';</text:p>
          </table:table-cell>
        </table:table-row>
        <table:table-row table:style-name="Table1.2">
          <table:table-cell table:style-name="Table1.A1" office:value-type="string">
            <text:p text:style-name="Standard"/>
          </table:table-cell>
          <table:table-cell table:style-name="Table1.A1" office:value-type="string">
            <text:p text:style-name="Standard">rtCommonProps['common.map.defaults.strokeSize'] = '2';</text:p>
          </table:table-cell>
        </table:table-row>
        <table:table-row table:style-name="Table1.2">
          <table:table-cell table:style-name="Table1.A1" office:value-type="string">
            <text:p text:style-name="Standard"/>
          </table:table-cell>
          <table:table-cell table:style-name="Table1.A1" office:value-type="string">
            <text:p text:style-name="Standard">rtCommonProps['server.for.resources'] = '';</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lazy.widget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single.wow'] = fals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disallowPopupsInEditor']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mark.anchors'] = true;</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public.key'] = '6LffcBsUAAAAAMU-MYacU-6QHY4iDtUEYv_Ppwlz';</text:p>
          </table:table-cell>
        </table:table-row>
        <table:table-row table:style-name="Table1.2">
          <table:table-cell table:style-name="Table1.A1" office:value-type="string">
            <text:p text:style-name="Standard"/>
          </table:table-cell>
          <table:table-cell table:style-name="Table1.A1" office:value-type="string">
            <text:p text:style-name="Standard">rtCommonProps['captcha.invisible.public.key'] = '6LeiWB8UAAAAAHYnVJM7_-7ap6bXCUNGiv7bBPME';</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small"] =16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mobile"] =64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tablet"] =1280;</text:p>
          </table:table-cell>
        </table:table-row>
        <table:table-row table:style-name="Table1.2">
          <table:table-cell table:style-name="Table1.A1" office:value-type="string">
            <text:p text:style-name="Standard"/>
          </table:table-cell>
          <table:table-cell table:style-name="Table1.A1" office:value-type="string">
            <text:p text:style-name="Standard">rtCommonProps["images.sizes.desktop"] =1920;</text:p>
          </table:table-cell>
        </table:table-row>
        <table:table-row table:style-name="Table1.2">
          <table:table-cell table:style-name="Table1.A1" office:value-type="string">
            <text:p text:style-name="Standard"/>
          </table:table-cell>
          <table:table-cell table:style-name="Table1.A1" office:value-type="string">
            <text:p text:style-name="Standard">rtCommonProps["modules.resources.cdn"] =true;</text:p>
          </table:table-cell>
        </table:table-row>
        <table:table-row table:style-name="Table1.2">
          <table:table-cell table:style-name="Table1.A1" office:value-type="string">
            <text:p text:style-name="Standard"/>
          </table:table-cell>
          <table:table-cell table:style-name="Table1.A1" office:value-type="string">
            <text:p text:style-name="Standard">rtCommonProps["import.images.storage.imageCDN"] = 'https://lirp.cdn-website.com/';</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runtime.inp.threshold"] =150;</text:p>
          </table:table-cell>
        </table:table-row>
        <table:table-row table:style-name="Table1.2">
          <table:table-cell table:style-name="Table1.A1" office:value-type="string">
            <text:p text:style-name="Standard"/>
          </table:table-cell>
          <table:table-cell table:style-name="Table1.A1" office:value-type="string">
            <text:p text:style-name="Standard">rtCommonProps["feature.flag.performance.logs"] =true;</text:p>
          </table:table-cell>
        </table:table-row>
        <table:table-row table:style-name="Table1.2">
          <table:table-cell table:style-name="Table1.A1" office:value-type="string">
            <text:p text:style-name="Standard"/>
          </table:table-cell>
          <table:table-cell table:style-name="Table1.A1" office:value-type="string">
            <text:p text:style-name="Standard">rtCommonProps["site.widget.form.captcha.type"] = 'g_recaptcha';</text:p>
          </table:table-cell>
        </table:table-row>
        <table:table-row table:style-name="Table1.2">
          <table:table-cell table:style-name="Table1.A1" office:value-type="string">
            <text:p text:style-name="Standard"/>
          </table:table-cell>
          <table:table-cell table:style-name="Table1.A1" office:value-type="string">
            <text:p text:style-name="Standard">rtCommonProps["friendly.captcha.site.key"] = 'FCMGSQG9GVNMFS8K';</text:p>
          </table:table-cell>
        </table:table-row>
        <table:table-row table:style-name="Table1.2">
          <table:table-cell table:style-name="Table1.A1" office:value-type="string">
            <text:p text:style-name="Standard"/>
          </table:table-cell>
          <table:table-cell table:style-name="Table1.A1" office:value-type="string">
            <text:p text:style-name="Standard">rtCommonProps["cookiebot.mapbox.consent.category"] = 'marketing';</text:p>
          </table:table-cell>
        </table:table-row>
        <table:table-row table:style-name="Table1.2">
          <table:table-cell table:style-name="Table1.A1" office:value-type="string">
            <text:p text:style-name="Standard"/>
          </table:table-cell>
          <table:table-cell table:style-name="Table1.A1" office:value-type="string">
            <text:p text:style-name="Standard">rtCommonProps["platform.monolith.personalization.dateTimeCondition.popupMsgAction.moveToclient.enabled"]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feature flags that's used out of runtime module (in legacy files)</text:p>
          </table:table-cell>
        </table:table-row>
        <text:soft-page-break/>
        <table:table-row table:style-name="Table1.2">
          <table:table-cell table:style-name="Table1.A1" office:value-type="string">
            <text:p text:style-name="Standard"/>
          </table:table-cell>
          <table:table-cell table:style-name="Table1.A1" office:value-type="string">
            <text:p text:style-name="Standard">rtCommonProps["site.runtime.video.background.ssr"]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rtFlags = {};</text:p>
          </table:table-cell>
        </table:table-row>
        <table:table-row table:style-name="Table1.2">
          <table:table-cell table:style-name="Table1.A1" office:value-type="string">
            <text:p text:style-name="Standard"/>
          </table:table-cell>
          <table:table-cell table:style-name="Table1.A1" office:value-type="string">
            <text:p text:style-name="Standard">rtFlags["unsuspendEcwidStoreOnRuntime.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scripts.widgetCount.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ecom.ecwidNewUrlStructure.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storefrontV3.enabled"] = false;</text:p>
          </table:table-cell>
        </table:table-row>
        <table:table-row table:style-name="Table1.2">
          <table:table-cell table:style-name="Table1.A1" office:value-type="string">
            <text:p text:style-name="Standard"/>
          </table:table-cell>
          <table:table-cell table:style-name="Table1.A1" office:value-type="string">
            <text:p text:style-name="Standard">rtFlags["ecom.ecwid.old.store.fix.facebook.share"] =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photo.gallery.exact.size"] =true;</text:p>
          </table:table-cell>
        </table:table-row>
        <table:table-row table:style-name="Table1.2">
          <table:table-cell table:style-name="Table1.A1" office:value-type="string">
            <text:p text:style-name="Standard"/>
          </table:table-cell>
          <table:table-cell table:style-name="Table1.A1" office:value-type="string">
            <text:p text:style-name="Standard">rtFlags["facebook.runtime.widgets.upgrade"] =true;</text:p>
          </table:table-cell>
        </table:table-row>
        <table:table-row table:style-name="Table1.2">
          <table:table-cell table:style-name="Table1.A1" office:value-type="string">
            <text:p text:style-name="Standard"/>
          </table:table-cell>
          <table:table-cell table:style-name="Table1.A1" office:value-type="string">
            <text:p text:style-name="Standard">rtFlags["geocode.search.localize"] =fals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runtime.newAnimation.asyncInit.setTimeout.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site.contact.form.fix.for.attribute"]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date.forma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twitter.heightLimit.enabled"] =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ad.script.native"] =true;</text:p>
          </table:table-cell>
        </table:table-row>
        <table:table-row table:style-name="Table1.2">
          <table:table-cell table:style-name="Table1.A1" office:value-type="string">
            <text:p text:style-name="Standard"/>
          </table:table-cell>
          <table:table-cell table:style-name="Table1.A1" office:value-type="string">
            <text:p text:style-name="Standard">rtFlags["editor.classicHybrid.photogallery.fix"] =true;</text:p>
          </table:table-cell>
        </table:table-row>
        <table:table-row table:style-name="Table1.2">
          <table:table-cell table:style-name="Table1.A1" office:value-type="string">
            <text:p text:style-name="Standard"/>
          </table:table-cell>
          <table:table-cell table:style-name="Table1.A1" office:value-type="string">
            <text:p text:style-name="Standard">rtFlags["runtime.lottieOverflow"]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monitoring.sentry.ignoreErrors"] = "";</text:p>
          </table:table-cell>
        </table:table-row>
        <table:table-row table:style-name="Table1.2">
          <table:table-cell table:style-name="Table1.A1" office:value-type="string">
            <text:p text:style-name="Standard"/>
          </table:table-cell>
          <table:table-cell table:style-name="Table1.A1" office:value-type="string">
            <text:p text:style-name="Standard">rtFlags["contact.form.browserValidation.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eature.flag.notifications.push.from.top"] =true;</text:p>
          </table:table-cell>
        </table:table-row>
        <table:table-row table:style-name="Table1.2">
          <table:table-cell table:style-name="Table1.A1" office:value-type="string">
            <text:p text:style-name="Standard"/>
          </table:table-cell>
          <table:table-cell table:style-name="Table1.A1" office:value-type="string">
            <text:p text:style-name="Standard">rtFlags["streamline.monolith.personalization.supportMultipleConditions.enabled"] =false;</text:p>
          </table:table-cell>
        </table:table-row>
        <table:table-row table:style-name="Table1.2">
          <table:table-cell table:style-name="Table1.A1" office:value-type="string">
            <text:p text:style-name="Standard"/>
          </table:table-cell>
          <table:table-cell table:style-name="Table1.A1" office:value-type="string">
            <text:p text:style-name="Standard">rtFlags["runtime.cwv.report.cls.enabled"] =true;</text:p>
          </table:table-cell>
        </table:table-row>
        <table:table-row table:style-name="Table1.2">
          <table:table-cell table:style-name="Table1.A1" office:value-type="string">
            <text:p text:style-name="Standard"/>
          </table:table-cell>
          <table:table-cell table:style-name="Table1.A1" office:value-type="string">
            <text:p text:style-name="Standard">rtFlags["flex.runtime.popup.with.show"] =true;</text:p>
          </table:table-cell>
        </table:table-row>
        <table:table-row table:style-name="Table1.2">
          <table:table-cell table:style-name="Table1.A1" office:value-type="string">
            <text:p text:style-name="Standard"/>
          </table:table-cell>
          <table:table-cell table:style-name="Table1.A1" office:value-type="string">
            <text:p text:style-name="Standard">rtFlags["contact.form.useActiveForm"] =tru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one-runtime-unified-desktop.min.js" text:style-name="ListLabel_20_1" text:visited-style-name="ListLabel_20_1"><text:span text:style-name="T1">https://static.cdn-website.com/mnlt/production/5222/_dm/s/rt/dist/scripts/d-js-one-runtime-unified-desktop.min.js</text:span></text:a>" id="d-js-core"&gt;&lt;/script&gt;</text:p>
          </table:table-cell>
        </table:table-row>
        <table:table-row table:style-name="Table1.2">
          <table:table-cell table:style-name="Table1.A1" office:value-type="string">
            <text:p text:style-name="Standard"/>
          </table:table-cell>
          <table:table-cell table:style-name="Table1.A1" office:value-type="string">
            <text:p text:style-name="Standard">&lt;!-- End of HEAD RT JS Include --&gt;</text:p>
          </table:table-cell>
        </table:table-row>
        <table:table-row table:style-name="Table1.2">
          <table:table-cell table:style-name="Table1.A1" office:value-type="string">
            <text:p text:style-name="Standard"/>
          </table:table-cell>
          <table:table-cell table:style-name="Table1.A1" office:value-type="string">
            <text:p text:style-name="Standard">&lt;script src="<text:a xlink:type="simple" xlink:href="https://static.cdn-website.com/mnlt/production/5222/_dm/s/rt/dist/scripts/d-js-jquery-migrate.min.js" text:style-name="ListLabel_20_1" text:visited-style-name="ListLabel_20_1"><text:span text:style-name="T1">https://static.cdn-website.com/mnlt/production/5222/_dm/s/rt/dist/scripts/d-js-jquery-migrate.min.js</text:span></text:a>" &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window).bind("orientationchange", function (e) {</text:p>
          </table:table-cell>
        </table:table-row>
        <table:table-row table:style-name="Table1.2">
          <table:table-cell table:style-name="Table1.A1" office:value-type="string">
            <text:p text:style-name="Standard"/>
          </table:table-cell>
          <table:table-cell table:style-name="Table1.A1" office:value-type="string">
            <text:p text:style-name="Standard">$.layoutManager.initLayou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document).resize(function () {</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campaign"&gt;</text:p>
          </table:table-cell>
        </table:table-row>
        <table:table-row table:style-name="Table1.2">
          <table:table-cell table:style-name="Table1.A1" office:value-type="string">
            <text:p text:style-name="Standard"/>
          </table:table-cell>
          <table:table-cell table:style-name="Table1.A1" office:value-type="string">
            <text:p text:style-name="Standard">(function() {</text:p>
          </table:table-cell>
        </table:table-row>
        <table:table-row table:style-name="Table1.2">
          <table:table-cell table:style-name="Table1.A1" office:value-type="string">
            <text:p text:style-name="Standard"/>
          </table:table-cell>
          <table:table-cell table:style-name="Table1.A1" office:value-type="string">
            <text:p text:style-name="Standard">if (!window.location.search) {</text:p>
          </table:table-cell>
        </table:table-row>
        <table:table-row table:style-name="Table1.2">
          <table:table-cell table:style-name="Table1.A1" office:value-type="string">
            <text:p text:style-name="Standard"/>
          </table:table-cell>
          <table:table-cell table:style-name="Table1.A1" office:value-type="string">
            <text:p text:style-name="Standard">return;</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text:tab/>const cleanParams = window.location.search.substring(1); // Strip ?</text:p>
          </table:table-cell>
        </table:table-row>
        <table:table-row table:style-name="Table1.2">
          <table:table-cell table:style-name="Table1.A1" office:value-type="string">
            <text:p text:style-name="Standard"/>
          </table:table-cell>
          <table:table-cell table:style-name="Table1.A1" office:value-type="string">
            <text:p text:style-name="Standard"><text:tab/>const queryParams = cleanParams.split('&amp;');</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const expires = 'expires=' + new Date().getTime() + 24 * 60 * 60 * 1000;</text:p>
          </table:table-cell>
        </table:table-row>
        <table:table-row table:style-name="Table1.2">
          <table:table-cell table:style-name="Table1.A1" office:value-type="string">
            <text:p text:style-name="Standard"/>
          </table:table-cell>
          <table:table-cell table:style-name="Table1.A1" office:value-type="string">
            <text:p text:style-name="Standard"><text:tab/>const domain = 'domain=' + window.location.hostname;</text:p>
          </table:table-cell>
        </table:table-row>
        <table:table-row table:style-name="Table1.2">
          <table:table-cell table:style-name="Table1.A1" office:value-type="string">
            <text:p text:style-name="Standard"/>
          </table:table-cell>
          <table:table-cell table:style-name="Table1.A1" office:value-type="string">
            <text:p text:style-name="Standard"><text:tab/>const path = "path=/";</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queryParams.forEach((param) =&gt; {</text:p>
          </table:table-cell>
        </table:table-row>
        <table:table-row table:style-name="Table1.2">
          <table:table-cell table:style-name="Table1.A1" office:value-type="string">
            <text:p text:style-name="Standard"/>
          </table:table-cell>
          <table:table-cell table:style-name="Table1.A1" office:value-type="string">
            <text:p text:style-name="Standard"><text:tab/><text:tab/>const [key, value = ''] = param.spli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text:tab/>if (key.startsWith('utm_'))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Name = "_dm_rt_" + key.substring(4);</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cookie = cookieName + "=" +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const joined = [cookie, expires, domain, path].join(";");</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cument.cookie = joine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gt;</text:p>
          </table:table-cell>
        </table:table-row>
        <table:table-row table:style-name="Table1.2">
          <table:table-cell table:style-name="Table1.A1" office:value-type="string">
            <text:p text:style-name="Standard"/>
          </table:table-cell>
          <table:table-cell table:style-name="Table1.A1" office:value-type="string">
            <text:p text:style-name="Standard">var _dm_gaq = {};</text:p>
          </table:table-cell>
        </table:table-row>
        <table:table-row table:style-name="Table1.2">
          <table:table-cell table:style-name="Table1.A1" office:value-type="string">
            <text:p text:style-name="Standard"/>
          </table:table-cell>
          <table:table-cell table:style-name="Table1.A1" office:value-type="string">
            <text:p text:style-name="Standard">var _gaq = _gaq || [];</text:p>
          </table:table-cell>
        </table:table-row>
        <table:table-row table:style-name="Table1.2">
          <table:table-cell table:style-name="Table1.A1" office:value-type="string">
            <text:p text:style-name="Standard"/>
          </table:table-cell>
          <table:table-cell table:style-name="Table1.A1" office:value-type="string">
            <text:p text:style-name="Standard">var _dm_insite = [];</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script async src="<text:a xlink:type="simple" xlink:href="https://www.googletagmanager.com/gtag/js?id=G-Z3VB9S85WM" text:style-name="ListLabel_20_1" text:visited-style-name="ListLabel_20_1"><text:span text:style-name="T1">https://www.googletagmanager.com/gtag/js?id=G-Z3VB9S85WM</text:span></text:a>"&gt;&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ga"&gt;</text:p>
          </table:table-cell>
        </table:table-row>
        <table:table-row table:style-name="Table1.2">
          <table:table-cell table:style-name="Table1.A1" office:value-type="string">
            <text:p text:style-name="Standard"/>
          </table:table-cell>
          <table:table-cell table:style-name="Table1.A1" office:value-type="string">
            <text:p text:style-name="Standard">_dm_gaq.siteAlias = '3d72e0e8';</text:p>
          </table:table-cell>
        </table:table-row>
        <table:table-row table:style-name="Table1.2">
          <table:table-cell table:style-name="Table1.A1" office:value-type="string">
            <text:p text:style-name="Standard"/>
          </table:table-cell>
          <table:table-cell table:style-name="Table1.A1" office:value-type="string">
            <text:p text:style-name="Standard">_dm_gaq.systemAggregatedGaqID = '';</text:p>
          </table:table-cell>
        </table:table-row>
        <table:table-row table:style-name="Table1.2">
          <table:table-cell table:style-name="Table1.A1" office:value-type="string">
            <text:p text:style-name="Standard"/>
          </table:table-cell>
          <table:table-cell table:style-name="Table1.A1" office:value-type="string">
            <text:p text:style-name="Standard">_dm_gaq.externalGaqID = 'G-Z3VB9S85WM';</text:p>
          </table:table-cell>
        </table:table-row>
        <table:table-row table:style-name="Table1.2">
          <table:table-cell table:style-name="Table1.A1" office:value-type="string">
            <text:p text:style-name="Standard"/>
          </table:table-cell>
          <table:table-cell table:style-name="Table1.A1" office:value-type="string">
            <text:p text:style-name="Standard">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site_alias': _dm_gaq.siteAlias,</text:p>
          </table:table-cell>
        </table:table-row>
        <table:table-row table:style-name="Table1.2">
          <table:table-cell table:style-name="Table1.A1" office:value-type="string">
            <text:p text:style-name="Standard"/>
          </table:table-cell>
          <table:table-cell table:style-name="Table1.A1" office:value-type="string">
            <text:p text:style-name="Standard"><text:tab/> 'product': 'DM_DIRECT',</text:p>
          </table:table-cell>
        </table:table-row>
        <table:table-row table:style-name="Table1.2">
          <table:table-cell table:style-name="Table1.A1" office:value-type="string">
            <text:p text:style-name="Standard"/>
          </table:table-cell>
          <table:table-cell table:style-name="Table1.A1" office:value-type="string">
            <text:p text:style-name="Standard"><text:tab/> 'plan': 'BUSINESS_PLUS',</text:p>
          </table:table-cell>
        </table:table-row>
        <table:table-row table:style-name="Table1.2">
          <table:table-cell table:style-name="Table1.A1" office:value-type="string">
            <text:p text:style-name="Standard"/>
          </table:table-cell>
          <table:table-cell table:style-name="Table1.A1" office:value-type="string">
            <text:p text:style-name="Standard"><text:tab/> 'dfooter': 'false',</text:p>
          </table:table-cell>
        </table:table-row>
        <table:table-row table:style-name="Table1.2">
          <table:table-cell table:style-name="Table1.A1" office:value-type="string">
            <text:p text:style-name="Standard"/>
          </table:table-cell>
          <table:table-cell table:style-name="Table1.A1" office:value-type="string">
            <text:p text:style-name="Standard"><text:tab/> 'sitetype': '1',</text:p>
          </table:table-cell>
        </table:table-row>
        <table:table-row table:style-name="Table1.2">
          <table:table-cell table:style-name="Table1.A1" office:value-type="string">
            <text:p text:style-name="Standard"/>
          </table:table-cell>
          <table:table-cell table:style-name="Table1.A1" office:value-type="string">
            <text:p text:style-name="Standard"><text:tab/> 'pwaEnabled': 'true'</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_dm_gaq.pushEvent = function(trackingId, event, category, label, value, additionalParams = {}) {</text:p>
          </table:table-cell>
        </table:table-row>
        <table:table-row table:style-name="Table1.2">
          <table:table-cell table:style-name="Table1.A1" office:value-type="string">
            <text:p text:style-name="Standard"/>
          </table:table-cell>
          <table:table-cell table:style-name="Table1.A1" office:value-type="string">
            <text:p text:style-name="Standard"><text:tab/> const eventProps = {</text:p>
          </table:table-cell>
        </table:table-row>
        <table:table-row table:style-name="Table1.2">
          <table:table-cell table:style-name="Table1.A1" office:value-type="string">
            <text:p text:style-name="Standard"/>
          </table:table-cell>
          <table:table-cell table:style-name="Table1.A1" office:value-type="string">
            <text:p text:style-name="Standard"><text:tab/><text:tab/> send_to: trackingId,</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category: category,</text:p>
          </table:table-cell>
        </table:table-row>
        <table:table-row table:style-name="Table1.2">
          <table:table-cell table:style-name="Table1.A1" office:value-type="string">
            <text:p text:style-name="Standard"/>
          </table:table-cell>
          <table:table-cell table:style-name="Table1.A1" office:value-type="string">
            <text:p text:style-name="Standard"><text:tab/><text:tab/> event_label: label,</text:p>
          </table:table-cell>
        </table:table-row>
        <table:table-row table:style-name="Table1.2">
          <table:table-cell table:style-name="Table1.A1" office:value-type="string">
            <text:p text:style-name="Standard"/>
          </table:table-cell>
          <table:table-cell table:style-name="Table1.A1" office:value-type="string">
            <text:p text:style-name="Standard"><text:tab/><text:tab/> value,</text:p>
          </table:table-cell>
        </table:table-row>
        <table:table-row table:style-name="Table1.2">
          <table:table-cell table:style-name="Table1.A1" office:value-type="string">
            <text:p text:style-name="Standard"/>
          </table:table-cell>
          <table:table-cell table:style-name="Table1.A1" office:value-type="string">
            <text:p text:style-name="Standard"><text:tab/><text:tab/> ...additionalParams,</text:p>
          </table:table-cell>
        </table:table-row>
        <table:table-row table:style-name="Table1.2">
          <table:table-cell table:style-name="Table1.A1" office:value-type="string">
            <text:p text:style-name="Standard"/>
          </table:table-cell>
          <table:table-cell table:style-name="Table1.A1" office:value-type="string">
            <text:p text:style-name="Standard"><text:tab/><text:tab/> ...(trackingId === 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text:tab/> ? _dm_gaq.gaAggregatedEventAttributes : {})</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tab/> gtag('event', event, eventProps);</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window.dataLayer = window.dataLayer || [];</text:p>
          </table:table-cell>
        </table:table-row>
        <table:table-row table:style-name="Table1.2">
          <table:table-cell table:style-name="Table1.A1" office:value-type="string">
            <text:p text:style-name="Standard"/>
          </table:table-cell>
          <table:table-cell table:style-name="Table1.A1" office:value-type="string">
            <text:p text:style-name="Standard"><text:tab/>function gtag(){dataLayer.push(arguments);}</text:p>
          </table:table-cell>
        </table:table-row>
        <table:table-row table:style-name="Table1.2">
          <table:table-cell table:style-name="Table1.A1" office:value-type="string">
            <text:p text:style-name="Standard"/>
          </table:table-cell>
          <table:table-cell table:style-name="Table1.A1" office:value-type="string">
            <text:p text:style-name="Standard"><text:tab/>gtag('js', new Dat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function pushInsiteImpressions(id) {</text:p>
          </table:table-cell>
        </table:table-row>
        <table:table-row table:style-name="Table1.2">
          <table:table-cell table:style-name="Table1.A1" office:value-type="string">
            <text:p text:style-name="Standard"/>
          </table:table-cell>
          <table:table-cell table:style-name="Table1.A1" office:value-type="string">
            <text:p text:style-name="Standard"><text:tab/> 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_dm_gaq.pushEvent(id, 'insite_impression', 'insite', rule.ruleType + '__' + rule.ruleId);</text:p>
          </table:table-cell>
        </table:table-row>
        <table:table-row table:style-name="Table1.2">
          <table:table-cell table:style-name="Table1.A1" office:value-type="string">
            <text:p text:style-name="Standard"/>
          </table:table-cell>
          <table:table-cell table:style-name="Table1.A1" office:value-type="string">
            <text:p text:style-name="Standard"><text:tab/> });</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systemAggregatedGaqID){</text:p>
          </table:table-cell>
        </table:table-row>
        <text:soft-page-break/>
        <table:table-row table:style-name="Table1.2">
          <table:table-cell table:style-name="Table1.A1" office:value-type="string">
            <text:p text:style-name="Standard"/>
          </table:table-cell>
          <table:table-cell table:style-name="Table1.A1" office:value-type="string">
            <text:p text:style-name="Standard"><text:tab/>// track aggregated account</text:p>
          </table:table-cell>
        </table:table-row>
        <table:table-row table:style-name="Table1.2">
          <table:table-cell table:style-name="Table1.A1" office:value-type="string">
            <text:p text:style-name="Standard"/>
          </table:table-cell>
          <table:table-cell table:style-name="Table1.A1" office:value-type="string">
            <text:p text:style-name="Standard"><text:tab/>gtag('config', '',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custom_map': {'dimension1': 'site_alias', 'dimension2': 'product', 'dimension3': 'dFooter', 'dimension4': 'sitetype'}</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gtag('set', 'developer_id.dMDU5Nj', true);</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text:tab/>_dm_gaq.pushEvent('',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systemAggregated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if(_dm_gaq.externalGaqID &amp;&amp; _dm_gaq.externalGaqID!= '') {</text:p>
          </table:table-cell>
        </table:table-row>
        <table:table-row table:style-name="Table1.2">
          <table:table-cell table:style-name="Table1.A1" office:value-type="string">
            <text:p text:style-name="Standard"/>
          </table:table-cell>
          <table:table-cell table:style-name="Table1.A1" office:value-type="string">
            <text:p text:style-name="Standard"><text:tab/>gtag('config', 'G-Z3VB9S85WM', {</text:p>
          </table:table-cell>
        </table:table-row>
        <table:table-row table:style-name="Table1.2">
          <table:table-cell table:style-name="Table1.A1" office:value-type="string">
            <text:p text:style-name="Standard"/>
          </table:table-cell>
          <table:table-cell table:style-name="Table1.A1" office:value-type="string">
            <text:p text:style-name="Standard"><text:tab/><text:tab/>'send_page_view': false,</text:p>
          </table:table-cell>
        </table:table-row>
        <table:table-row table:style-name="Table1.2">
          <table:table-cell table:style-name="Table1.A1" office:value-type="string">
            <text:p text:style-name="Standard"/>
          </table:table-cell>
          <table:table-cell table:style-name="Table1.A1" office:value-type="string">
            <text:p text:style-name="Standard"><text:tab/><text:tab/>'anonymize_ip': true,</text:p>
          </table:table-cell>
        </table:table-row>
        <table:table-row table:style-name="Table1.2">
          <table:table-cell table:style-name="Table1.A1" office:value-type="string">
            <text:p text:style-name="Standard"/>
          </table:table-cell>
          <table:table-cell table:style-name="Table1.A1" office:value-type="string">
            <text:p text:style-name="Standard"><text:tab/><text:tab/>'transport_type': 'beacon',</text:p>
          </table:table-cell>
        </table:table-row>
        <table:table-row table:style-name="Table1.2">
          <table:table-cell table:style-name="Table1.A1" office:value-type="string">
            <text:p text:style-name="Standard"/>
          </table:table-cell>
          <table:table-cell table:style-name="Table1.A1" office:value-type="string">
            <text:p text:style-name="Standard"><text:tab/><text:tab/>'linker':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omains': ['aprroofing.com']</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tab/>_dm_gaq.pushEvent('G-Z3VB9S85WM', 'page_view');</text:p>
          </table:table-cell>
        </table:table-row>
        <table:table-row table:style-name="Table1.2">
          <table:table-cell table:style-name="Table1.A1" office:value-type="string">
            <text:p text:style-name="Standard"/>
          </table:table-cell>
          <table:table-cell table:style-name="Table1.A1" office:value-type="string">
            <text:p text:style-name="Standard"><text:tab/>pushInsiteImpressions(_dm_gaq.externalGaqID);</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 id="d_track_sp"&gt;</text:p>
          </table:table-cell>
        </table:table-row>
        <table:table-row table:style-name="Table1.2">
          <table:table-cell table:style-name="Table1.A1" office:value-type="string">
            <text:p text:style-name="Standard"/>
          </table:table-cell>
          <table:table-cell table:style-name="Table1.A1" office:value-type="string">
            <text:p text:style-name="Standard">;(function(p,l,o,w,i,n,g){if(!p[i]){p.GlobalSnowplowNamespace=p.GlobalSnowplowNamespace||[];</text:p>
          </table:table-cell>
        </table:table-row>
        <table:table-row table:style-name="Table1.2">
          <table:table-cell table:style-name="Table1.A1" office:value-type="string">
            <text:p text:style-name="Standard"/>
          </table:table-cell>
          <table:table-cell table:style-name="Table1.A1" office:value-type="string">
            <text:p text:style-name="Standard">p.GlobalSnowplowNamespace.push(i);p[i]=function(){(p[i].q=p[i].q||[]).push(arguments)</text:p>
          </table:table-cell>
        </table:table-row>
        <table:table-row table:style-name="Table1.2">
          <table:table-cell table:style-name="Table1.A1" office:value-type="string">
            <text:p text:style-name="Standard"/>
          </table:table-cell>
          <table:table-cell table:style-name="Table1.A1" office:value-type="string">
            <text:p text:style-name="Standard">};p[i].q=p[i].q||[];n=l.createElement(o);g=l.getElementsByTagName(o)[0];n.async=1;</text:p>
          </table:table-cell>
        </table:table-row>
        <table:table-row table:style-name="Table1.2">
          <table:table-cell table:style-name="Table1.A1" office:value-type="string">
            <text:p text:style-name="Standard"/>
          </table:table-cell>
          <table:table-cell table:style-name="Table1.A1" office:value-type="string">
            <text:p text:style-name="Standard">n.src=w;g.parentNode.insertBefore(n,g)}}(window,document,"script","//d32hwlnfiv2gyn.cloudfront.net/sp-2.0.0-dm-0.1.min.js","snowplow"));</text:p>
          </table:table-cell>
        </table:table-row>
        <table:table-row table:style-name="Table1.2">
          <table:table-cell table:style-name="Table1.A1" office:value-type="string">
            <text:p text:style-name="Standard"/>
          </table:table-cell>
          <table:table-cell table:style-name="Table1.A1" office:value-type="string">
            <text:p text:style-name="Standard">window.dmsnowplow = window.snowplow;</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dmsnowplow('newTracker', 'cf', 'd32hwlnfiv2gyn.cloudfront.net', { // Initialise a tracker</text:p>
          </table:table-cell>
        </table:table-row>
        <table:table-row table:style-name="Table1.2">
          <table:table-cell table:style-name="Table1.A1" office:value-type="string">
            <text:p text:style-name="Standard"/>
          </table:table-cell>
          <table:table-cell table:style-name="Table1.A1" office:value-type="string">
            <text:p text:style-name="Standard">appId: '3d72e0e8'</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snowplow queries element styles so we wait until CSS calculations are done.</text:p>
          </table:table-cell>
        </table:table-row>
        <table:table-row table:style-name="Table1.2">
          <table:table-cell table:style-name="Table1.A1" office:value-type="string">
            <text:p text:style-name="Standard"/>
          </table:table-cell>
          <table:table-cell table:style-name="Table1.A1" office:value-type="string">
            <text:p text:style-name="Standard">requestAnimationFrame(() =&gt; {</text:p>
          </table:table-cell>
        </table:table-row>
        <table:table-row table:style-name="Table1.2">
          <table:table-cell table:style-name="Table1.A1" office:value-type="string">
            <text:p text:style-name="Standard"/>
          </table:table-cell>
          <table:table-cell table:style-name="Table1.A1" office:value-type="string">
            <text:p text:style-name="Standard"><text:tab/>dmsnowplow('trackPageView');</text:p>
          </table:table-cell>
        </table:table-row>
        <table:table-row table:style-name="Table1.2">
          <table:table-cell table:style-name="Table1.A1" office:value-type="string">
            <text:p text:style-name="Standard"/>
          </table:table-cell>
          <table:table-cell table:style-name="Table1.A1" office:value-type="string">
            <text:p text:style-name="Standard"><text:tab/>_dm_insite.forEach((rule)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Specifically in popup only the client knows if it is shown or not so we don't always want to track its impression here</text:p>
          </table:table-cell>
        </table:table-row>
        <table:table-row table:style-name="Table1.2">
          <table:table-cell table:style-name="Table1.A1" office:value-type="string">
            <text:p text:style-name="Standard"/>
          </table:table-cell>
          <table:table-cell table:style-name="Table1.A1" office:value-type="string">
            <text:p text:style-name="Standard"><text:tab/><text:tab/>// the tracking is in popup.js</text:p>
          </table:table-cell>
        </table:table-row>
        <table:table-row table:style-name="Table1.2">
          <table:table-cell table:style-name="Table1.A1" office:value-type="string">
            <text:p text:style-name="Standard"/>
          </table:table-cell>
          <table:table-cell table:style-name="Table1.A1" office:value-type="string">
            <text:p text:style-name="Standard"><text:tab/><text:tab/>if (rule.actionName !== "popup")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snowplow('trackStructEvent', 'insite', 'impression', rule.ruleType, rule.ruleId);</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DM.events.trigger('event-ruleTriggered', {value: rule});</text:p>
          </table:table-cell>
        </table:table-row>
        <table:table-row table:style-name="Table1.2">
          <table:table-cell table:style-name="Table1.A1" office:value-type="string">
            <text:p text:style-name="Standard"/>
          </table:table-cell>
          <table:table-cell table:style-name="Table1.A1" office:value-type="string">
            <text:p text:style-name="Standard"><text:tab/><text:tab/>});</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div style="display:none;" id="P6iryBW0Wu"&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hotoswipe markup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Root element of PhotoSwipe. Must have class pswp. --&gt;</text:p>
          </table:table-cell>
        </table:table-row>
        <table:table-row table:style-name="Table1.2">
          <table:table-cell table:style-name="Table1.A1" office:value-type="string">
            <text:p text:style-name="Standard"/>
          </table:table-cell>
          <table:table-cell table:style-name="Table1.A1" office:value-type="string">
            <text:p text:style-name="Standard">&lt;div class="pswp" tabindex="-1" role="dialog" aria-hidden="true"&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Background of PhotoSwipe.</text:p>
          </table:table-cell>
        </table:table-row>
        <table:table-row table:style-name="Table1.2">
          <table:table-cell table:style-name="Table1.A1" office:value-type="string">
            <text:p text:style-name="Standard"/>
          </table:table-cell>
          <table:table-cell table:style-name="Table1.A1" office:value-type="string">
            <text:p text:style-name="Standard">It's a separate element as animating opacity is faster than rgba().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bg"&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Slides wrapper with overflow:hidde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croll-wrap"&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ainer that holds slides.</text:p>
          </table:table-cell>
        </table:table-row>
        <table:table-row table:style-name="Table1.2">
          <table:table-cell table:style-name="Table1.A1" office:value-type="string">
            <text:p text:style-name="Standard"/>
          </table:table-cell>
          <table:table-cell table:style-name="Table1.A1" office:value-type="string">
            <text:p text:style-name="Standard">PhotoSwipe keeps only 3 of them in the DOM to save memory.</text:p>
          </table:table-cell>
        </table:table-row>
        <table:table-row table:style-name="Table1.2">
          <table:table-cell table:style-name="Table1.A1" office:value-type="string">
            <text:p text:style-name="Standard"/>
          </table:table-cell>
          <table:table-cell table:style-name="Table1.A1" office:value-type="string">
            <text:p text:style-name="Standard">Don't modify these 3 pswp__item elements, data is added later on.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ontain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item"&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Default (PhotoSwipeUI_Default) interface on top of sliding area. Can be changed.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ui pswp__ui--hidde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top-bar"&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Controls are self-explanatory. Order can be changed. --&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ounter"&gt;&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close" title="Close (Esc)"&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share" title="Share"&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fs" title="Toggle fullscreen"&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zoom" title="Zoom in/out"&gt;&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 Preloader demo http://codepen.io/dimsemenov/pen/yyBWoR --&gt;</text:p>
          </table:table-cell>
        </table:table-row>
        <table:table-row table:style-name="Table1.2">
          <table:table-cell table:style-name="Table1.A1" office:value-type="string">
            <text:p text:style-name="Standard"/>
          </table:table-cell>
          <table:table-cell table:style-name="Table1.A1" office:value-type="string">
            <text:p text:style-name="Standard">&lt;!-- element will get class pswp__preloader--active when preloader is running --&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ic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cut"&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preloader__donut"&gt;&lt;/div&gt;</text:p>
          </table:table-cell>
        </table:table-row>
        <text:soft-page-break/>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share-modal pswp__share-modal--hidden pswp__single-tap"&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share-tooltip"&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left" title="Previous (arrow lef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button class="pswp__button pswp__button--arrow--right" title="Next (arrow right)"&gt;</text:p>
          </table:table-cell>
        </table:table-row>
        <table:table-row table:style-name="Table1.2">
          <table:table-cell table:style-name="Table1.A1" office:value-type="string">
            <text:p text:style-name="Standard"/>
          </table:table-cell>
          <table:table-cell table:style-name="Table1.A1" office:value-type="string">
            <text:p text:style-name="Standard">&lt;/button&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gt;</text:p>
          </table:table-cell>
        </table:table-row>
        <table:table-row table:style-name="Table1.2">
          <table:table-cell table:style-name="Table1.A1" office:value-type="string">
            <text:p text:style-name="Standard"/>
          </table:table-cell>
          <table:table-cell table:style-name="Table1.A1" office:value-type="string">
            <text:p text:style-name="Standard">&lt;div class="pswp__caption__center"&gt;&lt;/div&gt;</text:p>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lt;/div&gt;</text:p>
          </table:table-cell>
        </table:table-row>
        <table:table-row table:style-name="Table1.2">
          <table:table-cell table:style-name="Table1.A1" office:value-type="string">
            <text:p text:style-name="Standard"/>
          </table:table-cell>
          <table:table-cell table:style-name="Table1.A1" office:value-type="string">
            <text:p text:style-name="Standard">&lt;div id="fb-root"</text:p>
          </table:table-cell>
        </table:table-row>
        <table:table-row table:style-name="Table1.2">
          <table:table-cell table:style-name="Table1.A1" office:value-type="string">
            <text:p text:style-name="Standard"/>
          </table:table-cell>
          <table:table-cell table:style-name="Table1.A1" office:value-type="string">
            <text:p text:style-name="Standard">data-locale="en"&gt;&lt;/div&gt;</text:p>
          </table:table-cell>
        </table:table-row>
        <table:table-row table:style-name="Table1.2">
          <table:table-cell table:style-name="Table1.A1" office:value-type="string">
            <text:p text:style-name="Standard"/>
          </table:table-cell>
          <table:table-cell table:style-name="Table1.A1" office:value-type="string">
            <text:p text:style-name="Standard">&lt;!-- Alias: 3d72e0e8 --&gt;</text:p>
          </table:table-cell>
        </table:table-row>
        <table:table-row table:style-name="Table1.2">
          <table:table-cell table:style-name="Table1.A1" office:value-type="string">
            <text:p text:style-name="Standard"/>
          </table:table-cell>
          <table:table-cell table:style-name="Table1.A1" office:value-type="string">
            <text:p text:style-name="Standard">&lt;div class="dmPopupMask" id="dmPopupMask"&gt;&lt;/div&gt;</text:p>
          </table:table-cell>
        </table:table-row>
        <table:table-row table:style-name="Table1.2">
          <table:table-cell table:style-name="Table1.A1" office:value-type="string">
            <text:p text:style-name="Standard"/>
          </table:table-cell>
          <table:table-cell table:style-name="Table1.A1" office:value-type="string">
            <text:p text:style-name="Standard">&lt;div id="dmPopup" class="dmPopup"&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CloseWrapper"&gt; &lt;div class="dmPopupClose dm-common-icons-close oneIcon" onclick="dmHidePopup(event);"&gt;&lt;/div&gt; &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mPopupTitle"&gt; &lt;span&gt;&lt;/span&gt; Share by:&lt;/div&gt;</text:p>
          </table:table-cell>
        </table:table-row>
        <table:table-row table:style-name="Table1.2">
          <table:table-cell table:style-name="Table1.A1" office:value-type="string">
            <text:p text:style-name="Standard"/>
          </table:table-cell>
          <table:table-cell table:style-name="Table1.A1" office:value-type="string">
            <text:p text:style-name="Standard"><text:tab/>&lt;div class="data"&gt;&lt;/div&gt;</text:p>
          </table:table-cell>
        </table:table-row>
        <table:table-row table:style-name="Table1.2">
          <table:table-cell table:style-name="Table1.A1" office:value-type="string">
            <text:p text:style-name="Standard"/>
          </table:table-cell>
          <table:table-cell table:style-name="Table1.A1" office:value-type="string">
            <text:p text:style-name="Standard">&lt;/div&gt;&lt;script id="d_track_personalization"&gt;</text:p>
          </table:table-cell>
        </table:table-row>
        <table:table-row table:style-name="Table1.2">
          <table:table-cell table:style-name="Table1.A1" office:value-type="string">
            <text:p text:style-name="Standard"/>
          </table:table-cell>
          <table:table-cell table:style-name="Table1.A1" office:value-type="string">
            <text:p text:style-name="Standard"><text:tab/>window?.waitForDeferred?.('dmAjax', () =&gt; {</text:p>
          </table:table-cell>
        </table:table-row>
        <table:table-row table:style-name="Table1.2">
          <table:table-cell table:style-name="Table1.A1" office:value-type="string">
            <text:p text:style-name="Standard"/>
          </table:table-cell>
          <table:table-cell table:style-name="Table1.A1" office:value-type="string">
            <text:p text:style-name="Standard"><text:tab/><text:tab/>// Collects client data and updates cookies used by smart sites</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expireDays = 365;</text:p>
          </table:table-cell>
        </table:table-row>
        <table:table-row table:style-name="Table1.2">
          <table:table-cell table:style-name="Table1.A1" office:value-type="string">
            <text:p text:style-name="Standard"/>
          </table:table-cell>
          <table:table-cell table:style-name="Table1.A1" office:value-type="string">
            <text:p text:style-name="Standard"><text:tab/><text:tab/>window.visitLength = 30 * 60000;</text:p>
          </table:table-cell>
        </table:table-row>
        <table:table-row table:style-name="Table1.2">
          <table:table-cell table:style-name="Table1.A1" office:value-type="string">
            <text:p text:style-name="Standard"/>
          </table:table-cell>
          <table:table-cell table:style-name="Table1.A1" office:value-type="string">
            <text:p text:style-name="Standard"><text:tab/><text:tab/>$.setCookie("dm_timezone_offset", (new Date()).getTimezoneOffset(), window.expireDays);</text:p>
          </table:table-cell>
        </table:table-row>
        <table:table-row table:style-name="Table1.2">
          <table:table-cell table:style-name="Table1.A1" office:value-type="string">
            <text:p text:style-name="Standard"/>
          </table:table-cell>
          <table:table-cell table:style-name="Table1.A1" office:value-type="string">
            <text:p text:style-name="Standard"><text:tab/><text:tab/><text:tab/>setSmartSiteCookiesInternal("dm_this_page_view","dm_last_page_view","dm_total_visits","dm_last_visit");</text:p>
          </table:table-cell>
        </table:table-row>
        <table:table-row table:style-name="Table1.2">
          <table:table-cell table:style-name="Table1.A1" office:value-type="string">
            <text:p text:style-name="Standard"/>
          </table:table-cell>
          <table:table-cell table:style-name="Table1.A1" office:value-type="string">
            <text:p text:style-name="Standard"><text:tab/>});</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script type="text/javascript"&gt;</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MoreButtonText = 'MORE';</text:p>
          </table:table-cell>
        </table:table-row>
        <table:table-row table:style-name="Table1.6">
          <table:table-cell table:style-name="Table1.A1" office:value-type="string">
            <text:p text:style-name="Standard"/>
          </table:table-cell>
          <table:table-cell table:style-name="Table1.A1" office:value-type="string">
            <text:p text:style-name="Standard"/>
          </table:table-cell>
        </table:table-row>
        <table:table-row table:style-name="Table1.2">
          <table:table-cell table:style-name="Table1.A1" office:value-type="string">
            <text:p text:style-name="Standard"/>
          </table:table-cell>
          <table:table-cell table:style-name="Table1.A1" office:value-type="string">
            <text:p text:style-name="Standard">Parameters.NavigationAreaParams.LessButtonText = 'LESS';</text:p>
          </table:table-cell>
        </table:table-row>
        <table:table-row table:style-name="Table1.2">
          <table:table-cell table:style-name="Table1.A1" office:value-type="string">
            <text:p text:style-name="Standard"/>
          </table:table-cell>
          <table:table-cell table:style-name="Table1.A1" office:value-type="string">
            <text:p text:style-name="Standard">Parameters.HomeLinkText = 'Home';</text:p>
          </table:table-cell>
        </table:table-row>
        <table:table-row table:style-name="Table1.2">
          <table:table-cell table:style-name="Table1.A1" office:value-type="string">
            <text:p text:style-name="Standard"/>
          </table:table-cell>
          <table:table-cell table:style-name="Table1.A1" office:value-type="string">
            <text:p text:style-name="Standard">&lt;/script&gt;</text:p>
          </table:table-cell>
        </table:table-row>
        <table:table-row table:style-name="Table1.2">
          <table:table-cell table:style-name="Table1.A1" office:value-type="string">
            <text:p text:style-name="Standard"/>
          </table:table-cell>
          <table:table-cell table:style-name="Table1.A1" office:value-type="string">
            <text:p text:style-name="Standard">&lt;!-- End Script tags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 Site Wide Html Markup --&gt;</text:p>
          </table:table-cell>
        </table:table-row>
        <table:table-row table:style-name="Table1.2">
          <table:table-cell table:style-name="Table1.A1" office:value-type="string">
            <text:p text:style-name="Standard"/>
          </table:table-cell>
          <table:table-cell table:style-name="Table1.A1" office:value-type="string">
            <text:p text:style-name="Standard">&lt;/body&gt;</text:p>
          </table:table-cell>
        </table:table-row>
        <table:table-row table:style-name="Table1.2">
          <table:table-cell table:style-name="Table1.A1" office:value-type="string">
            <text:p text:style-name="Standard"/>
          </table:table-cell>
          <table:table-cell table:style-name="Table1.A1" office:value-type="string">
            <text:p text:style-name="Standard">&lt;/html&g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75" meta:paragraph-count="3597" meta:word-count="11347" meta:character-count="145510" meta:non-whitespace-character-count="136323"/>
    <meta:generator>LibreOfficeDev/6.0.5.2$Linux_X86_64 LibreOffice_project/</meta:generator>
  </office:meta>
</office:document-meta>
</file>